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15" style:family="table">
      <style:table-properties style:width="6.6847in" fo:margin-left="0.0063in" fo:margin-right="0.0021in" table:align="margins" style:may-break-between-rows="false" style:writing-mode="lr-tb"/>
    </style:style>
    <style:style style:name="t15.A" style:family="table-column">
      <style:table-column-properties style:column-width="0.8007in" style:rel-column-width="7849*"/>
    </style:style>
    <style:style style:name="t15.B" style:family="table-column">
      <style:table-column-properties style:column-width="0.5056in" style:rel-column-width="4956*"/>
    </style:style>
    <style:style style:name="t15.C" style:family="table-column">
      <style:table-column-properties style:column-width="0.5146in" style:rel-column-width="5044*"/>
    </style:style>
    <style:style style:name="t15.H" style:family="table-column">
      <style:table-column-properties style:column-width="0.7in" style:rel-column-width="6862*"/>
    </style:style>
    <style:style style:name="t15.K" style:family="table-column">
      <style:table-column-properties style:column-width="0.7063in" style:rel-column-width="6924*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3125in"/>
    </style:style>
    <style:style style:name="t15.A5" style:family="table-cell">
      <style:table-cell-properties fo:padding="0.0201in" fo:border-left="0.0347in solid #000000" fo:border-right="none" fo:border-top="none" fo:border-bottom="0.0007in solid #000000"/>
    </style:style>
    <style:style style:name="t1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201in" fo:border-left="0.0347in solid #000000" fo:border-right="none" fo:border-top="none" fo:border-bottom="0.0347in solid #000000"/>
    </style:style>
    <style:style style:name="t15.B9" style:family="table-cell">
      <style:table-cell-properties fo:padding="0.0201in" fo:border-left="0.0007in solid #000000" fo:border-right="none" fo:border-top="none" fo:border-bottom="0.0347in solid #000000"/>
    </style:style>
    <style:style style:name="t16" style:family="table">
      <style:table-properties style:width="6.6903in" table:align="center" style:may-break-between-rows="false" style:writing-mode="lr-tb"/>
    </style:style>
    <style:style style:name="t16.A" style:family="table-column">
      <style:table-column-properties style:column-width="0.8236in"/>
    </style:style>
    <style:style style:name="t16.B" style:family="table-column">
      <style:table-column-properties style:column-width="0.5118in"/>
    </style:style>
    <style:style style:name="t16.D" style:family="table-column">
      <style:table-column-properties style:column-width="0.5111in"/>
    </style:style>
    <style:style style:name="t16.E" style:family="table-column">
      <style:table-column-properties style:column-width="0.5028in"/>
    </style:style>
    <style:style style:name="t16.H" style:family="table-column">
      <style:table-column-properties style:column-width="0.7014in"/>
    </style:style>
    <style:style style:name="t16.I" style:family="table-column">
      <style:table-column-properties style:column-width="0.7007in"/>
    </style:style>
    <style:style style:name="t16.K" style:family="table-column">
      <style:table-column-properties style:column-width="0.7028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B5" style:family="table-cell">
      <style:table-cell-properties fo:padding="0.0382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9" style:family="table-cell">
      <style:table-cell-properties fo:padding="0.0382in" fo:border-left="0.0347in solid #000000" fo:border-right="none" fo:border-top="none" fo:border-bottom="0.0347in solid #000000"/>
    </style:style>
    <style:style style:name="t16.B9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6.6799in" fo:margin-left="0.0097in" fo:margin-right="0.0035in" table:align="margins" style:may-break-between-rows="false" style:writing-mode="lr-tb"/>
    </style:style>
    <style:style style:name="t17.A" style:family="table-column">
      <style:table-column-properties style:column-width="0.8215in" style:rel-column-width="8059*"/>
    </style:style>
    <style:style style:name="t17.B" style:family="table-column">
      <style:table-column-properties style:column-width="0.5097in" style:rel-column-width="5000*"/>
    </style:style>
    <style:style style:name="t17.H" style:family="table-column">
      <style:table-column-properties style:column-width="0.7in" style:rel-column-width="6867*"/>
    </style:style>
    <style:style style:name="t17.K" style:family="table-column">
      <style:table-column-properties style:column-width="0.7007in" style:rel-column-width="6875*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B5" style:family="table-cell">
      <style:table-cell-properties fo:padding="0.0382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0" style:family="table">
      <style:table-properties style:width="6.6806in" table:align="center" style:may-break-between-rows="false" style:writing-mode="lr-tb"/>
    </style:style>
    <style:style style:name="t0.A" style:family="table-column">
      <style:table-column-properties style:column-width="0.8215in"/>
    </style:style>
    <style:style style:name="t0.B" style:family="table-column">
      <style:table-column-properties style:column-width="0.5097in"/>
    </style:style>
    <style:style style:name="t0.H" style:family="table-column">
      <style:table-column-properties style:column-width="0.7in"/>
    </style:style>
    <style:style style:name="t0.K" style:family="table-column">
      <style:table-column-properties style:column-width="0.7007in"/>
    </style:style>
    <style:style style:name="t0.1" style:family="table-row">
      <style:table-row-properties style:min-row-height="0.3063in"/>
    </style:style>
    <style:style style:name="t0.A1" style:family="table-cell">
      <style:table-cell-properties style:vertical-align="bottom"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382in" fo:border-left="0.0347in solid #000000" fo:border-right="none" fo:border-top="none" fo:border-bottom="0.0007in solid #000000"/>
    </style:style>
    <style:style style:name="t0.B5" style:family="table-cell">
      <style:table-cell-properties fo:padding="0.0382in" fo:border-left="0.0007in solid #000000" fo:border-right="none" fo:border-top="none" fo:border-bottom="0.0007in solid #000000"/>
    </style:style>
    <style:style style:name="t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382in" fo:border-left="0.0347in solid #000000" fo:border-right="none" fo:border-top="none" fo:border-bottom="0.0347in solid #000000"/>
    </style:style>
    <style:style style:name="t0.B12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08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14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B5" style:family="table-cell">
      <style:table-cell-properties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382in" fo:border-left="0.0347in solid #000000" fo:border-right="none" fo:border-top="none" fo:border-bottom="0.0347in solid #000000"/>
    </style:style>
    <style:style style:name="t1.B9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B5" style:family="table-cell">
      <style:table-cell-properties fo:padding="0.0382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382in" fo:border-left="0.0347in solid #000000" fo:border-right="none" fo:border-top="none" fo:border-bottom="0.0347in solid #000000"/>
    </style:style>
    <style:style style:name="t2.B13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B5" style:family="table-cell">
      <style:table-cell-properties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B5" style:family="table-cell">
      <style:table-cell-properties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B5" style:family="table-cell">
      <style:table-cell-properties fo:padding="0.0382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382in" fo:border-left="0.0347in solid #000000" fo:border-right="none" fo:border-top="none" fo:border-bottom="0.0347in solid #000000"/>
    </style:style>
    <style:style style:name="t5.B9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B5" style:family="table-cell">
      <style:table-cell-properties fo:padding="0.0382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382in" fo:border-left="0.0347in solid #000000" fo:border-right="none" fo:border-top="none" fo:border-bottom="0.0347in solid #000000"/>
    </style:style>
    <style:style style:name="t6.B12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B5" style:family="table-cell">
      <style:table-cell-properties fo:padding="0.0382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B5" style:family="table-cell">
      <style:table-cell-properties fo:padding="0.0382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382in" fo:border-left="0.0347in solid #000000" fo:border-right="none" fo:border-top="none" fo:border-bottom="0.0347in solid #000000"/>
    </style:style>
    <style:style style:name="t8.B13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2833in"/>
    </style:style>
    <style:style style:name="t9.B" style:family="table-column">
      <style:table-column-properties style:column-width="0.8118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833in" fo:margin-left="0in" fo:margin-right="0.0097in" table:align="margins" style:may-break-between-rows="false" style:writing-mode="lr-tb"/>
    </style:style>
    <style:style style:name="t10.A" style:family="table-column">
      <style:table-column-properties style:column-width="2.2583in" style:rel-column-width="22144*"/>
    </style:style>
    <style:style style:name="t10.B" style:family="table-column">
      <style:table-column-properties style:column-width="0.7236in" style:rel-column-width="7095*"/>
    </style:style>
    <style:style style:name="t10.C" style:family="table-column">
      <style:table-column-properties style:column-width="0.9257in" style:rel-column-width="9077*"/>
    </style:style>
    <style:style style:name="t10.F" style:family="table-column">
      <style:table-column-properties style:column-width="0.9243in" style:rel-column-width="9065*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8" style:family="table-row">
      <style:table-row-properties style:min-row-height="0.3431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764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6257in"/>
    </style:style>
    <style:style style:name="t11.H" style:family="table-column">
      <style:table-column-properties style:column-width="0.7in"/>
    </style:style>
    <style:style style:name="t11.J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C3" style:family="table-cell">
      <style:table-cell-properties fo:padding="0in" fo:border-left="0.0007in solid #000000" fo:border-right="none" fo:border-top="none" fo:border-bottom="0.0007in solid #000000"/>
    </style:style>
    <style:style style:name="t11.4" style:family="table-row">
      <style:table-row-properties style:min-row-height="0.3528in"/>
    </style:style>
    <style:style style:name="t1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1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1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1.C5" style:family="table-cell">
      <style:table-cell-properties fo:padding="0.0382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1.A6" style:family="table-cell">
      <style:table-cell-properties fo:padding="0.0382in" fo:border-left="0.0347in solid #000000" fo:border-right="none" fo:border-top="none" fo:border-bottom="0.0007in solid #000000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1.C8" style:family="table-cell">
      <style:table-cell-properties fo:padding="0.0382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64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694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2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2.C5" style:family="table-cell">
      <style:table-cell-properties fo:padding="0.0382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2.B8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2.C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3.C5" style:family="table-cell">
      <style:table-cell-properties fo:padding="0.0382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10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3.B10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3.C10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4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4.C5" style:family="table-cell">
      <style:table-cell-properties fo:padding="0.0382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4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4.C9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 style:writing-mode="lr-tb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B5" style:family="table-cell">
      <style:table-cell-properties fo:padding="0.0382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6264in"/>
    </style:style>
    <style:style style:name="t19.H" style:family="table-column">
      <style:table-column-properties style:column-width="0.7in"/>
    </style:style>
    <style:style style:name="t19.J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C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9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9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9.C5" style:family="table-cell">
      <style:table-cell-properties fo:padding="0.0382in" fo:border-left="0.0007in solid #000000" fo:border-right="none" fo:border-top="none" fo:border-bottom="0.0007in solid #000000"/>
    </style:style>
    <style:style style:name="t19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9.B9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9.C9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3417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20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20.C5" style:family="table-cell">
      <style:table-cell-properties fo:padding="0.0382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20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20.C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5097in"/>
    </style:style>
    <style:style style:name="t21.H" style:family="table-column">
      <style:table-column-properties style:column-width="0.7in"/>
    </style:style>
    <style:style style:name="t21.K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B5" style:family="table-cell">
      <style:table-cell-properties fo:padding="0.0382in" fo:border-left="0.0007in solid #000000" fo:border-right="none" fo:border-top="none" fo:border-bottom="0.0007in solid #000000"/>
    </style:style>
    <style:style style:name="t2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382in" fo:border-left="0.0347in solid #000000" fo:border-right="none" fo:border-top="none" fo:border-bottom="0.0347in solid #000000"/>
    </style:style>
    <style:style style:name="t21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P9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3" style:family="paragraph" style:parent-style-name="Standard"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9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5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6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7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28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9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text-underline-style="solid" style:text-underline-width="auto" style:text-underline-color="font-color" style:letter-kerning="true" style:font-name-asian="SimSun1" style:font-size-asian="12pt" style:language-asian="hi" style:country-asian="IN" style:font-name-complex="Arial" style:font-size-complex="12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2pt" fo:language="en" fo:country="US" style:letter-kerning="true" style:font-name-asian="SimSun1" style:font-size-asian="12pt" style:language-asian="hi" style:country-asian="IN" style:font-name-complex="Times New Roman" style:font-size-complex="12pt" style:language-complex="hi" style:country-complex="IN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Arial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4" style:family="paragraph" style:parent-style-name="Text_20_body">
      <style:paragraph-properties fo:text-align="center" style:justify-single-word="false"/>
    </style:style>
    <style:style style:name="P45" style:family="paragraph" style:parent-style-name="Text_20_body">
      <style:text-properties style:font-name="Arial" fo:font-size="10pt" style:font-size-asian="10pt" style:font-name-complex="Ari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3pt" fo:language="en" fo:country="US" fo:font-weight="bold" style:font-size-asian="13pt" style:font-weight-asian="bold" style:font-name-complex="Arial" style:font-size-complex="13pt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Times New Roman" fo:font-size="10pt" style:font-size-asian="10pt" style:font-size-complex="10pt"/>
    </style:style>
    <style:style style:name="P5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4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56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57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58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59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60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1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63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fo:font-size="10pt" style:font-size-asian="10pt" style:font-size-complex="10pt"/>
    </style:style>
    <style:style style:name="P65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66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6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68" style:family="paragraph" style:parent-style-name="Standard" style:master-page-name="First_20_Page">
      <style:paragraph-properties fo:text-align="center" style:justify-single-word="false" style:page-number="auto"/>
      <style:text-properties style:font-name="Arial" style:font-name-complex="Arial"/>
    </style:style>
    <style:style style:name="P69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70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71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4" style:family="paragraph" style:parent-style-name="Heading_20_2">
      <style:text-properties style:font-name="Arial" fo:font-size="10pt" style:font-size-asian="10pt" style:font-size-complex="10pt"/>
    </style:style>
    <style:style style:name="P75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/>
    </style:style>
    <style:style style:name="T3" style:family="text">
      <style:text-properties style:font-name="Arial" fo:language="en" fo:country="US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font-name-complex="Symbol1"/>
    </style:style>
    <style:style style:name="T5" style:family="text">
      <style:text-properties style:font-name="Arial" fo:language="en" fo:country="US" fo:font-weight="normal" style:font-weight-asian="normal" style:font-name-complex="Arial" style:font-weight-complex="normal"/>
    </style:style>
    <style:style style:name="T6" style:family="text">
      <style:text-properties style:font-name="Arial" fo:language="en" fo:country="US" fo:font-weight="normal" style:font-name-asian="Times New Roman" style:font-weight-asian="normal" style:font-name-complex="Symbol" style:font-weight-complex="normal"/>
    </style:style>
    <style:style style:name="T7" style:family="text">
      <style:text-properties style:font-name="Arial"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8" style:family="text">
      <style:text-properties style:font-name="Arial" fo:language="en" fo:country="US" fo:font-weight="normal" style:font-name-asian="Arial" style:font-weight-asian="normal" style:font-name-complex="Arial" style:font-weight-complex="normal"/>
    </style:style>
    <style:style style:name="T9" style:family="text">
      <style:text-properties style:font-name="Arial" fo:language="ru" fo:country="RU" fo:font-weight="bold" style:font-weight-asian="bold" style:font-name-complex="Arial" style:font-weight-complex="bold"/>
    </style:style>
    <style:style style:name="T10" style:family="text">
      <style:text-properties style:font-name="Arial"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14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6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7" style:family="text">
      <style:text-properties style:font-name="Arial" fo:font-size="10pt" fo:language="en" fo:country="US" style:font-size-asian="10pt" style:font-name-complex="Arial"/>
    </style:style>
    <style:style style:name="T18" style:family="text">
      <style:text-properties style:font-name="Arial" fo:font-size="10pt" fo:language="en" fo:country="US" style:font-size-asian="10pt" style:font-name-complex="Arial" style:font-size-complex="10pt"/>
    </style:style>
    <style:style style:name="T1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20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font-style-asian="italic" style:font-name-complex="Symbol1" style:font-style-complex="italic"/>
    </style:style>
    <style:style style:name="T25" style:family="text">
      <style:text-properties fo:language="en" fo:country="US" fo:font-style="italic" style:font-style-asian="italic" style:font-name-complex="Tahoma" style:font-style-complex="italic"/>
    </style:style>
    <style:style style:name="T26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27" style:family="text">
      <style:text-properties fo:language="en" fo:country="US" style:text-underline-style="solid" style:text-underline-width="auto" style:text-underline-color="font-color"/>
    </style:style>
    <style:style style:name="T28" style:family="text">
      <style:text-properties fo:language="en" fo:country="US" style:text-underline-style="solid" style:text-underline-width="auto" style:text-underline-color="font-color" style:font-name-complex="Arial"/>
    </style:style>
    <style:style style:name="T29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30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1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32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33" style:family="text">
      <style:text-properties fo:language="en" fo:country="US" style:font-weight-complex="bold"/>
    </style:style>
    <style:style style:name="T34" style:family="text">
      <style:text-properties fo:language="en" fo:country="US" style:font-name-asian="Symbol1" style:font-name-complex="Symbol1" style:font-weight-complex="bold"/>
    </style:style>
    <style:style style:name="T35" style:family="text">
      <style:text-properties fo:language="en" fo:country="US" style:font-name-complex="Symbol1"/>
    </style:style>
    <style:style style:name="T36" style:family="text">
      <style:text-properties fo:language="en" fo:country="US" style:font-name-complex="Symbol1" style:font-weight-complex="bold"/>
    </style:style>
    <style:style style:name="T37" style:family="text">
      <style:text-properties fo:language="en" fo:country="US" style:font-name-complex="Arial"/>
    </style:style>
    <style:style style:name="T38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9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40" style:family="text">
      <style:text-properties style:font-name="Symbol" fo:font-size="10pt" fo:language="en" fo:country="US" style:text-underline-style="solid" style:text-underline-width="auto" style:text-underline-color="font-color" style:font-size-asian="10pt" style:font-name-complex="Symbol" style:font-size-complex="10pt"/>
    </style:style>
    <style:style style:name="T41" style:family="text">
      <style:text-properties style:font-name="Symbol" fo:language="en" fo:country="US" style:font-name-complex="Symbol"/>
    </style:style>
    <style:style style:name="T42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3" style:family="text">
      <style:text-properties style:text-position="super 58%"/>
    </style:style>
    <style:style style:name="T44" style:family="text">
      <style:text-properties style:text-position="super 58%" style:text-underline-style="none"/>
    </style:style>
    <style:style style:name="T45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style:text-position="super 58%" fo:language="en" fo:country="US" fo:font-style="italic" style:font-style-asian="italic" style:font-style-complex="italic"/>
    </style:style>
    <style:style style:name="T47" style:family="text">
      <style:text-properties style:text-position="super 58%" style:font-name="Arial"/>
    </style:style>
    <style:style style:name="T48" style:family="text">
      <style:text-properties style:text-position="super 58%" style:font-name="Times New Roman1"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name-complex="Symbol1" style:font-style-complex="italic"/>
    </style:style>
    <style:style style:name="T51" style:family="text">
      <style:text-properties style:text-position="sub 58%"/>
    </style:style>
    <style:style style:name="T52" style:family="text">
      <style:text-properties style:text-position="sub 58%" fo:language="en" fo:country="US"/>
    </style:style>
    <style:style style:name="T53" style:family="text">
      <style:text-properties style:text-position="sub 58%" fo:language="en" fo:country="US" fo:font-style="italic" style:font-style-asian="italic" style:font-style-complex="italic"/>
    </style:style>
    <style:style style:name="T54" style:family="text">
      <style:text-properties style:text-position="sub 58%" fo:language="en" fo:country="US" fo:font-style="italic" style:font-style-asian="italic" style:font-name-complex="Symbol1" style:font-style-complex="italic"/>
    </style:style>
    <style:style style:name="T55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56" style:family="text">
      <style:text-properties style:text-position="sub 58%" style:font-name="Times New Roman1" fo:language="ru" fo:country="RU" fo:font-style="normal" style:font-style-asian="normal" style:font-name-complex="Tahoma" style:font-style-complex="normal"/>
    </style:style>
    <style:style style:name="T5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8" style:family="text">
      <style:text-properties style:text-position="sub 58%" style:font-name="Times New Roman1" fo:language="en" fo:country="US" fo:font-style="italic" style:font-style-asian="italic" style:font-name-complex="Tahoma" style:font-style-complex="italic"/>
    </style:style>
    <style:style style:name="T59" style:family="text">
      <style:text-properties style:text-position="sub 58%" style:font-name="Times New Roman"/>
    </style:style>
    <style:style style:name="T60" style:family="text">
      <style:text-properties style:text-position="sub 58%" style:font-name="Times New Roman" fo:language="en" fo:country="US"/>
    </style:style>
    <style:style style:name="T6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62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3" style:family="text">
      <style:text-properties style:text-position="sub 58%" fo:font-style="italic" style:font-style-asian="italic" style:font-style-complex="italic"/>
    </style:style>
    <style:style style:name="T64" style:family="text">
      <style:text-properties fo:language="ru" fo:country="RU"/>
    </style:style>
    <style:style style:name="T65" style:family="text">
      <style:text-properties fo:language="ru" fo:country="RU" fo:font-style="italic" style:font-style-asian="italic" style:font-name-complex="Tahoma" style:font-style-complex="italic"/>
    </style:style>
    <style:style style:name="T66" style:family="text">
      <style:text-properties style:font-name="Times New Roman1" fo:font-style="italic" style:font-style-asian="italic" style:font-style-complex="italic"/>
    </style:style>
    <style:style style:name="T67" style:family="text">
      <style:text-properties style:font-name="Times New Roman1" fo:language="ru" fo:country="RU" fo:font-style="italic" style:font-style-asian="italic" style:font-style-complex="italic"/>
    </style:style>
    <style:style style:name="T68" style:family="text">
      <style:text-properties style:font-name="Times New Roman1" fo:language="ru" fo:country="RU" fo:font-style="italic" style:font-style-asian="italic" style:font-name-complex="Tahoma" style:font-style-complex="italic"/>
    </style:style>
    <style:style style:name="T69" style:family="text">
      <style:text-properties style:font-name="Times New Roman1" fo:language="en" fo:country="US" fo:font-style="normal" style:font-style-asian="normal" style:font-style-complex="normal"/>
    </style:style>
    <style:style style:name="T70" style:family="text">
      <style:text-properties style:font-name="Times New Roman"/>
    </style:style>
    <style:style style:name="T71" style:family="text">
      <style:text-properties style:font-name="Times New Roman" fo:language="en" fo:country="US" fo:background-color="transparent"/>
    </style:style>
    <style:style style:name="T72" style:family="text">
      <style:text-properties style:font-name="Times New Roman" style:font-name-complex="Symbol1"/>
    </style:style>
    <style:style style:name="T73" style:family="text">
      <style:text-properties style:text-position="0% 100%"/>
    </style:style>
    <style:style style:name="T74" style:family="text">
      <style:text-properties style:text-position="0% 100%" style:font-name-asian="Times New Roman" style:font-name-complex="Times New Roman"/>
    </style:style>
    <style:style style:name="T75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6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77" style:family="text">
      <style:text-properties style:text-position="0% 100%" style:text-underline-style="none"/>
    </style:style>
    <style:style style:name="T7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8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81" style:family="text">
      <style:text-properties style:text-position="0% 100%" fo:language="en" fo:country="US" fo:font-style="italic" style:font-style-asian="italic" style:font-style-complex="italic"/>
    </style:style>
    <style:style style:name="T82" style:family="text">
      <style:text-properties style:text-position="0% 100%" fo:language="en" fo:country="US" fo:font-style="normal" style:font-style-asian="normal" style:font-style-complex="normal"/>
    </style:style>
    <style:style style:name="T83" style:family="text">
      <style:text-properties style:text-position="0% 100%" fo:language="ru" fo:country="RU" fo:font-style="normal" style:font-style-asian="normal" style:font-style-complex="normal"/>
    </style:style>
    <style:style style:name="T84" style:family="text">
      <style:text-properties style:text-position="0% 100%" fo:font-style="normal" style:font-style-asian="normal" style:font-style-complex="normal"/>
    </style:style>
    <style:style style:name="T85" style:family="text">
      <style:text-properties style:font-name-complex="Tahoma"/>
    </style:style>
    <style:style style:name="T86" style:family="text">
      <style:text-properties style:use-window-font-color="true"/>
    </style:style>
    <style:style style:name="T87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90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91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92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93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4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5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96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7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8" style:family="text">
      <style:text-properties style:use-window-font-color="true" style:text-position="super 58%"/>
    </style:style>
    <style:style style:name="T99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00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101" style:family="text">
      <style:text-properties style:use-window-font-color="true" style:text-position="super 58%" fo:language="en" fo:country="US" style:font-name-complex="Times New Roman"/>
    </style:style>
    <style:style style:name="T102" style:family="text">
      <style:text-properties style:use-window-font-color="true" style:text-position="super 58%" style:text-underline-style="solid" style:text-underline-width="auto" style:text-underline-color="font-color"/>
    </style:style>
    <style:style style:name="T103" style:family="text">
      <style:text-properties style:use-window-font-color="true" style:text-position="0% 100%"/>
    </style:style>
    <style:style style:name="T104" style:family="text">
      <style:text-properties style:use-window-font-color="true" style:text-position="0% 100%" fo:language="en" fo:country="US"/>
    </style:style>
    <style:style style:name="T105" style:family="text">
      <style:text-properties style:use-window-font-color="true" style:text-position="0% 100%" fo:language="en" fo:country="US" style:font-name-asian="Symbol1" style:font-name-complex="Symbol1"/>
    </style:style>
    <style:style style:name="T106" style:family="text">
      <style:text-properties style:use-window-font-color="true" style:text-position="0% 100%" fo:language="en" fo:country="US" style:font-name-complex="Times New Roman"/>
    </style:style>
    <style:style style:name="T107" style:family="text">
      <style:text-properties style:use-window-font-color="true" style:text-position="0% 100%" fo:language="en" fo:country="US" style:font-name-complex="Symbol1"/>
    </style:style>
    <style:style style:name="T108" style:family="text">
      <style:text-properties style:use-window-font-color="true" style:text-position="0% 100%" style:font-name="Symbol1" fo:language="en" fo:country="US" style:font-name-complex="Symbol1"/>
    </style:style>
    <style:style style:name="T109" style:family="text">
      <style:text-properties style:use-window-font-color="true" style:text-position="0% 100%" style:font-name="Arial" fo:language="en" fo:country="US" style:font-name-complex="Symbol1"/>
    </style:style>
    <style:style style:name="T110" style:family="text">
      <style:text-properties style:use-window-font-color="true" style:text-underline-style="solid" style:text-underline-width="auto" style:text-underline-color="font-color"/>
    </style:style>
    <style:style style:name="T111" style:family="text">
      <style:text-properties style:use-window-font-color="true" style:font-name="Symbol1" fo:language="en" fo:country="US" style:text-underline-style="solid" style:text-underline-width="auto" style:text-underline-color="font-color" style:font-name-complex="Symbol1"/>
    </style:style>
    <style:style style:name="T112" style:family="text">
      <style:text-properties style:use-window-font-color="true" style:font-name="Symbol1" fo:language="en" fo:country="US" style:font-name-complex="Symbol1"/>
    </style:style>
    <style:style style:name="T113" style:family="text">
      <style:text-properties style:use-window-font-color="true" fo:language="en" fo:country="US"/>
    </style:style>
    <style:style style:name="T114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15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16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17" style:family="text">
      <style:text-properties style:use-window-font-color="true" style:font-name="Arial" fo:language="en" fo:country="US" style:text-underline-style="solid" style:text-underline-width="auto" style:text-underline-color="font-color" style:font-name-complex="Symbol1"/>
    </style:style>
    <style:style style:name="T118" style:family="text">
      <style:text-properties style:use-window-font-color="true" style:font-name="Arial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19" style:family="text">
      <style:text-properties style:use-window-font-color="true" style:font-name="Arial" fo:language="en" fo:country="US" style:font-name-complex="Symbol1"/>
    </style:style>
    <style:style style:name="T120" style:family="text">
      <style:text-properties style:use-window-font-color="true" style:font-name="Times New Roman1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121" style:family="text">
      <style:text-properties style:font-name-asian="Times New Roman" style:font-name-complex="Times New Roman"/>
    </style:style>
    <style:style style:name="T122" style:family="text">
      <style:text-properties style:font-name-complex="Symbol1"/>
    </style:style>
    <style:style style:name="T123" style:family="text">
      <style:text-properties style:font-name-complex="Arial"/>
    </style:style>
    <style:style style:name="T124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25" style:family="text">
      <style:text-properties style:font-name="Symbol1" fo:language="en" fo:country="US" style:font-name-complex="Symbol1"/>
    </style:style>
    <style:style style:name="T126" style:family="text">
      <style:text-properties style:font-name-complex="Times New Roman"/>
    </style:style>
    <style:style style:name="T127" style:family="text">
      <style:text-properties style:font-name="Arial1" fo:language="en" fo:country="US"/>
    </style:style>
    <style:style style:name="T128" style:family="text">
      <style:text-properties style:font-name="Symbol2"/>
    </style:style>
    <style:style style:name="T129" style:family="text">
      <style:text-properties style:font-name="Symbol2" fo:language="en" fo:country="US"/>
    </style:style>
    <style:style style:name="T130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46">CALIBRATION CERTIFICATE</text:p>
      <text:p text:style-name="P10"/>
      <text:p text:style-name="P5"/>
      <text:p text:style-name="P30"><text:span text:style-name="T17">Type: </text:span><text:span text:style-name="T15">Radiation monitor AT1117M</text:span><text:span text:style-name="T19"><text:tab/></text:span><text:span text:style-name="T17">Date of calibration: </text:span><text:span text:style-name="T16">$date</text:span><text:span text:style-name="T13">.</text:span></text:p>
      <text:p text:style-name="P8"/>
      <text:p text:style-name="P11"/>
      <text:p text:style-name="Standard"><text:span text:style-name="T17">SN</text:span><text:span text:style-name="T11">: </text:span><text:span text:style-name="T14">$serial</text:span></text:p>
      <text:p text:style-name="Standard"/>
      <table:table table:name="tml0" table:style-name="tml0">
        <table:table-column table:style-name="tml0.A"/>
        <table:table-row>
          <table:table-cell table:style-name="tml0.A1" office:value-type="string">
            <text:p text:style-name="P62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7"><text:span text:style-name="T22">PU detector</text:span>: 1.0 <text:span text:style-name="T125"></text:span><text:span text:style-name="T22">Sv/h</text:span> – 10.0 mSv/h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7"><text:span text:style-name="T127">PU-2 detector: 1.0 </text:span><text:span text:style-name="T128">m</text:span><text:span text:style-name="T127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7"><text:span text:style-name="T22">PU-4 detector</text:span>: <text:span text:style-name="T22">0</text:span>.<text:span text:style-name="T22">3</text:span> Sv/h – <text:span text:style-name="T22">0</text:span>.<text:span text:style-name="T22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7"><text:span text:style-name="T22">BDKG-01</text:span>: <text:span text:style-name="T22">0</text:span>.<text:span text:style-name="T22">1</text:span> 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7"><text:span text:style-name="T22">BDKG</text:span><text:span text:style-name="T64">-03</text:span>: <text:span text:style-name="T22">30</text:span>.0 <text:span text:style-name="T64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7"><text:span text:style-name="T22">BDKG</text:span><text:span text:style-name="T64">-0</text:span><text:span text:style-name="T22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7"><text:span text:style-name="T22">BDKG</text:span><text:span text:style-name="T64">-0</text:span><text:span text:style-name="T22">5</text:span>: <text:span text:style-name="T22">30</text:span>.0 <text:span text:style-name="T64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7"><text:span text:style-name="T22">BDKG</text:span><text:span text:style-name="T64">-</text:span><text:span text:style-name="T22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7"><text:span text:style-name="T22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7"><text:span text:style-name="T22">BDKG</text:span><text:span text:style-name="T64">-</text:span><text:span text:style-name="T22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7"><text:span text:style-name="T22">BDKG</text:span><text:span text:style-name="T64">-</text:span><text:span text:style-name="T22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26"><text:span text:style-name="T127">BDKR-01: 0.05 </text:span><text:span text:style-name="T129">m</text:span><text:span text:style-name="T127">Sv/h – 100 </text:span><text:span text:style-name="T129">m</text:span><text:span text:style-name="T127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7"><text:span text:style-name="T33">BDPS-02: </text:span><text:span text:style-name="T34"></text:span><text:span text:style-name="T33"> 0.10 </text:span><text:span text:style-name="T36"></text:span><text:span text:style-name="T33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61"><text:span text:style-name="T22">Flux density</text:span> <text:span text:style-name="T22">measurement limits of </text:span>α <text:span text:style-name="T22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26"><text:span text:style-name="T22">BDPA</text:span>-01: <text:span text:style-name="T125"></text:span> 0.1 – 10<text:span text:style-name="T43">5</text:span> <text:span text:style-name="T22">min</text:span><text:span text:style-name="T43">-1</text:span><text:span text:style-name="T125"> </text:span><text:span text:style-name="T4">c</text:span><text:span text:style-name="T22">m</text:span><text:span text:style-name="T43">-2</text:span><text:span text:style-name="T73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29"><text:span text:style-name="T114">BDPA</text:span><text:span text:style-name="T86">-02: </text:span><text:span text:style-name="T111"></text:span><text:span text:style-name="T110"> 0.05 <text:s/>– 5</text:span><text:span text:style-name="T111"></text:span><text:span text:style-name="T110">10</text:span><text:span text:style-name="T102">4</text:span><text:span text:style-name="T21"> </text:span><text:span text:style-name="T114">min</text:span><text:span text:style-name="T102">-1</text:span><text:span text:style-name="T111"></text:span><text:span text:style-name="T117">c</text:span><text:span text:style-name="T114">m </text:span><text:span text:style-name="T102">-2</text:span><text:span text:style-name="T110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7"><text:span text:style-name="T113">BDPS</text:span>-02: <text:span text:style-name="T41"></text:span> 2.4 – 10<text:span text:style-name="T43">6</text:span> <text:span text:style-name="T113">min</text:span><text:span text:style-name="T43">-1</text:span><text:span text:style-name="T41"></text:span><text:span text:style-name="T119">c</text:span><text:span text:style-name="T113">m</text:span><text:span text:style-name="T4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61"><text:span text:style-name="T22">Flux density</text:span> <text:span text:style-name="T22">measurement limits of β</text:span> <text:span text:style-name="T22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26"><text:span text:style-name="T22">BDPB</text:span>-01: <text:span text:style-name="T125"></text:span> 1 –5<text:span text:style-name="T125"></text:span>10<text:span text:style-name="T43">5</text:span> <text:span text:style-name="T22">min</text:span><text:span text:style-name="T43">-1</text:span><text:span text:style-name="T125"></text:span><text:span text:style-name="T4">c</text:span><text:span text:style-name="T22">m</text:span><text:span text:style-name="T4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28"><text:span text:style-name="T113">BDPB</text:span><text:span text:style-name="T86">-02: </text:span><text:span text:style-name="T112"> </text:span><text:span text:style-name="T103">0.5 <text:s/>– 1.5</text:span><text:span text:style-name="T108"></text:span><text:span text:style-name="T103">10</text:span><text:span text:style-name="T98">5</text:span><text:span text:style-name="T73"> </text:span><text:span text:style-name="T104">min</text:span><text:span text:style-name="T98">-1</text:span><text:span text:style-name="T108"></text:span><text:span text:style-name="T109">c</text:span><text:span text:style-name="T104">m</text:span><text:span text:style-name="T98">-2</text:span><text:span text:style-name="T103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7"><text:span text:style-name="T113">BDPS</text:span>-02: <text:span text:style-name="T41"></text:span> 6.0 – 10<text:span text:style-name="T43">6</text:span> <text:span text:style-name="T113">min</text:span><text:span text:style-name="T43">-1</text:span><text:span text:style-name="T41"></text:span><text:span text:style-name="T119">c</text:span><text:span text:style-name="T113">m</text:span><text:span text:style-name="T44">-2</text:span><text:span text:style-name="T77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61"><text:span text:style-name="T22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26"><text:span text:style-name="T2">BDKN</text:span><text:span text:style-name="T64">-01</text:span>: 0.1 – <text:span text:style-name="T1">10</text:span><text:span text:style-name="T47">4</text:span> <text:span text:style-name="T22">s</text:span><text:span text:style-name="T43">-1</text:span><text:span text:style-name="T35">c</text:span><text:span text:style-name="T2">m</text:span><text:span text:style-name="T4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61"><text:span text:style-name="T22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26"><text:span text:style-name="T22">BDKN</text:span>-03: 0.1 <text:span text:style-name="T129">m</text:span><text:span text:style-name="T127">Sv/h</text:span> – 10.0 <text:span text:style-name="T33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62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26"><text:span text:style-name="T22">BDKG</text:span><text:span text:style-name="T64">-</text:span><text:span text:style-name="T22">30</text:span>: 0.0<text:span text:style-name="T22">2</text:span> <text:span text:style-name="T130"></text:span>Gy/h – <text:span text:style-name="T22">1</text:span> mGy/h;</text:p>
          </table:table-cell>
        </table:table-row>
      </table:table>
      <text:p text:style-name="Standard"><text:span text:style-name="T38">03: ± 20 %</text:span><text:span text:style-name="T39">БД</text:span></text:p>
      <text:p text:style-name="Standard"><text:span text:style-name="T18">Measurement error</text:span><text:span text:style-name="T12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7"><text:span text:style-name="T22">PU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7"><text:span text:style-name="T22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7"><text:span text:style-name="T22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7"><text:span text:style-name="T22">BDKG-01</text:span>: ± <text:span text:style-name="T22">15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7"><text:span text:style-name="T22">BDKG</text:span><text:span text:style-name="T64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7"><text:span text:style-name="T22">BDKG</text:span><text:span text:style-name="T64">-0</text:span><text:span text:style-name="T22">4</text:span>: ± <text:span text:style-name="T22">15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7"><text:span text:style-name="T22">BDKG</text:span><text:span text:style-name="T64">-0</text:span><text:span text:style-name="T22">5</text:span>: ± <text:span text:style-name="T22">15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7"><text:span text:style-name="T22">BDKG</text:span><text:span text:style-name="T64">-</text:span><text:span text:style-name="T22">11</text:span>: ± <text:span text:style-name="T22">15</text:span> %;</text:p>
          </table:table-cell>
        </table:table-row>
      </table:table>
      <table:table table:name="tp6" table:style-name="tp6">
        <table:table-column table:style-name="tp6.A"/>
        <text:soft-page-break/>
        <table:table-row>
          <table:table-cell table:style-name="tp6.A1" office:value-type="string">
            <text:p text:style-name="P7"><text:span text:style-name="T22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7"><text:span text:style-name="T22">BDKG</text:span><text:span text:style-name="T64">-</text:span><text:span text:style-name="T22">24</text:span>: ± <text:span text:style-name="T22">15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26"><text:span text:style-name="T22">BDKG</text:span><text:span text:style-name="T64">-</text:span><text:span text:style-name="T22">30</text:span>: ± <text:span text:style-name="T22">15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7"><text:span text:style-name="T22">BDKG</text:span><text:span text:style-name="T64">-</text:span><text:span text:style-name="T22">32</text:span>: ± <text:span text:style-name="T22">15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26"><text:span text:style-name="T22">BDKN</text:span><text:span text:style-name="T64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26"><text:span text:style-name="T22">BDKN</text:span>-03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26"><text:span text:style-name="T22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27"><text:span text:style-name="T27">BDPA</text:span><text:span text:style-name="T21">-02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26"><text:span text:style-name="T22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26"><text:span text:style-name="T22">BDPB</text:span>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26"><text:span text:style-name="T22">BDKR</text:span><text:span text:style-name="T64">-01</text:span>: ± <text:span text:style-name="T22">15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4" text:outline-level="2"><text:span text:style-name="T126">BDPS-02: </text:span><text:span text:style-name="T29"> </text:span><text:span text:style-name="T30">2,4 – 30 min</text:span><text:span text:style-name="T45">-1</text:span><text:span text:style-name="T29"> </text:span><text:span text:style-name="T30">sm</text:span><text:span text:style-name="T45">- 2 <text:s/></text:span><text:span text:style-name="T78">–</text:span><text:span text:style-name="T45"> <text:s/></text:span><text:span text:style-name="T79">± 30 %</text:span></text:h>
            <text:p text:style-name="P63"><text:span text:style-name="T80"> </text:span><text:span text:style-name="T78">30 <text:s/>– <text:s text:c="2"/>10</text:span><text:span text:style-name="T45">6</text:span><text:span text:style-name="T78"> min</text:span><text:span text:style-name="T45">-1</text:span><text:span text:style-name="T80"> </text:span><text:span text:style-name="T78">sm</text:span><text:span text:style-name="T45">- 2 <text:s/></text:span><text:span text:style-name="T78">–</text:span><text:span text:style-name="T45"> <text:s/></text:span><text:span text:style-name="T79">± 20 %</text:span></text:p>
            <text:list xml:id="list4538645805101729616" text:style-name="WW8Num2">
              <text:list-item>
                <text:p text:style-name="P71"><text:span text:style-name="T31"></text:span><text:span text:style-name="T32"> </text:span><text:span text:style-name="T30">6 – 10</text:span><text:span text:style-name="T45">6</text:span><text:span text:style-name="T30"> min</text:span><text:span text:style-name="T45">-1</text:span><text:span text:style-name="T29"></text:span><text:span text:style-name="T30"> sm</text:span><text:span text:style-name="T45">- 2 <text:s text:c="2"/></text:span><text:span text:style-name="T78">–</text:span><text:span text:style-name="T45"> <text:s/></text:span><text:span text:style-name="T79">± 20 %</text:span></text:p>
              </text:list-item>
            </text:list>
            <text:h text:style-name="P75" text:outline-level="2"><text:span text:style-name="T105"> </text:span><text:span text:style-name="T106">0.10 </text:span><text:span text:style-name="T107"></text:span><text:span text:style-name="T106">Sv/h – 30 mSv/h</text:span><text:span text:style-name="T101"> <text:s/></text:span><text:span text:style-name="T106">–</text:span><text:span text:style-name="T101"> <text:s/></text:span><text:span text:style-name="T106">± 20 %</text:span></text:h>
          </table:table-cell>
        </table:table-row>
      </table:table>
      <text:p text:style-name="P45"/>
      <text:p text:style-name="P9">Operating conditions:</text:p>
      <text:p text:style-name="P6"/>
      <text:list xml:id="list809251466378079537" text:style-name="L1">
        <text:list-item>
          <text:p text:style-name="P72"><text:span text:style-name="T37">Air temperature<text:tab/></text:span><text:span text:style-name="T123"><text:tab/><text:tab/><text:tab/>+</text:span><text:span text:style-name="T37">$temp</text:span><text:span text:style-name="T123"> °</text:span><text:span text:style-name="T37">C</text:span></text:p>
        </text:list-item>
        <text:list-item>
          <text:p text:style-name="P72"><text:span text:style-name="T37">Atmospheric pressure<text:tab/></text:span><text:span text:style-name="T37"><text:tab/><text:tab/><text:tab/>98,5 kPa</text:span></text:p>
        </text:list-item>
        <text:list-item>
          <text:p text:style-name="P72"><text:span text:style-name="T37">Relative humidity<text:tab/><text:tab/></text:span><text:span text:style-name="T37"><text:tab/><text:tab/>$vlag %</text:span></text:p>
        </text:list-item>
        <text:list-item>
          <text:p text:style-name="P73">Gamma radiation background<text:tab/><text:tab/><text:tab/>$bground <text:s/>mSv/h</text:p>
        </text:list-item>
      </text:list>
      <text:p text:style-name="Standard"><text:span text:style-name="Знак_20_примечания"/></text:p>
      <text:p text:style-name="P64"><text:span text:style-name="T8">Calibration means</text:span><text:span text:style-name="T20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60">- <text:span text:style-name="T7">standard dosimetry facility </text:span><text:span text:style-name="T10">AT-130, N 01</text:span><text:span text:style-name="T7">3</text:span><text:span text:style-name="T10">, </text:span><text:span text:style-name="T7">Cs</text:span>-137, <text:span text:style-name="T22">error</text:span> 5%, <text:span text:style-name="T10">the Certificate of Compliance <text:s/>N</text:span>210/<text:span text:style-name="T22">1426-2018 on 22.10.2018</text:span><text:span text:style-name="T10"> issued by FGUP "D.I.Mendeleyev VNIIM", St. Petersburg, Russia)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0">- <text:span text:style-name="T7">standard dosimetry facility </text:span><text:span text:style-name="T10">AT-130, N 01</text:span><text:span text:style-name="T7">5</text:span><text:span text:style-name="T10">, </text:span><text:span text:style-name="T7">Cs</text:span>-137-137, <text:span text:style-name="T22">error</text:span> <text:span text:style-name="T22">4 </text:span>%, <text:span text:style-name="T10">the Certificate of Compliance <text:s/>N</text:span>210/ <text:span text:style-name="T22">1427-2018 on</text:span> <text:span text:style-name="T22">23.10.2018</text:span><text:span text:style-name="T10"> issued by FGUP "D.I.Mendeleyev VNIIM", St. Petersburg, Russia)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0">- <text:span text:style-name="T5">collimated beams of neutrons on the standard facility UPN-AT140 №001 with the set of Pu - </text:span><text:span text:style-name="T6"></text:span><text:span text:style-name="T5"> - Be neutron radiation sources (certificates of Compliance N</text:span><text:span text:style-name="T7">210-1508/18 issued by VNIIM, St. Petersburg, Russia), error of ± 5 %</text:span><text:span text:style-name="T1"> 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0">- <text:span text:style-name="T7">alpha radiation source of Pu-239:</text:span> 4П9, 5П9, 6П9, <text:span text:style-name="T7">error of ± 6 %, the certificateN </text:span><text:span text:style-name="T64">МН0105687-4818</text:span><text:span text:style-name="T22"> <text:s/></text:span><text:span text:style-name="T7">issued by BelGIM, Minsk, the Republic of Belarus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0"><text:span text:style-name="T64">- beta radiation source of <text:s/>Sr-90+Y-90:</text:span> 4С0, 5С0, 6С0, <text:span text:style-name="T22">error of</text:span> <text:span text:style-name="T122"></text:span>6%, <text:span text:style-name="T7">the certificate N </text:span>МН0100818-4818<text:span text:style-name="T22"> </text:span><text:span text:style-name="T7">issued by BelGIM, Minsk, the Republic of Belarus</text:span><text:span text:style-name="T118">;</text:span></text:p>
          </table:table-cell>
        </table:table-row>
      </table:table>
      <text:p text:style-name="P4"/>
      <text:p text:style-name="P12">Calibration data</text:p>
      <text:p text:style-name="P10"/>
      <table:table table:name="t15" table:style-name="t15">
        <table:table-column table:style-name="t15.A"/>
        <table:table-column table:style-name="t15.B"/>
        <table:table-column table:style-name="t15.C" table:number-columns-repeated="5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35"><text:span text:style-name="T124">PU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7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5.B2" table:number-rows-spanned="3" office:value-type="string">
            <text:p text:style-name="P67">Radia-tion source <text:s/>number</text:p>
          </table:table-cell>
          <table:table-cell table:style-name="t15.B2" table:number-rows-spanned="3" office:value-type="string">
            <text:p text:style-name="P48"><text:span text:style-name="T22">Distan-ce to source</text:span>, </text:p>
            <text:p text:style-name="P49">R, сm</text:p>
          </table:table-cell>
          <table:table-cell table:style-name="t15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5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5.K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41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5.D3" table:number-columns-spanned="3" office:value-type="string">
            <text:p text:style-name="P41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5.D3" table:number-rows-spanned="2" office:value-type="string">
            <text:p text:style-name="P41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42"><text:span text:style-name="T49">H</text:span><text:span text:style-name="T51">1</text:span></text:p>
          </table:table-cell>
          <table:table-cell table:style-name="t15.D3" office:value-type="string">
            <text:p text:style-name="P41"><text:span text:style-name="T23">H</text:span><text:span text:style-name="T51">2</text:span></text:p>
          </table:table-cell>
          <table:table-cell table:style-name="t15.D3" office:value-type="string">
            <text:p text:style-name="P41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5"><text:span text:style-name="T22">20</text:span> <text:span text:style-name="T64">Sv/h</text:span></text:p>
          </table:table-cell>
          <table:table-cell table:style-name="t15.D3" office:value-type="string">
            <text:p text:style-name="P22">$15-30</text:p>
          </table:table-cell>
          <table:table-cell table:style-name="t15.D3" office:value-type="string">
            <text:p text:style-name="P22">$15-40</text:p>
          </table:table-cell>
          <table:table-cell table:style-name="t15.D3" office:value-type="string">
            <text:p text:style-name="P22">$15-50</text:p>
          </table:table-cell>
          <table:table-cell table:style-name="t15.D3" office:value-type="string">
            <text:p text:style-name="P22">$15-60</text:p>
          </table:table-cell>
          <table:table-cell table:style-name="t15.D3" office:value-type="string">
            <text:p text:style-name="P22">$15-70</text:p>
          </table:table-cell>
          <table:table-cell table:style-name="t15.D3" office:value-type="string">
            <text:p text:style-name="P22">$15-80</text:p>
          </table:table-cell>
          <table:table-cell table:style-name="t15.D3" office:value-type="string">
            <text:p text:style-name="P23">$15-00</text:p>
          </table:table-cell>
          <table:table-cell table:style-name="t15.D3" office:value-type="string">
            <text:p text:style-name="P22">$15-10</text:p>
          </table:table-cell>
          <table:table-cell table:style-name="t15.D3" office:value-type="string">
            <text:p text:style-name="P22">$15-20</text:p>
          </table:table-cell>
          <table:table-cell table:style-name="t15.K5" table:number-rows-spanned="5" office:value-type="string">
            <text:p text:style-name="P21">±<text:span text:style-name="T22">15</text:span></text:p>
          </table:table-cell>
        </table:table-row>
        <table:table-row>
          <table:table-cell table:style-name="t15.A5" office:value-type="string">
            <text:p text:style-name="P15">7<text:span text:style-name="T22">0</text:span> <text:span text:style-name="T64">Sv/h</text:span></text:p>
          </table:table-cell>
          <table:table-cell table:style-name="t15.D3" office:value-type="string">
            <text:p text:style-name="P22">$15-31</text:p>
          </table:table-cell>
          <table:table-cell table:style-name="t15.D3" office:value-type="string">
            <text:p text:style-name="P22">$15-41</text:p>
          </table:table-cell>
          <table:table-cell table:style-name="t15.D3" office:value-type="string">
            <text:p text:style-name="P22">$15-51</text:p>
          </table:table-cell>
          <table:table-cell table:style-name="t15.D3" office:value-type="string">
            <text:p text:style-name="P22">$15-61</text:p>
          </table:table-cell>
          <table:table-cell table:style-name="t15.D3" office:value-type="string">
            <text:p text:style-name="P22">$15-71</text:p>
          </table:table-cell>
          <table:table-cell table:style-name="t15.D3" office:value-type="string">
            <text:p text:style-name="P22">$15-81</text:p>
          </table:table-cell>
          <table:table-cell table:style-name="t15.D3" office:value-type="string">
            <text:p text:style-name="P23">$15-01</text:p>
          </table:table-cell>
          <table:table-cell table:style-name="t15.D3" office:value-type="string">
            <text:p text:style-name="P22">$15-11</text:p>
          </table:table-cell>
          <table:table-cell table:style-name="t15.D3" office:value-type="string">
            <text:p text:style-name="P22">$15-21</text:p>
          </table:table-cell>
          <table:covered-table-cell/>
        </table:table-row>
        <table:table-row>
          <table:table-cell table:style-name="t15.A5" office:value-type="string">
            <text:p text:style-name="P15"><text:span text:style-name="T22">0,</text:span>7 <text:span text:style-name="T64">mSv/h</text:span></text:p>
          </table:table-cell>
          <table:table-cell table:style-name="t15.D3" office:value-type="string">
            <text:p text:style-name="P22">$15-32</text:p>
          </table:table-cell>
          <table:table-cell table:style-name="t15.D3" office:value-type="string">
            <text:p text:style-name="P22">$15-42</text:p>
          </table:table-cell>
          <table:table-cell table:style-name="t15.D3" office:value-type="string">
            <text:p text:style-name="P22">$15-52</text:p>
          </table:table-cell>
          <table:table-cell table:style-name="t15.D3" office:value-type="string">
            <text:p text:style-name="P22">$15-62</text:p>
          </table:table-cell>
          <table:table-cell table:style-name="t15.D3" office:value-type="string">
            <text:p text:style-name="P22">$15-72</text:p>
          </table:table-cell>
          <table:table-cell table:style-name="t15.D3" office:value-type="string">
            <text:p text:style-name="P22">$15-82</text:p>
          </table:table-cell>
          <table:table-cell table:style-name="t15.D3" office:value-type="string">
            <text:p text:style-name="P23">$15-02</text:p>
          </table:table-cell>
          <table:table-cell table:style-name="t15.D3" office:value-type="string">
            <text:p text:style-name="P22">$15-12</text:p>
          </table:table-cell>
          <table:table-cell table:style-name="t15.D3" office:value-type="string">
            <text:p text:style-name="P22">$15-22</text:p>
          </table:table-cell>
          <table:covered-table-cell/>
        </table:table-row>
        <table:table-row>
          <table:table-cell table:style-name="t15.A5" office:value-type="string">
            <text:p text:style-name="P15">7 <text:span text:style-name="T64">mSv/h</text:span></text:p>
          </table:table-cell>
          <table:table-cell table:style-name="t15.D3" office:value-type="string">
            <text:p text:style-name="P22">$15-33</text:p>
          </table:table-cell>
          <table:table-cell table:style-name="t15.D3" office:value-type="string">
            <text:p text:style-name="P22">$15-43</text:p>
          </table:table-cell>
          <table:table-cell table:style-name="t15.D3" office:value-type="string">
            <text:p text:style-name="P22">$15-53</text:p>
          </table:table-cell>
          <table:table-cell table:style-name="t15.D3" office:value-type="string">
            <text:p text:style-name="P22">$15-63</text:p>
          </table:table-cell>
          <table:table-cell table:style-name="t15.D3" office:value-type="string">
            <text:p text:style-name="P22">$15-73</text:p>
          </table:table-cell>
          <table:table-cell table:style-name="t15.D3" office:value-type="string">
            <text:p text:style-name="P22">$15-83</text:p>
          </table:table-cell>
          <table:table-cell table:style-name="t15.D3" office:value-type="string">
            <text:p text:style-name="P23">$15-03</text:p>
          </table:table-cell>
          <table:table-cell table:style-name="t15.D3" office:value-type="string">
            <text:p text:style-name="P22">$15-13</text:p>
          </table:table-cell>
          <table:table-cell table:style-name="t15.D3" office:value-type="string">
            <text:p text:style-name="P22">$15-23</text:p>
          </table:table-cell>
          <table:covered-table-cell/>
        </table:table-row>
        <table:table-row>
          <table:table-cell table:style-name="t15.A9" office:value-type="string">
            <text:p text:style-name="P15"><text:span text:style-name="T22">70</text:span> <text:span text:style-name="T64">mSv/h</text:span></text:p>
          </table:table-cell>
          <table:table-cell table:style-name="t15.B9" office:value-type="string">
            <text:p text:style-name="P22">$15-34</text:p>
          </table:table-cell>
          <table:table-cell table:style-name="t15.B9" office:value-type="string">
            <text:p text:style-name="P22">$15-44</text:p>
          </table:table-cell>
          <table:table-cell table:style-name="t15.B9" office:value-type="string">
            <text:p text:style-name="P22">$15-54</text:p>
          </table:table-cell>
          <table:table-cell table:style-name="t15.B9" office:value-type="string">
            <text:p text:style-name="P22">$15-64</text:p>
          </table:table-cell>
          <table:table-cell table:style-name="t15.B9" office:value-type="string">
            <text:p text:style-name="P22">$15-74</text:p>
          </table:table-cell>
          <table:table-cell table:style-name="t15.B9" office:value-type="string">
            <text:p text:style-name="P22">$15-84</text:p>
          </table:table-cell>
          <table:table-cell table:style-name="t15.B9" office:value-type="string">
            <text:p text:style-name="P23">$15-04</text:p>
          </table:table-cell>
          <table:table-cell table:style-name="t15.B9" office:value-type="string">
            <text:p text:style-name="P22">$15-14</text:p>
          </table:table-cell>
          <table:table-cell table:style-name="t15.B9" office:value-type="string">
            <text:p text:style-name="P22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35"><text:span text:style-name="T124">PU-2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7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6.B2" table:number-rows-spanned="3" office:value-type="string">
            <text:p text:style-name="P67">Radia-tion source <text:s/>number</text:p>
          </table:table-cell>
          <table:table-cell table:style-name="t16.B2" table:number-rows-spanned="3" office:value-type="string">
            <text:p text:style-name="P48"><text:span text:style-name="T22">Distan-ce to source</text:span>, </text:p>
            <text:p text:style-name="P49">R, сm</text:p>
          </table:table-cell>
          <table:table-cell table:style-name="t16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6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6.K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41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6.D3" table:number-columns-spanned="3" office:value-type="string">
            <text:p text:style-name="P41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41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42"><text:span text:style-name="T49">H</text:span><text:span text:style-name="T51">1</text:span></text:p>
          </table:table-cell>
          <table:table-cell table:style-name="t16.D3" office:value-type="string">
            <text:p text:style-name="P41"><text:span text:style-name="T23">H</text:span><text:span text:style-name="T51">2</text:span></text:p>
          </table:table-cell>
          <table:table-cell table:style-name="t16.D3" office:value-type="string">
            <text:p text:style-name="P41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5"><text:span text:style-name="T22">20</text:span> <text:span text:style-name="T64">Sv/h</text:span></text:p>
          </table:table-cell>
          <table:table-cell table:style-name="t16.B5" office:value-type="string">
            <text:p text:style-name="P22">$16-30</text:p>
          </table:table-cell>
          <table:table-cell table:style-name="t16.B5" office:value-type="string">
            <text:p text:style-name="P22">$16-40</text:p>
          </table:table-cell>
          <table:table-cell table:style-name="t16.B5" office:value-type="string">
            <text:p text:style-name="P22">$16-50</text:p>
          </table:table-cell>
          <table:table-cell table:style-name="t16.B5" office:value-type="string">
            <text:p text:style-name="P22">$16-60</text:p>
          </table:table-cell>
          <table:table-cell table:style-name="t16.B5" office:value-type="string">
            <text:p text:style-name="P22">$16-70</text:p>
          </table:table-cell>
          <table:table-cell table:style-name="t16.B5" office:value-type="string">
            <text:p text:style-name="P22">$16-80</text:p>
          </table:table-cell>
          <table:table-cell table:style-name="t16.B5" office:value-type="string">
            <text:p text:style-name="P23">$16-00</text:p>
          </table:table-cell>
          <table:table-cell table:style-name="t16.B5" office:value-type="string">
            <text:p text:style-name="P22">$16-10</text:p>
          </table:table-cell>
          <table:table-cell table:style-name="t16.B5" office:value-type="string">
            <text:p text:style-name="P22">$16-20</text:p>
          </table:table-cell>
          <table:table-cell table:style-name="t16.K5" table:number-rows-spanned="5" office:value-type="string">
            <text:p text:style-name="P21">±<text:span text:style-name="T22">15</text:span></text:p>
          </table:table-cell>
        </table:table-row>
        <table:table-row>
          <table:table-cell table:style-name="t16.A5" office:value-type="string">
            <text:p text:style-name="P15">7<text:span text:style-name="T22">0</text:span> <text:span text:style-name="T64">Sv/h</text:span></text:p>
          </table:table-cell>
          <table:table-cell table:style-name="t16.B5" office:value-type="string">
            <text:p text:style-name="P22">$16-31</text:p>
          </table:table-cell>
          <table:table-cell table:style-name="t16.B5" office:value-type="string">
            <text:p text:style-name="P22">$16-41</text:p>
          </table:table-cell>
          <table:table-cell table:style-name="t16.B5" office:value-type="string">
            <text:p text:style-name="P22">$16-51</text:p>
          </table:table-cell>
          <table:table-cell table:style-name="t16.B5" office:value-type="string">
            <text:p text:style-name="P22">$16-61</text:p>
          </table:table-cell>
          <table:table-cell table:style-name="t16.B5" office:value-type="string">
            <text:p text:style-name="P22">$16-71</text:p>
          </table:table-cell>
          <table:table-cell table:style-name="t16.B5" office:value-type="string">
            <text:p text:style-name="P22">$16-81</text:p>
          </table:table-cell>
          <table:table-cell table:style-name="t16.B5" office:value-type="string">
            <text:p text:style-name="P23">$16-01</text:p>
          </table:table-cell>
          <table:table-cell table:style-name="t16.B5" office:value-type="string">
            <text:p text:style-name="P22">$16-11</text:p>
          </table:table-cell>
          <table:table-cell table:style-name="t16.B5" office:value-type="string">
            <text:p text:style-name="P22">$16-21</text:p>
          </table:table-cell>
          <table:covered-table-cell/>
        </table:table-row>
        <table:table-row>
          <table:table-cell table:style-name="t16.A5" office:value-type="string">
            <text:p text:style-name="P15"><text:span text:style-name="T22">0,</text:span>7 <text:span text:style-name="T64">mSv/h</text:span></text:p>
          </table:table-cell>
          <table:table-cell table:style-name="t16.B5" office:value-type="string">
            <text:p text:style-name="P22">$16-32</text:p>
          </table:table-cell>
          <table:table-cell table:style-name="t16.B5" office:value-type="string">
            <text:p text:style-name="P22">$16-42</text:p>
          </table:table-cell>
          <table:table-cell table:style-name="t16.B5" office:value-type="string">
            <text:p text:style-name="P22">$16-52</text:p>
          </table:table-cell>
          <table:table-cell table:style-name="t16.B5" office:value-type="string">
            <text:p text:style-name="P22">$16-62</text:p>
          </table:table-cell>
          <table:table-cell table:style-name="t16.B5" office:value-type="string">
            <text:p text:style-name="P22">$16-72</text:p>
          </table:table-cell>
          <table:table-cell table:style-name="t16.B5" office:value-type="string">
            <text:p text:style-name="P22">$16-82</text:p>
          </table:table-cell>
          <table:table-cell table:style-name="t16.B5" office:value-type="string">
            <text:p text:style-name="P23">$16-02</text:p>
          </table:table-cell>
          <table:table-cell table:style-name="t16.B5" office:value-type="string">
            <text:p text:style-name="P22">$16-12</text:p>
          </table:table-cell>
          <table:table-cell table:style-name="t16.B5" office:value-type="string">
            <text:p text:style-name="P22">$16-22</text:p>
          </table:table-cell>
          <table:covered-table-cell/>
        </table:table-row>
        <table:table-row>
          <table:table-cell table:style-name="t16.A5" office:value-type="string">
            <text:p text:style-name="P15">7 <text:span text:style-name="T64">mSv/h</text:span></text:p>
          </table:table-cell>
          <table:table-cell table:style-name="t16.B5" office:value-type="string">
            <text:p text:style-name="P22">$16-33</text:p>
          </table:table-cell>
          <table:table-cell table:style-name="t16.B5" office:value-type="string">
            <text:p text:style-name="P22">$16-43</text:p>
          </table:table-cell>
          <table:table-cell table:style-name="t16.B5" office:value-type="string">
            <text:p text:style-name="P22">$16-53</text:p>
          </table:table-cell>
          <table:table-cell table:style-name="t16.B5" office:value-type="string">
            <text:p text:style-name="P22">$16-63</text:p>
          </table:table-cell>
          <table:table-cell table:style-name="t16.B5" office:value-type="string">
            <text:p text:style-name="P22">$16-73</text:p>
          </table:table-cell>
          <table:table-cell table:style-name="t16.B5" office:value-type="string">
            <text:p text:style-name="P22">$16-83</text:p>
          </table:table-cell>
          <table:table-cell table:style-name="t16.B5" office:value-type="string">
            <text:p text:style-name="P23">$16-03</text:p>
          </table:table-cell>
          <table:table-cell table:style-name="t16.B5" office:value-type="string">
            <text:p text:style-name="P22">$16-13</text:p>
          </table:table-cell>
          <table:table-cell table:style-name="t16.B5" office:value-type="string">
            <text:p text:style-name="P22">$16-23</text:p>
          </table:table-cell>
          <table:covered-table-cell/>
        </table:table-row>
        <table:table-row>
          <table:table-cell table:style-name="t16.A9" office:value-type="string">
            <text:p text:style-name="P15"><text:span text:style-name="T22">70</text:span> <text:span text:style-name="T64">mSv/h</text:span></text:p>
          </table:table-cell>
          <table:table-cell table:style-name="t16.B9" office:value-type="string">
            <text:p text:style-name="P22">$16-34</text:p>
          </table:table-cell>
          <table:table-cell table:style-name="t16.B9" office:value-type="string">
            <text:p text:style-name="P22">$16-44</text:p>
          </table:table-cell>
          <table:table-cell table:style-name="t16.B9" office:value-type="string">
            <text:p text:style-name="P22">$16-54</text:p>
          </table:table-cell>
          <table:table-cell table:style-name="t16.B9" office:value-type="string">
            <text:p text:style-name="P22">$16-64</text:p>
          </table:table-cell>
          <table:table-cell table:style-name="t16.B9" office:value-type="string">
            <text:p text:style-name="P22">$16-74</text:p>
          </table:table-cell>
          <table:table-cell table:style-name="t16.B9" office:value-type="string">
            <text:p text:style-name="P22">$16-84</text:p>
          </table:table-cell>
          <table:table-cell table:style-name="t16.B9" office:value-type="string">
            <text:p text:style-name="P23">$16-04</text:p>
          </table:table-cell>
          <table:table-cell table:style-name="t16.B9" office:value-type="string">
            <text:p text:style-name="P22">$16-14</text:p>
          </table:table-cell>
          <table:table-cell table:style-name="t16.B9" office:value-type="string">
            <text:p text:style-name="P22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able:table-row table:style-name="t17.1">
          <table:table-cell table:style-name="t17.A1" table:number-columns-spanned="11" office:value-type="string">
            <text:p text:style-name="P35"><text:span text:style-name="T124">PU-4 (</text:span><text:span text:style-name="T40"></text:span><text:span text:style-name="T12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7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7.B2" table:number-rows-spanned="3" office:value-type="string">
            <text:p text:style-name="P67">Radia-tion source <text:s/>number</text:p>
          </table:table-cell>
          <table:table-cell table:style-name="t17.B2" table:number-rows-spanned="3" office:value-type="string">
            <text:p text:style-name="P48"><text:span text:style-name="T22">Distan-ce to source</text:span>, </text:p>
            <text:p text:style-name="P49">R, сm</text:p>
          </table:table-cell>
          <table:table-cell table:style-name="t17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7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7.K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41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7.D3" table:number-columns-spanned="3" office:value-type="string">
            <text:p text:style-name="P41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41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42"><text:span text:style-name="T49">H</text:span><text:span text:style-name="T51">1</text:span></text:p>
          </table:table-cell>
          <table:table-cell table:style-name="t17.D3" office:value-type="string">
            <text:p text:style-name="P41"><text:span text:style-name="T23">H</text:span><text:span text:style-name="T51">2</text:span></text:p>
          </table:table-cell>
          <table:table-cell table:style-name="t17.D3" office:value-type="string">
            <text:p text:style-name="P41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5">7<text:span text:style-name="T22">0</text:span> <text:span text:style-name="T64">Sv/h</text:span></text:p>
          </table:table-cell>
          <table:table-cell table:style-name="t17.B5" office:value-type="string">
            <text:p text:style-name="P22">$17-30</text:p>
          </table:table-cell>
          <table:table-cell table:style-name="t17.B5" office:value-type="string">
            <text:p text:style-name="P22">$17-40</text:p>
          </table:table-cell>
          <table:table-cell table:style-name="t17.B5" office:value-type="string">
            <text:p text:style-name="P22">$17-50</text:p>
          </table:table-cell>
          <table:table-cell table:style-name="t17.B5" office:value-type="string">
            <text:p text:style-name="P22">$17-60</text:p>
          </table:table-cell>
          <table:table-cell table:style-name="t17.B5" office:value-type="string">
            <text:p text:style-name="P22">$17-70</text:p>
          </table:table-cell>
          <table:table-cell table:style-name="t17.B5" office:value-type="string">
            <text:p text:style-name="P22">$17-80</text:p>
          </table:table-cell>
          <table:table-cell table:style-name="t17.B5" office:value-type="string">
            <text:p text:style-name="P23">$17-00</text:p>
          </table:table-cell>
          <table:table-cell table:style-name="t17.B5" office:value-type="string">
            <text:p text:style-name="P22">$17-10</text:p>
          </table:table-cell>
          <table:table-cell table:style-name="t17.B5" office:value-type="string">
            <text:p text:style-name="P22">$17-20</text:p>
          </table:table-cell>
          <table:table-cell table:style-name="t17.K5" table:number-rows-spanned="4" office:value-type="string">
            <text:p text:style-name="P21">±<text:span text:style-name="T22">15</text:span></text:p>
          </table:table-cell>
        </table:table-row>
        <table:table-row>
          <table:table-cell table:style-name="t17.A5" office:value-type="string">
            <text:p text:style-name="P15"><text:span text:style-name="T22">0,</text:span>7 <text:span text:style-name="T64">mSv/h</text:span></text:p>
          </table:table-cell>
          <table:table-cell table:style-name="t17.B5" office:value-type="string">
            <text:p text:style-name="P22">$17-31</text:p>
          </table:table-cell>
          <table:table-cell table:style-name="t17.B5" office:value-type="string">
            <text:p text:style-name="P22">$17-41</text:p>
          </table:table-cell>
          <table:table-cell table:style-name="t17.B5" office:value-type="string">
            <text:p text:style-name="P22">$17-51</text:p>
          </table:table-cell>
          <table:table-cell table:style-name="t17.B5" office:value-type="string">
            <text:p text:style-name="P22">$17-61</text:p>
          </table:table-cell>
          <table:table-cell table:style-name="t17.B5" office:value-type="string">
            <text:p text:style-name="P22">$17-71</text:p>
          </table:table-cell>
          <table:table-cell table:style-name="t17.B5" office:value-type="string">
            <text:p text:style-name="P22">$17-81</text:p>
          </table:table-cell>
          <table:table-cell table:style-name="t17.B5" office:value-type="string">
            <text:p text:style-name="P23">$17-01</text:p>
          </table:table-cell>
          <table:table-cell table:style-name="t17.B5" office:value-type="string">
            <text:p text:style-name="P22">$17-11</text:p>
          </table:table-cell>
          <table:table-cell table:style-name="t17.B5" office:value-type="string">
            <text:p text:style-name="P22">$17-21</text:p>
          </table:table-cell>
          <table:covered-table-cell/>
        </table:table-row>
        <table:table-row>
          <table:table-cell table:style-name="t17.A5" office:value-type="string">
            <text:p text:style-name="P15">7 <text:span text:style-name="T64">mSv/h</text:span></text:p>
          </table:table-cell>
          <table:table-cell table:style-name="t17.B5" office:value-type="string">
            <text:p text:style-name="P22">$17-32</text:p>
          </table:table-cell>
          <table:table-cell table:style-name="t17.B5" office:value-type="string">
            <text:p text:style-name="P22">$17-42</text:p>
          </table:table-cell>
          <table:table-cell table:style-name="t17.B5" office:value-type="string">
            <text:p text:style-name="P22">$17-52</text:p>
          </table:table-cell>
          <table:table-cell table:style-name="t17.B5" office:value-type="string">
            <text:p text:style-name="P22">$17-62</text:p>
          </table:table-cell>
          <table:table-cell table:style-name="t17.B5" office:value-type="string">
            <text:p text:style-name="P22">$17-72</text:p>
          </table:table-cell>
          <table:table-cell table:style-name="t17.B5" office:value-type="string">
            <text:p text:style-name="P22">$17-82</text:p>
          </table:table-cell>
          <table:table-cell table:style-name="t17.B5" office:value-type="string">
            <text:p text:style-name="P23">$17-02</text:p>
          </table:table-cell>
          <table:table-cell table:style-name="t17.B5" office:value-type="string">
            <text:p text:style-name="P22">$17-12</text:p>
          </table:table-cell>
          <table:table-cell table:style-name="t17.B5" office:value-type="string">
            <text:p text:style-name="P22">$17-22</text:p>
          </table:table-cell>
          <table:covered-table-cell/>
        </table:table-row>
        <table:table-row>
          <table:table-cell table:style-name="t17.A8" office:value-type="string">
            <text:p text:style-name="P15"><text:span text:style-name="T22">70</text:span> <text:span text:style-name="T64">mSv/h</text:span></text:p>
          </table:table-cell>
          <table:table-cell table:style-name="t17.B8" office:value-type="string">
            <text:p text:style-name="P22">$17-33</text:p>
          </table:table-cell>
          <table:table-cell table:style-name="t17.B8" office:value-type="string">
            <text:p text:style-name="P22">$17-43</text:p>
          </table:table-cell>
          <table:table-cell table:style-name="t17.B8" office:value-type="string">
            <text:p text:style-name="P22">$17-53</text:p>
          </table:table-cell>
          <table:table-cell table:style-name="t17.B8" office:value-type="string">
            <text:p text:style-name="P22">$17-63</text:p>
          </table:table-cell>
          <table:table-cell table:style-name="t17.B8" office:value-type="string">
            <text:p text:style-name="P22">$17-73</text:p>
          </table:table-cell>
          <table:table-cell table:style-name="t17.B8" office:value-type="string">
            <text:p text:style-name="P22">$17-83</text:p>
          </table:table-cell>
          <table:table-cell table:style-name="t17.B8" office:value-type="string">
            <text:p text:style-name="P23">$17-03</text:p>
          </table:table-cell>
          <table:table-cell table:style-name="t17.B8" office:value-type="string">
            <text:p text:style-name="P22">$17-13</text:p>
          </table:table-cell>
          <table:table-cell table:style-name="t17.B8" office:value-type="string">
            <text:p text:style-name="P22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able:table-row table:style-name="t0.1">
          <table:table-cell table:style-name="t0.A1" table:number-columns-spanned="11" office:value-type="string">
            <text:p text:style-name="P36"><text:span text:style-name="T28">BDKG-0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7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0.B2" table:number-rows-spanned="3" office:value-type="string">
            <text:p text:style-name="P67">Radia-tion source <text:s/>number</text:p>
          </table:table-cell>
          <table:table-cell table:style-name="t0.B2" table:number-rows-spanned="3" office:value-type="string">
            <text:p text:style-name="P48"><text:span text:style-name="T22">Distan-ce to source</text:span>, </text:p>
            <text:p text:style-name="P49">R, сm</text:p>
          </table:table-cell>
          <table:table-cell table:style-name="t0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0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0.K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41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0.D3" table:number-columns-spanned="3" office:value-type="string">
            <text:p text:style-name="P41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0.D3" table:number-rows-spanned="2" office:value-type="string">
            <text:p text:style-name="P41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42"><text:span text:style-name="T49">H</text:span><text:span text:style-name="T51">1</text:span></text:p>
          </table:table-cell>
          <table:table-cell table:style-name="t0.D3" office:value-type="string">
            <text:p text:style-name="P41"><text:span text:style-name="T23">H</text:span><text:span text:style-name="T51">2</text:span></text:p>
          </table:table-cell>
          <table:table-cell table:style-name="t0.D3" office:value-type="string">
            <text:p text:style-name="P41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5">0,7 Sv/h</text:p>
          </table:table-cell>
          <table:table-cell table:style-name="t0.B5" office:value-type="string">
            <text:p text:style-name="P22">$0-30</text:p>
          </table:table-cell>
          <table:table-cell table:style-name="t0.B5" office:value-type="string">
            <text:p text:style-name="P22">$0-40</text:p>
          </table:table-cell>
          <table:table-cell table:style-name="t0.B5" office:value-type="string">
            <text:p text:style-name="P22">$0-50</text:p>
          </table:table-cell>
          <table:table-cell table:style-name="t0.B5" office:value-type="string">
            <text:p text:style-name="P22">$0-60</text:p>
          </table:table-cell>
          <table:table-cell table:style-name="t0.B5" office:value-type="string">
            <text:p text:style-name="P22">$0-70</text:p>
          </table:table-cell>
          <table:table-cell table:style-name="t0.B5" office:value-type="string">
            <text:p text:style-name="P22">$0-80</text:p>
          </table:table-cell>
          <table:table-cell table:style-name="t0.B5" office:value-type="string">
            <text:p text:style-name="P23">$0-00</text:p>
          </table:table-cell>
          <table:table-cell table:style-name="t0.B5" office:value-type="string">
            <text:p text:style-name="P22">$0-10</text:p>
          </table:table-cell>
          <table:table-cell table:style-name="t0.B5" office:value-type="string">
            <text:p text:style-name="P22">$0-20</text:p>
          </table:table-cell>
          <table:table-cell table:style-name="t0.K5" table:number-rows-spanned="8" office:value-type="string">
            <text:p text:style-name="P21">±<text:span text:style-name="T22">15</text:span></text:p>
          </table:table-cell>
        </table:table-row>
        <table:table-row>
          <table:table-cell table:style-name="t0.A5" office:value-type="string">
            <text:p text:style-name="P15">7 Sv/h</text:p>
          </table:table-cell>
          <table:table-cell table:style-name="t0.B5" office:value-type="string">
            <text:p text:style-name="P22">$0-31</text:p>
          </table:table-cell>
          <table:table-cell table:style-name="t0.B5" office:value-type="string">
            <text:p text:style-name="P22">$0-41</text:p>
          </table:table-cell>
          <table:table-cell table:style-name="t0.B5" office:value-type="string">
            <text:p text:style-name="P22">$0-51</text:p>
          </table:table-cell>
          <table:table-cell table:style-name="t0.B5" office:value-type="string">
            <text:p text:style-name="P22">$0-61</text:p>
          </table:table-cell>
          <table:table-cell table:style-name="t0.B5" office:value-type="string">
            <text:p text:style-name="P22">$0-71</text:p>
          </table:table-cell>
          <table:table-cell table:style-name="t0.B5" office:value-type="string">
            <text:p text:style-name="P22">$0-81</text:p>
          </table:table-cell>
          <table:table-cell table:style-name="t0.B5" office:value-type="string">
            <text:p text:style-name="P23">$0-01</text:p>
          </table:table-cell>
          <table:table-cell table:style-name="t0.B5" office:value-type="string">
            <text:p text:style-name="P22">$0-11</text:p>
          </table:table-cell>
          <table:table-cell table:style-name="t0.B5" office:value-type="string">
            <text:p text:style-name="P22">$0-21</text:p>
          </table:table-cell>
          <table:covered-table-cell/>
        </table:table-row>
        <table:table-row>
          <table:table-cell table:style-name="t0.A5" office:value-type="string">
            <text:p text:style-name="P15">70 Sv/h</text:p>
          </table:table-cell>
          <table:table-cell table:style-name="t0.B5" office:value-type="string">
            <text:p text:style-name="P22">$0-32</text:p>
          </table:table-cell>
          <table:table-cell table:style-name="t0.B5" office:value-type="string">
            <text:p text:style-name="P22">$0-42</text:p>
          </table:table-cell>
          <table:table-cell table:style-name="t0.B5" office:value-type="string">
            <text:p text:style-name="P22">$0-52</text:p>
          </table:table-cell>
          <table:table-cell table:style-name="t0.B5" office:value-type="string">
            <text:p text:style-name="P22">$0-62</text:p>
          </table:table-cell>
          <table:table-cell table:style-name="t0.B5" office:value-type="string">
            <text:p text:style-name="P22">$0-72</text:p>
          </table:table-cell>
          <table:table-cell table:style-name="t0.B5" office:value-type="string">
            <text:p text:style-name="P22">$0-82</text:p>
          </table:table-cell>
          <table:table-cell table:style-name="t0.B5" office:value-type="string">
            <text:p text:style-name="P23">$0-02</text:p>
          </table:table-cell>
          <table:table-cell table:style-name="t0.B5" office:value-type="string">
            <text:p text:style-name="P22">$0-12</text:p>
          </table:table-cell>
          <table:table-cell table:style-name="t0.B5" office:value-type="string">
            <text:p text:style-name="P22">$0-22</text:p>
          </table:table-cell>
          <table:covered-table-cell/>
        </table:table-row>
        <table:table-row>
          <table:table-cell table:style-name="t0.A5" office:value-type="string">
            <text:p text:style-name="P15">0.7 mSv/h</text:p>
          </table:table-cell>
          <table:table-cell table:style-name="t0.B5" office:value-type="string">
            <text:p text:style-name="P22">$0-33</text:p>
          </table:table-cell>
          <table:table-cell table:style-name="t0.B5" office:value-type="string">
            <text:p text:style-name="P22">$0-43</text:p>
          </table:table-cell>
          <table:table-cell table:style-name="t0.B5" office:value-type="string">
            <text:p text:style-name="P22">$0-53</text:p>
          </table:table-cell>
          <table:table-cell table:style-name="t0.B5" office:value-type="string">
            <text:p text:style-name="P22">$0-63</text:p>
          </table:table-cell>
          <table:table-cell table:style-name="t0.B5" office:value-type="string">
            <text:p text:style-name="P22">$0-73</text:p>
          </table:table-cell>
          <table:table-cell table:style-name="t0.B5" office:value-type="string">
            <text:p text:style-name="P22">$0-83</text:p>
          </table:table-cell>
          <table:table-cell table:style-name="t0.B5" office:value-type="string">
            <text:p text:style-name="P23">$0-03</text:p>
          </table:table-cell>
          <table:table-cell table:style-name="t0.B5" office:value-type="string">
            <text:p text:style-name="P22">$0-13</text:p>
          </table:table-cell>
          <table:table-cell table:style-name="t0.B5" office:value-type="string">
            <text:p text:style-name="P22">$0-23</text:p>
          </table:table-cell>
          <table:covered-table-cell/>
        </table:table-row>
        <table:table-row>
          <table:table-cell table:style-name="t0.A5" office:value-type="string">
            <text:p text:style-name="P15">7,0 mSv/h</text:p>
          </table:table-cell>
          <table:table-cell table:style-name="t0.B5" office:value-type="string">
            <text:p text:style-name="P22">$0-34</text:p>
          </table:table-cell>
          <table:table-cell table:style-name="t0.B5" office:value-type="string">
            <text:p text:style-name="P22">$0-44</text:p>
          </table:table-cell>
          <table:table-cell table:style-name="t0.B5" office:value-type="string">
            <text:p text:style-name="P22">$0-54</text:p>
          </table:table-cell>
          <table:table-cell table:style-name="t0.B5" office:value-type="string">
            <text:p text:style-name="P22">$0-64</text:p>
          </table:table-cell>
          <table:table-cell table:style-name="t0.B5" office:value-type="string">
            <text:p text:style-name="P22">$0-74</text:p>
          </table:table-cell>
          <table:table-cell table:style-name="t0.B5" office:value-type="string">
            <text:p text:style-name="P22">$0-84</text:p>
          </table:table-cell>
          <table:table-cell table:style-name="t0.B5" office:value-type="string">
            <text:p text:style-name="P23">$0-04</text:p>
          </table:table-cell>
          <table:table-cell table:style-name="t0.B5" office:value-type="string">
            <text:p text:style-name="P22">$0-14</text:p>
          </table:table-cell>
          <table:table-cell table:style-name="t0.B5" office:value-type="string">
            <text:p text:style-name="P22">$0-24</text:p>
          </table:table-cell>
          <table:covered-table-cell/>
        </table:table-row>
        <table:table-row>
          <table:table-cell table:style-name="t0.A5" office:value-type="string">
            <text:p text:style-name="P15">70 mSv/h</text:p>
          </table:table-cell>
          <table:table-cell table:style-name="t0.B5" office:value-type="string">
            <text:p text:style-name="P22">$0-35</text:p>
          </table:table-cell>
          <table:table-cell table:style-name="t0.B5" office:value-type="string">
            <text:p text:style-name="P22">$0-45</text:p>
          </table:table-cell>
          <table:table-cell table:style-name="t0.B5" office:value-type="string">
            <text:p text:style-name="P22">$0-55</text:p>
          </table:table-cell>
          <table:table-cell table:style-name="t0.B5" office:value-type="string">
            <text:p text:style-name="P22">$0-65</text:p>
          </table:table-cell>
          <table:table-cell table:style-name="t0.B5" office:value-type="string">
            <text:p text:style-name="P22">$0-75</text:p>
          </table:table-cell>
          <table:table-cell table:style-name="t0.B5" office:value-type="string">
            <text:p text:style-name="P22">$0-85</text:p>
          </table:table-cell>
          <table:table-cell table:style-name="t0.B5" office:value-type="string">
            <text:p text:style-name="P23">$0-05</text:p>
          </table:table-cell>
          <table:table-cell table:style-name="t0.B5" office:value-type="string">
            <text:p text:style-name="P22">$0-15</text:p>
          </table:table-cell>
          <table:table-cell table:style-name="t0.B5" office:value-type="string">
            <text:p text:style-name="P22">$0-25</text:p>
          </table:table-cell>
          <table:covered-table-cell/>
        </table:table-row>
        <table:table-row>
          <table:table-cell table:style-name="t0.A5" office:value-type="string">
            <text:p text:style-name="P15"><text:span text:style-name="T64">0,7</text:span> Sv/h</text:p>
          </table:table-cell>
          <table:table-cell table:style-name="t0.B5" office:value-type="string">
            <text:p text:style-name="P22">$0-36</text:p>
          </table:table-cell>
          <table:table-cell table:style-name="t0.B5" office:value-type="string">
            <text:p text:style-name="P22">$0-46</text:p>
          </table:table-cell>
          <table:table-cell table:style-name="t0.B5" office:value-type="string">
            <text:p text:style-name="P22">$0-56</text:p>
          </table:table-cell>
          <table:table-cell table:style-name="t0.B5" office:value-type="string">
            <text:p text:style-name="P22">$0-66</text:p>
          </table:table-cell>
          <table:table-cell table:style-name="t0.B5" office:value-type="string">
            <text:p text:style-name="P22">$0-76</text:p>
          </table:table-cell>
          <table:table-cell table:style-name="t0.B5" office:value-type="string">
            <text:p text:style-name="P22">$0-86</text:p>
          </table:table-cell>
          <table:table-cell table:style-name="t0.B5" office:value-type="string">
            <text:p text:style-name="P23">$0-06</text:p>
          </table:table-cell>
          <table:table-cell table:style-name="t0.B5" office:value-type="string">
            <text:p text:style-name="P22">$0-16</text:p>
          </table:table-cell>
          <table:table-cell table:style-name="t0.B5" office:value-type="string">
            <text:p text:style-name="P22">$0-26</text:p>
          </table:table-cell>
          <table:covered-table-cell/>
        </table:table-row>
        <table:table-row>
          <table:table-cell table:style-name="t0.A12" office:value-type="string">
            <text:p text:style-name="P15">7 Sv/h</text:p>
          </table:table-cell>
          <table:table-cell table:style-name="t0.B12" office:value-type="string">
            <text:p text:style-name="P22">$0-37</text:p>
          </table:table-cell>
          <table:table-cell table:style-name="t0.B12" office:value-type="string">
            <text:p text:style-name="P22">$0-47</text:p>
          </table:table-cell>
          <table:table-cell table:style-name="t0.B12" office:value-type="string">
            <text:p text:style-name="P22">$0-57</text:p>
          </table:table-cell>
          <table:table-cell table:style-name="t0.B12" office:value-type="string">
            <text:p text:style-name="P22">$0-67</text:p>
          </table:table-cell>
          <table:table-cell table:style-name="t0.B12" office:value-type="string">
            <text:p text:style-name="P22">$0-77</text:p>
          </table:table-cell>
          <table:table-cell table:style-name="t0.B12" office:value-type="string">
            <text:p text:style-name="P22">$0-87</text:p>
          </table:table-cell>
          <table:table-cell table:style-name="t0.B12" office:value-type="string">
            <text:p text:style-name="P23">$0-07</text:p>
          </table:table-cell>
          <table:table-cell table:style-name="t0.B12" office:value-type="string">
            <text:p text:style-name="P22">$0-17</text:p>
          </table:table-cell>
          <table:table-cell table:style-name="t0.B12" office:value-type="string">
            <text:p text:style-name="P22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6"><text:span text:style-name="T28">BDKG</text:span><text:span text:style-name="T28">-03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7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1.B2" table:number-rows-spanned="3" office:value-type="string">
            <text:p text:style-name="P67">Radia-tion source <text:s/>number</text:p>
          </table:table-cell>
          <table:table-cell table:style-name="t1.B2" table:number-rows-spanned="3" office:value-type="string">
            <text:p text:style-name="P48"><text:span text:style-name="T22">Distan-ce to source</text:span>, </text:p>
            <text:p text:style-name="P49">R, сm</text:p>
          </table:table-cell>
          <table:table-cell table:style-name="t1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.K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41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.D3" table:number-columns-spanned="3" office:value-type="string">
            <text:p text:style-name="P41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41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42"><text:span text:style-name="T49">H</text:span><text:span text:style-name="T51">1</text:span></text:p>
          </table:table-cell>
          <table:table-cell table:style-name="t1.D3" office:value-type="string">
            <text:p text:style-name="P41"><text:span text:style-name="T23">H</text:span><text:span text:style-name="T51">2</text:span></text:p>
          </table:table-cell>
          <table:table-cell table:style-name="t1.D3" office:value-type="string">
            <text:p text:style-name="P41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<text:span text:style-name="T22">0,07</text:span> Sv/h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5" office:value-type="string">
            <text:p text:style-name="P21">±<text:span text:style-name="T22">20</text:span></text:p>
          </table:table-cell>
        </table:table-row>
        <table:table-row>
          <table:table-cell table:style-name="t1.A5" office:value-type="string">
            <text:p text:style-name="P15">0,7 Sv/h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15">7 Sv/h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15">70 Sv/h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9" office:value-type="string">
            <text:p text:style-name="P15"><text:span text:style-name="T64">240</text:span> <text:span text:style-name="T64">Sv/h</text:span></text:p>
          </table:table-cell>
          <table:table-cell table:style-name="t1.B9" office:value-type="string">
            <text:p text:style-name="P22">$1-34</text:p>
          </table:table-cell>
          <table:table-cell table:style-name="t1.B9" office:value-type="string">
            <text:p text:style-name="P22">$1-44</text:p>
          </table:table-cell>
          <table:table-cell table:style-name="t1.B9" office:value-type="string">
            <text:p text:style-name="P22">$1-54</text:p>
          </table:table-cell>
          <table:table-cell table:style-name="t1.B9" office:value-type="string">
            <text:p text:style-name="P22">$1-64</text:p>
          </table:table-cell>
          <table:table-cell table:style-name="t1.B9" office:value-type="string">
            <text:p text:style-name="P22">$1-74</text:p>
          </table:table-cell>
          <table:table-cell table:style-name="t1.B9" office:value-type="string">
            <text:p text:style-name="P22">$1-84</text:p>
          </table:table-cell>
          <table:table-cell table:style-name="t1.B9" office:value-type="string">
            <text:p text:style-name="P23">$1-04</text:p>
          </table:table-cell>
          <table:table-cell table:style-name="t1.B9" office:value-type="string">
            <text:p text:style-name="P22">$1-14</text:p>
          </table:table-cell>
          <table:table-cell table:style-name="t1.B9" office:value-type="string">
            <text:p text:style-name="P22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6"><text:span text:style-name="T28">BDKG</text:span><text:span text:style-name="T28">-04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7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.B2" table:number-rows-spanned="3" office:value-type="string">
            <text:p text:style-name="P67">Radia-tion source <text:s/>number</text:p>
          </table:table-cell>
          <table:table-cell table:style-name="t2.B2" table:number-rows-spanned="3" office:value-type="string">
            <text:p text:style-name="P48"><text:span text:style-name="T22">Distan-ce to source</text:span>, </text:p>
            <text:p text:style-name="P49">R, сm</text:p>
          </table:table-cell>
          <table:table-cell table:style-name="t2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.K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41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.D3" table:number-columns-spanned="3" office:value-type="string">
            <text:p text:style-name="P41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41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42"><text:span text:style-name="T49">H</text:span><text:span text:style-name="T51">1</text:span></text:p>
          </table:table-cell>
          <table:table-cell table:style-name="t2.D3" office:value-type="string">
            <text:p text:style-name="P41"><text:span text:style-name="T23">H</text:span><text:span text:style-name="T51">2</text:span></text:p>
          </table:table-cell>
          <table:table-cell table:style-name="t2.D3" office:value-type="string">
            <text:p text:style-name="P41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<text:span text:style-name="T22">0,07</text:span> Sv/h</text:p>
          </table:table-cell>
          <table:table-cell table:style-name="t2.B5" office:value-type="string">
            <text:p text:style-name="P22">$2-30</text:p>
          </table:table-cell>
          <table:table-cell table:style-name="t2.B5" office:value-type="string">
            <text:p text:style-name="P22">$2-40</text:p>
          </table:table-cell>
          <table:table-cell table:style-name="t2.B5" office:value-type="string">
            <text:p text:style-name="P22">$2-50</text:p>
          </table:table-cell>
          <table:table-cell table:style-name="t2.B5" office:value-type="string">
            <text:p text:style-name="P22">$2-60</text:p>
          </table:table-cell>
          <table:table-cell table:style-name="t2.B5" office:value-type="string">
            <text:p text:style-name="P22">$2-70</text:p>
          </table:table-cell>
          <table:table-cell table:style-name="t2.B5" office:value-type="string">
            <text:p text:style-name="P22">$2-80</text:p>
          </table:table-cell>
          <table:table-cell table:style-name="t2.B5" office:value-type="string">
            <text:p text:style-name="P23">$2-00</text:p>
          </table:table-cell>
          <table:table-cell table:style-name="t2.B5" office:value-type="string">
            <text:p text:style-name="P22">$2-10</text:p>
          </table:table-cell>
          <table:table-cell table:style-name="t2.B5" office:value-type="string">
            <text:p text:style-name="P22">$2-20</text:p>
          </table:table-cell>
          <table:table-cell table:style-name="t2.K5" table:number-rows-spanned="9" office:value-type="string">
            <text:p text:style-name="P21">±<text:span text:style-name="T22">15</text:span></text:p>
          </table:table-cell>
        </table:table-row>
        <table:table-row>
          <table:table-cell table:style-name="t2.A5" office:value-type="string">
            <text:p text:style-name="P15">0,7 Sv/h</text:p>
          </table:table-cell>
          <table:table-cell table:style-name="t2.B5" office:value-type="string">
            <text:p text:style-name="P22">$2-31</text:p>
          </table:table-cell>
          <table:table-cell table:style-name="t2.B5" office:value-type="string">
            <text:p text:style-name="P22">$2-41</text:p>
          </table:table-cell>
          <table:table-cell table:style-name="t2.B5" office:value-type="string">
            <text:p text:style-name="P22">$2-51</text:p>
          </table:table-cell>
          <table:table-cell table:style-name="t2.B5" office:value-type="string">
            <text:p text:style-name="P22">$2-61</text:p>
          </table:table-cell>
          <table:table-cell table:style-name="t2.B5" office:value-type="string">
            <text:p text:style-name="P22">$2-71</text:p>
          </table:table-cell>
          <table:table-cell table:style-name="t2.B5" office:value-type="string">
            <text:p text:style-name="P22">$2-81</text:p>
          </table:table-cell>
          <table:table-cell table:style-name="t2.B5" office:value-type="string">
            <text:p text:style-name="P23">$2-01</text:p>
          </table:table-cell>
          <table:table-cell table:style-name="t2.B5" office:value-type="string">
            <text:p text:style-name="P22">$2-11</text:p>
          </table:table-cell>
          <table:table-cell table:style-name="t2.B5" office:value-type="string">
            <text:p text:style-name="P22">$2-21</text:p>
          </table:table-cell>
          <table:covered-table-cell/>
        </table:table-row>
        <table:table-row>
          <table:table-cell table:style-name="t2.A5" office:value-type="string">
            <text:p text:style-name="P15">7 Sv/h</text:p>
          </table:table-cell>
          <table:table-cell table:style-name="t2.B5" office:value-type="string">
            <text:p text:style-name="P22">$2-32</text:p>
          </table:table-cell>
          <table:table-cell table:style-name="t2.B5" office:value-type="string">
            <text:p text:style-name="P22">$2-42</text:p>
          </table:table-cell>
          <table:table-cell table:style-name="t2.B5" office:value-type="string">
            <text:p text:style-name="P22">$2-52</text:p>
          </table:table-cell>
          <table:table-cell table:style-name="t2.B5" office:value-type="string">
            <text:p text:style-name="P22">$2-62</text:p>
          </table:table-cell>
          <table:table-cell table:style-name="t2.B5" office:value-type="string">
            <text:p text:style-name="P22">$2-72</text:p>
          </table:table-cell>
          <table:table-cell table:style-name="t2.B5" office:value-type="string">
            <text:p text:style-name="P22">$2-82</text:p>
          </table:table-cell>
          <table:table-cell table:style-name="t2.B5" office:value-type="string">
            <text:p text:style-name="P23">$2-02</text:p>
          </table:table-cell>
          <table:table-cell table:style-name="t2.B5" office:value-type="string">
            <text:p text:style-name="P22">$2-12</text:p>
          </table:table-cell>
          <table:table-cell table:style-name="t2.B5" office:value-type="string">
            <text:p text:style-name="P22">$2-22</text:p>
          </table:table-cell>
          <table:covered-table-cell/>
        </table:table-row>
        <table:table-row>
          <table:table-cell table:style-name="t2.A5" office:value-type="string">
            <text:p text:style-name="P15">70 Sv/h</text:p>
          </table:table-cell>
          <table:table-cell table:style-name="t2.B5" office:value-type="string">
            <text:p text:style-name="P22">$2-33</text:p>
          </table:table-cell>
          <table:table-cell table:style-name="t2.B5" office:value-type="string">
            <text:p text:style-name="P22">$2-43</text:p>
          </table:table-cell>
          <table:table-cell table:style-name="t2.B5" office:value-type="string">
            <text:p text:style-name="P22">$2-53</text:p>
          </table:table-cell>
          <table:table-cell table:style-name="t2.B5" office:value-type="string">
            <text:p text:style-name="P22">$2-63</text:p>
          </table:table-cell>
          <table:table-cell table:style-name="t2.B5" office:value-type="string">
            <text:p text:style-name="P22">$2-73</text:p>
          </table:table-cell>
          <table:table-cell table:style-name="t2.B5" office:value-type="string">
            <text:p text:style-name="P22">$2-83</text:p>
          </table:table-cell>
          <table:table-cell table:style-name="t2.B5" office:value-type="string">
            <text:p text:style-name="P23">$2-03</text:p>
          </table:table-cell>
          <table:table-cell table:style-name="t2.B5" office:value-type="string">
            <text:p text:style-name="P22">$2-13</text:p>
          </table:table-cell>
          <table:table-cell table:style-name="t2.B5" office:value-type="string">
            <text:p text:style-name="P22">$2-23</text:p>
          </table:table-cell>
          <table:covered-table-cell/>
        </table:table-row>
        <table:table-row>
          <table:table-cell table:style-name="t2.A5" office:value-type="string">
            <text:p text:style-name="P15">0.7 mSv/h</text:p>
          </table:table-cell>
          <table:table-cell table:style-name="t2.B5" office:value-type="string">
            <text:p text:style-name="P22">$2-34</text:p>
          </table:table-cell>
          <table:table-cell table:style-name="t2.B5" office:value-type="string">
            <text:p text:style-name="P22">$2-44</text:p>
          </table:table-cell>
          <table:table-cell table:style-name="t2.B5" office:value-type="string">
            <text:p text:style-name="P22">$2-54</text:p>
          </table:table-cell>
          <table:table-cell table:style-name="t2.B5" office:value-type="string">
            <text:p text:style-name="P22">$2-64</text:p>
          </table:table-cell>
          <table:table-cell table:style-name="t2.B5" office:value-type="string">
            <text:p text:style-name="P22">$2-74</text:p>
          </table:table-cell>
          <table:table-cell table:style-name="t2.B5" office:value-type="string">
            <text:p text:style-name="P22">$2-84</text:p>
          </table:table-cell>
          <table:table-cell table:style-name="t2.B5" office:value-type="string">
            <text:p text:style-name="P23">$2-04</text:p>
          </table:table-cell>
          <table:table-cell table:style-name="t2.B5" office:value-type="string">
            <text:p text:style-name="P22">$2-14</text:p>
          </table:table-cell>
          <table:table-cell table:style-name="t2.B5" office:value-type="string">
            <text:p text:style-name="P22">$2-24</text:p>
          </table:table-cell>
          <table:covered-table-cell/>
        </table:table-row>
        <table:table-row>
          <table:table-cell table:style-name="t2.A5" office:value-type="string">
            <text:p text:style-name="P15">7,0 mSv/h</text:p>
          </table:table-cell>
          <table:table-cell table:style-name="t2.B5" office:value-type="string">
            <text:p text:style-name="P22">$2-35</text:p>
          </table:table-cell>
          <table:table-cell table:style-name="t2.B5" office:value-type="string">
            <text:p text:style-name="P22">$2-45</text:p>
          </table:table-cell>
          <table:table-cell table:style-name="t2.B5" office:value-type="string">
            <text:p text:style-name="P22">$2-55</text:p>
          </table:table-cell>
          <table:table-cell table:style-name="t2.B5" office:value-type="string">
            <text:p text:style-name="P22">$2-65</text:p>
          </table:table-cell>
          <table:table-cell table:style-name="t2.B5" office:value-type="string">
            <text:p text:style-name="P22">$2-75</text:p>
          </table:table-cell>
          <table:table-cell table:style-name="t2.B5" office:value-type="string">
            <text:p text:style-name="P22">$2-85</text:p>
          </table:table-cell>
          <table:table-cell table:style-name="t2.B5" office:value-type="string">
            <text:p text:style-name="P23">$2-05</text:p>
          </table:table-cell>
          <table:table-cell table:style-name="t2.B5" office:value-type="string">
            <text:p text:style-name="P22">$2-15</text:p>
          </table:table-cell>
          <table:table-cell table:style-name="t2.B5" office:value-type="string">
            <text:p text:style-name="P22">$2-25</text:p>
          </table:table-cell>
          <table:covered-table-cell/>
        </table:table-row>
        <table:table-row>
          <table:table-cell table:style-name="t2.A5" office:value-type="string">
            <text:p text:style-name="P15">70 mSv/h</text:p>
          </table:table-cell>
          <table:table-cell table:style-name="t2.B5" office:value-type="string">
            <text:p text:style-name="P22">$2-36</text:p>
          </table:table-cell>
          <table:table-cell table:style-name="t2.B5" office:value-type="string">
            <text:p text:style-name="P22">$2-46</text:p>
          </table:table-cell>
          <table:table-cell table:style-name="t2.B5" office:value-type="string">
            <text:p text:style-name="P22">$2-56</text:p>
          </table:table-cell>
          <table:table-cell table:style-name="t2.B5" office:value-type="string">
            <text:p text:style-name="P22">$2-66</text:p>
          </table:table-cell>
          <table:table-cell table:style-name="t2.B5" office:value-type="string">
            <text:p text:style-name="P22">$2-76</text:p>
          </table:table-cell>
          <table:table-cell table:style-name="t2.B5" office:value-type="string">
            <text:p text:style-name="P22">$2-86</text:p>
          </table:table-cell>
          <table:table-cell table:style-name="t2.B5" office:value-type="string">
            <text:p text:style-name="P23">$2-06</text:p>
          </table:table-cell>
          <table:table-cell table:style-name="t2.B5" office:value-type="string">
            <text:p text:style-name="P22">$2-16</text:p>
          </table:table-cell>
          <table:table-cell table:style-name="t2.B5" office:value-type="string">
            <text:p text:style-name="P22">$2-26</text:p>
          </table:table-cell>
          <table:covered-table-cell/>
        </table:table-row>
        <table:table-row>
          <table:table-cell table:style-name="t2.A5" office:value-type="string">
            <text:p text:style-name="P15"><text:span text:style-name="T64">0,7</text:span> Sv/h</text:p>
          </table:table-cell>
          <table:table-cell table:style-name="t2.B5" office:value-type="string">
            <text:p text:style-name="P22">$2-37</text:p>
          </table:table-cell>
          <table:table-cell table:style-name="t2.B5" office:value-type="string">
            <text:p text:style-name="P22">$2-47</text:p>
          </table:table-cell>
          <table:table-cell table:style-name="t2.B5" office:value-type="string">
            <text:p text:style-name="P22">$2-57</text:p>
          </table:table-cell>
          <table:table-cell table:style-name="t2.B5" office:value-type="string">
            <text:p text:style-name="P22">$2-67</text:p>
          </table:table-cell>
          <table:table-cell table:style-name="t2.B5" office:value-type="string">
            <text:p text:style-name="P22">$2-77</text:p>
          </table:table-cell>
          <table:table-cell table:style-name="t2.B5" office:value-type="string">
            <text:p text:style-name="P22">$2-87</text:p>
          </table:table-cell>
          <table:table-cell table:style-name="t2.B5" office:value-type="string">
            <text:p text:style-name="P23">$2-07</text:p>
          </table:table-cell>
          <table:table-cell table:style-name="t2.B5" office:value-type="string">
            <text:p text:style-name="P22">$2-17</text:p>
          </table:table-cell>
          <table:table-cell table:style-name="t2.B5" office:value-type="string">
            <text:p text:style-name="P22">$2-27</text:p>
          </table:table-cell>
          <table:covered-table-cell/>
        </table:table-row>
        <table:table-row>
          <table:table-cell table:style-name="t2.A13" office:value-type="string">
            <text:p text:style-name="P15">7 Sv/h</text:p>
          </table:table-cell>
          <table:table-cell table:style-name="t2.B13" office:value-type="string">
            <text:p text:style-name="P22">$2-3<text:span text:style-name="T22">8</text:span></text:p>
          </table:table-cell>
          <table:table-cell table:style-name="t2.B13" office:value-type="string">
            <text:p text:style-name="P22">$2-4<text:span text:style-name="T22">8</text:span></text:p>
          </table:table-cell>
          <table:table-cell table:style-name="t2.B13" office:value-type="string">
            <text:p text:style-name="P22">$2-5<text:span text:style-name="T22">8</text:span></text:p>
          </table:table-cell>
          <table:table-cell table:style-name="t2.B13" office:value-type="string">
            <text:p text:style-name="P22">$2-6<text:span text:style-name="T22">8</text:span></text:p>
          </table:table-cell>
          <table:table-cell table:style-name="t2.B13" office:value-type="string">
            <text:p text:style-name="P22">$2-7<text:span text:style-name="T22">8</text:span></text:p>
          </table:table-cell>
          <table:table-cell table:style-name="t2.B13" office:value-type="string">
            <text:p text:style-name="P22">$2-8<text:span text:style-name="T22">8</text:span></text:p>
          </table:table-cell>
          <table:table-cell table:style-name="t2.B13" office:value-type="string">
            <text:p text:style-name="P23">$2-08</text:p>
          </table:table-cell>
          <table:table-cell table:style-name="t2.B13" office:value-type="string">
            <text:p text:style-name="P22">$2-1<text:span text:style-name="T22">8</text:span></text:p>
          </table:table-cell>
          <table:table-cell table:style-name="t2.B13" office:value-type="string">
            <text:p text:style-name="P22">$2-2<text:span text:style-name="T22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6"><text:span text:style-name="T28">BDKG-05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7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3.B2" table:number-rows-spanned="3" office:value-type="string">
            <text:p text:style-name="P67">Radia-tion source <text:s/>number</text:p>
          </table:table-cell>
          <table:table-cell table:style-name="t3.B2" table:number-rows-spanned="3" office:value-type="string">
            <text:p text:style-name="P48"><text:span text:style-name="T22">Distan-ce to source</text:span>, </text:p>
            <text:p text:style-name="P49">R, сm</text:p>
          </table:table-cell>
          <table:table-cell table:style-name="t3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3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3.K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41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3.D3" table:number-columns-spanned="3" office:value-type="string">
            <text:p text:style-name="P41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41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42"><text:span text:style-name="T49">H</text:span><text:span text:style-name="T51">1</text:span></text:p>
          </table:table-cell>
          <table:table-cell table:style-name="t3.D3" office:value-type="string">
            <text:p text:style-name="P41"><text:span text:style-name="T23">H</text:span><text:span text:style-name="T51">2</text:span></text:p>
          </table:table-cell>
          <table:table-cell table:style-name="t3.D3" office:value-type="string">
            <text:p text:style-name="P41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<text:span text:style-name="T22">0,07</text:span> Sv/h</text:p>
          </table:table-cell>
          <table:table-cell table:style-name="t3.B5" office:value-type="string">
            <text:p text:style-name="P22">$3-30</text:p>
          </table:table-cell>
          <table:table-cell table:style-name="t3.B5" office:value-type="string">
            <text:p text:style-name="P22">$3-40</text:p>
          </table:table-cell>
          <table:table-cell table:style-name="t3.B5" office:value-type="string">
            <text:p text:style-name="P22">$3-50</text:p>
          </table:table-cell>
          <table:table-cell table:style-name="t3.B5" office:value-type="string">
            <text:p text:style-name="P22">$3-60</text:p>
          </table:table-cell>
          <table:table-cell table:style-name="t3.B5" office:value-type="string">
            <text:p text:style-name="P22">$3-70</text:p>
          </table:table-cell>
          <table:table-cell table:style-name="t3.B5" office:value-type="string">
            <text:p text:style-name="P22">$3-80</text:p>
          </table:table-cell>
          <table:table-cell table:style-name="t3.B5" office:value-type="string">
            <text:p text:style-name="P23">$3-00</text:p>
          </table:table-cell>
          <table:table-cell table:style-name="t3.B5" office:value-type="string">
            <text:p text:style-name="P22">$3-10</text:p>
          </table:table-cell>
          <table:table-cell table:style-name="t3.B5" office:value-type="string">
            <text:p text:style-name="P22">$3-20</text:p>
          </table:table-cell>
          <table:table-cell table:style-name="t3.K5" table:number-rows-spanned="4" office:value-type="string">
            <text:p text:style-name="P21">±<text:span text:style-name="T22">15</text:span></text:p>
          </table:table-cell>
        </table:table-row>
        <table:table-row>
          <table:table-cell table:style-name="t3.A5" office:value-type="string">
            <text:p text:style-name="P15">0,7 Sv/h</text:p>
          </table:table-cell>
          <table:table-cell table:style-name="t3.B5" office:value-type="string">
            <text:p text:style-name="P22">$3-31</text:p>
          </table:table-cell>
          <table:table-cell table:style-name="t3.B5" office:value-type="string">
            <text:p text:style-name="P22">$3-41</text:p>
          </table:table-cell>
          <table:table-cell table:style-name="t3.B5" office:value-type="string">
            <text:p text:style-name="P22">$3-51</text:p>
          </table:table-cell>
          <table:table-cell table:style-name="t3.B5" office:value-type="string">
            <text:p text:style-name="P22">$3-61</text:p>
          </table:table-cell>
          <table:table-cell table:style-name="t3.B5" office:value-type="string">
            <text:p text:style-name="P22">$3-71</text:p>
          </table:table-cell>
          <table:table-cell table:style-name="t3.B5" office:value-type="string">
            <text:p text:style-name="P22">$3-81</text:p>
          </table:table-cell>
          <table:table-cell table:style-name="t3.B5" office:value-type="string">
            <text:p text:style-name="P23">$3-01</text:p>
          </table:table-cell>
          <table:table-cell table:style-name="t3.B5" office:value-type="string">
            <text:p text:style-name="P22">$3-11</text:p>
          </table:table-cell>
          <table:table-cell table:style-name="t3.B5" office:value-type="string">
            <text:p text:style-name="P22">$3-21</text:p>
          </table:table-cell>
          <table:covered-table-cell/>
        </table:table-row>
        <table:table-row>
          <table:table-cell table:style-name="t3.A5" office:value-type="string">
            <text:p text:style-name="P15">7 Sv/h</text:p>
          </table:table-cell>
          <table:table-cell table:style-name="t3.B5" office:value-type="string">
            <text:p text:style-name="P22">$3-32</text:p>
          </table:table-cell>
          <table:table-cell table:style-name="t3.B5" office:value-type="string">
            <text:p text:style-name="P22">$3-42</text:p>
          </table:table-cell>
          <table:table-cell table:style-name="t3.B5" office:value-type="string">
            <text:p text:style-name="P22">$3-52</text:p>
          </table:table-cell>
          <table:table-cell table:style-name="t3.B5" office:value-type="string">
            <text:p text:style-name="P22">$3-62</text:p>
          </table:table-cell>
          <table:table-cell table:style-name="t3.B5" office:value-type="string">
            <text:p text:style-name="P22">$3-72</text:p>
          </table:table-cell>
          <table:table-cell table:style-name="t3.B5" office:value-type="string">
            <text:p text:style-name="P22">$3-82</text:p>
          </table:table-cell>
          <table:table-cell table:style-name="t3.B5" office:value-type="string">
            <text:p text:style-name="P23">$3-02</text:p>
          </table:table-cell>
          <table:table-cell table:style-name="t3.B5" office:value-type="string">
            <text:p text:style-name="P22">$3-12</text:p>
          </table:table-cell>
          <table:table-cell table:style-name="t3.B5" office:value-type="string">
            <text:p text:style-name="P22">$3-22</text:p>
          </table:table-cell>
          <table:covered-table-cell/>
        </table:table-row>
        <table:table-row>
          <table:table-cell table:style-name="t3.A8" office:value-type="string">
            <text:p text:style-name="P15">70 Sv/h</text:p>
          </table:table-cell>
          <table:table-cell table:style-name="t3.B8" office:value-type="string">
            <text:p text:style-name="P22">$3-33</text:p>
          </table:table-cell>
          <table:table-cell table:style-name="t3.B8" office:value-type="string">
            <text:p text:style-name="P22">$3-43</text:p>
          </table:table-cell>
          <table:table-cell table:style-name="t3.B8" office:value-type="string">
            <text:p text:style-name="P22">$3-53</text:p>
          </table:table-cell>
          <table:table-cell table:style-name="t3.B8" office:value-type="string">
            <text:p text:style-name="P22">$3-63</text:p>
          </table:table-cell>
          <table:table-cell table:style-name="t3.B8" office:value-type="string">
            <text:p text:style-name="P22">$3-73</text:p>
          </table:table-cell>
          <table:table-cell table:style-name="t3.B8" office:value-type="string">
            <text:p text:style-name="P22">$3-83</text:p>
          </table:table-cell>
          <table:table-cell table:style-name="t3.B8" office:value-type="string">
            <text:p text:style-name="P23">$3-03</text:p>
          </table:table-cell>
          <table:table-cell table:style-name="t3.B8" office:value-type="string">
            <text:p text:style-name="P22">$3-13</text:p>
          </table:table-cell>
          <table:table-cell table:style-name="t3.B8" office:value-type="string">
            <text:p text:style-name="P22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6"><text:span text:style-name="T28">BDKG-1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7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4.B2" table:number-rows-spanned="3" office:value-type="string">
            <text:p text:style-name="P67">Radia-tion source <text:s/>number</text:p>
          </table:table-cell>
          <table:table-cell table:style-name="t4.B2" table:number-rows-spanned="3" office:value-type="string">
            <text:p text:style-name="P48"><text:span text:style-name="T22">Distan-ce to source</text:span>, </text:p>
            <text:p text:style-name="P49">R, сm</text:p>
          </table:table-cell>
          <table:table-cell table:style-name="t4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4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4.K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41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4.D3" table:number-columns-spanned="3" office:value-type="string">
            <text:p text:style-name="P41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41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42"><text:span text:style-name="T49">H</text:span><text:span text:style-name="T51">1</text:span></text:p>
          </table:table-cell>
          <table:table-cell table:style-name="t4.D3" office:value-type="string">
            <text:p text:style-name="P41"><text:span text:style-name="T23">H</text:span><text:span text:style-name="T51">2</text:span></text:p>
          </table:table-cell>
          <table:table-cell table:style-name="t4.D3" office:value-type="string">
            <text:p text:style-name="P41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<text:span text:style-name="T22">0,07</text:span> Sv/h</text:p>
          </table:table-cell>
          <table:table-cell table:style-name="t4.B5" office:value-type="string">
            <text:p text:style-name="P22">$4-30</text:p>
          </table:table-cell>
          <table:table-cell table:style-name="t4.B5" office:value-type="string">
            <text:p text:style-name="P22">$4-40</text:p>
          </table:table-cell>
          <table:table-cell table:style-name="t4.B5" office:value-type="string">
            <text:p text:style-name="P22">$4-50</text:p>
          </table:table-cell>
          <table:table-cell table:style-name="t4.B5" office:value-type="string">
            <text:p text:style-name="P22">$4-60</text:p>
          </table:table-cell>
          <table:table-cell table:style-name="t4.B5" office:value-type="string">
            <text:p text:style-name="P22">$4-70</text:p>
          </table:table-cell>
          <table:table-cell table:style-name="t4.B5" office:value-type="string">
            <text:p text:style-name="P22">$4-80</text:p>
          </table:table-cell>
          <table:table-cell table:style-name="t4.B5" office:value-type="string">
            <text:p text:style-name="P23">$4-00</text:p>
          </table:table-cell>
          <table:table-cell table:style-name="t4.B5" office:value-type="string">
            <text:p text:style-name="P22">$4-10</text:p>
          </table:table-cell>
          <table:table-cell table:style-name="t4.B5" office:value-type="string">
            <text:p text:style-name="P22">$4-20</text:p>
          </table:table-cell>
          <table:table-cell table:style-name="t4.K5" table:number-rows-spanned="4" office:value-type="string">
            <text:p text:style-name="P21">±<text:span text:style-name="T22">15</text:span></text:p>
          </table:table-cell>
        </table:table-row>
        <table:table-row>
          <table:table-cell table:style-name="t4.A5" office:value-type="string">
            <text:p text:style-name="P15">0,7 Sv/h</text:p>
          </table:table-cell>
          <table:table-cell table:style-name="t4.B5" office:value-type="string">
            <text:p text:style-name="P22">$4-31</text:p>
          </table:table-cell>
          <table:table-cell table:style-name="t4.B5" office:value-type="string">
            <text:p text:style-name="P22">$4-41</text:p>
          </table:table-cell>
          <table:table-cell table:style-name="t4.B5" office:value-type="string">
            <text:p text:style-name="P22">$4-51</text:p>
          </table:table-cell>
          <table:table-cell table:style-name="t4.B5" office:value-type="string">
            <text:p text:style-name="P22">$4-61</text:p>
          </table:table-cell>
          <table:table-cell table:style-name="t4.B5" office:value-type="string">
            <text:p text:style-name="P22">$4-71</text:p>
          </table:table-cell>
          <table:table-cell table:style-name="t4.B5" office:value-type="string">
            <text:p text:style-name="P22">$4-81</text:p>
          </table:table-cell>
          <table:table-cell table:style-name="t4.B5" office:value-type="string">
            <text:p text:style-name="P23">$4-01</text:p>
          </table:table-cell>
          <table:table-cell table:style-name="t4.B5" office:value-type="string">
            <text:p text:style-name="P22">$4-11</text:p>
          </table:table-cell>
          <table:table-cell table:style-name="t4.B5" office:value-type="string">
            <text:p text:style-name="P22">$4-21</text:p>
          </table:table-cell>
          <table:covered-table-cell/>
        </table:table-row>
        <table:table-row>
          <table:table-cell table:style-name="t4.A5" office:value-type="string">
            <text:p text:style-name="P15">7 Sv/h</text:p>
          </table:table-cell>
          <table:table-cell table:style-name="t4.B5" office:value-type="string">
            <text:p text:style-name="P22">$4-32</text:p>
          </table:table-cell>
          <table:table-cell table:style-name="t4.B5" office:value-type="string">
            <text:p text:style-name="P22">$4-42</text:p>
          </table:table-cell>
          <table:table-cell table:style-name="t4.B5" office:value-type="string">
            <text:p text:style-name="P22">$4-52</text:p>
          </table:table-cell>
          <table:table-cell table:style-name="t4.B5" office:value-type="string">
            <text:p text:style-name="P22">$4-62</text:p>
          </table:table-cell>
          <table:table-cell table:style-name="t4.B5" office:value-type="string">
            <text:p text:style-name="P22">$4-72</text:p>
          </table:table-cell>
          <table:table-cell table:style-name="t4.B5" office:value-type="string">
            <text:p text:style-name="P22">$4-82</text:p>
          </table:table-cell>
          <table:table-cell table:style-name="t4.B5" office:value-type="string">
            <text:p text:style-name="P23">$4-02</text:p>
          </table:table-cell>
          <table:table-cell table:style-name="t4.B5" office:value-type="string">
            <text:p text:style-name="P22">$4-12</text:p>
          </table:table-cell>
          <table:table-cell table:style-name="t4.B5" office:value-type="string">
            <text:p text:style-name="P22">$4-22</text:p>
          </table:table-cell>
          <table:covered-table-cell/>
        </table:table-row>
        <table:table-row>
          <table:table-cell table:style-name="t4.A8" office:value-type="string">
            <text:p text:style-name="P15">70 Sv/h</text:p>
          </table:table-cell>
          <table:table-cell table:style-name="t4.B8" office:value-type="string">
            <text:p text:style-name="P22">$4-33</text:p>
          </table:table-cell>
          <table:table-cell table:style-name="t4.B8" office:value-type="string">
            <text:p text:style-name="P22">$4-43</text:p>
          </table:table-cell>
          <table:table-cell table:style-name="t4.B8" office:value-type="string">
            <text:p text:style-name="P22">$4-53</text:p>
          </table:table-cell>
          <table:table-cell table:style-name="t4.B8" office:value-type="string">
            <text:p text:style-name="P22">$4-63</text:p>
          </table:table-cell>
          <table:table-cell table:style-name="t4.B8" office:value-type="string">
            <text:p text:style-name="P22">$4-73</text:p>
          </table:table-cell>
          <table:table-cell table:style-name="t4.B8" office:value-type="string">
            <text:p text:style-name="P22">$4-83</text:p>
          </table:table-cell>
          <table:table-cell table:style-name="t4.B8" office:value-type="string">
            <text:p text:style-name="P23">$4-03</text:p>
          </table:table-cell>
          <table:table-cell table:style-name="t4.B8" office:value-type="string">
            <text:p text:style-name="P22">$4-13</text:p>
          </table:table-cell>
          <table:table-cell table:style-name="t4.B8" office:value-type="string">
            <text:p text:style-name="P22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6"><text:span text:style-name="T28">BDKG-17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7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5.B2" table:number-rows-spanned="3" office:value-type="string">
            <text:p text:style-name="P67">Radia-tion source <text:s/>number</text:p>
          </table:table-cell>
          <table:table-cell table:style-name="t5.B2" table:number-rows-spanned="3" office:value-type="string">
            <text:p text:style-name="P48"><text:span text:style-name="T22">Distan-ce to source</text:span>, </text:p>
            <text:p text:style-name="P49">R, сm</text:p>
          </table:table-cell>
          <table:table-cell table:style-name="t5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5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5.K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41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5.D3" table:number-columns-spanned="3" office:value-type="string">
            <text:p text:style-name="P41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41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42"><text:span text:style-name="T49">H</text:span><text:span text:style-name="T51">1</text:span></text:p>
          </table:table-cell>
          <table:table-cell table:style-name="t5.D3" office:value-type="string">
            <text:p text:style-name="P41"><text:span text:style-name="T23">H</text:span><text:span text:style-name="T51">2</text:span></text:p>
          </table:table-cell>
          <table:table-cell table:style-name="t5.D3" office:value-type="string">
            <text:p text:style-name="P41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<text:span text:style-name="T22">7,0</text:span> mSv/h</text:p>
          </table:table-cell>
          <table:table-cell table:style-name="t5.B5" office:value-type="string">
            <text:p text:style-name="P22">$5-30</text:p>
          </table:table-cell>
          <table:table-cell table:style-name="t5.B5" office:value-type="string">
            <text:p text:style-name="P22">$5-40</text:p>
          </table:table-cell>
          <table:table-cell table:style-name="t5.B5" office:value-type="string">
            <text:p text:style-name="P22">$5-50</text:p>
          </table:table-cell>
          <table:table-cell table:style-name="t5.B5" office:value-type="string">
            <text:p text:style-name="P22">$5-60</text:p>
          </table:table-cell>
          <table:table-cell table:style-name="t5.B5" office:value-type="string">
            <text:p text:style-name="P22">$5-70</text:p>
          </table:table-cell>
          <table:table-cell table:style-name="t5.B5" office:value-type="string">
            <text:p text:style-name="P22">$5-80</text:p>
          </table:table-cell>
          <table:table-cell table:style-name="t5.B5" office:value-type="string">
            <text:p text:style-name="P23">$5-00</text:p>
          </table:table-cell>
          <table:table-cell table:style-name="t5.B5" office:value-type="string">
            <text:p text:style-name="P22">$5-10</text:p>
          </table:table-cell>
          <table:table-cell table:style-name="t5.B5" office:value-type="string">
            <text:p text:style-name="P22">$5-20</text:p>
          </table:table-cell>
          <table:table-cell table:style-name="t5.K5" table:number-rows-spanned="5" office:value-type="string">
            <text:p text:style-name="P21">±<text:span text:style-name="T22">20</text:span></text:p>
          </table:table-cell>
        </table:table-row>
        <table:table-row>
          <table:table-cell table:style-name="t5.A5" office:value-type="string">
            <text:p text:style-name="P15">7<text:span text:style-name="T22">0</text:span> mSv/h</text:p>
          </table:table-cell>
          <table:table-cell table:style-name="t5.B5" office:value-type="string">
            <text:p text:style-name="P22">$5-31</text:p>
          </table:table-cell>
          <table:table-cell table:style-name="t5.B5" office:value-type="string">
            <text:p text:style-name="P22">$5-41</text:p>
          </table:table-cell>
          <table:table-cell table:style-name="t5.B5" office:value-type="string">
            <text:p text:style-name="P22">$5-51</text:p>
          </table:table-cell>
          <table:table-cell table:style-name="t5.B5" office:value-type="string">
            <text:p text:style-name="P22">$5-61</text:p>
          </table:table-cell>
          <table:table-cell table:style-name="t5.B5" office:value-type="string">
            <text:p text:style-name="P22">$5-71</text:p>
          </table:table-cell>
          <table:table-cell table:style-name="t5.B5" office:value-type="string">
            <text:p text:style-name="P22">$5-81</text:p>
          </table:table-cell>
          <table:table-cell table:style-name="t5.B5" office:value-type="string">
            <text:p text:style-name="P23">$5-01</text:p>
          </table:table-cell>
          <table:table-cell table:style-name="t5.B5" office:value-type="string">
            <text:p text:style-name="P22">$5-11</text:p>
          </table:table-cell>
          <table:table-cell table:style-name="t5.B5" office:value-type="string">
            <text:p text:style-name="P22">$5-21</text:p>
          </table:table-cell>
          <table:covered-table-cell/>
        </table:table-row>
        <table:table-row>
          <table:table-cell table:style-name="t5.A5" office:value-type="string">
            <text:p text:style-name="P15"><text:span text:style-name="T22">0,</text:span>7 Sv/h</text:p>
          </table:table-cell>
          <table:table-cell table:style-name="t5.B5" office:value-type="string">
            <text:p text:style-name="P22">$5-32</text:p>
          </table:table-cell>
          <table:table-cell table:style-name="t5.B5" office:value-type="string">
            <text:p text:style-name="P22">$5-42</text:p>
          </table:table-cell>
          <table:table-cell table:style-name="t5.B5" office:value-type="string">
            <text:p text:style-name="P22">$5-52</text:p>
          </table:table-cell>
          <table:table-cell table:style-name="t5.B5" office:value-type="string">
            <text:p text:style-name="P22">$5-62</text:p>
          </table:table-cell>
          <table:table-cell table:style-name="t5.B5" office:value-type="string">
            <text:p text:style-name="P22">$5-72</text:p>
          </table:table-cell>
          <table:table-cell table:style-name="t5.B5" office:value-type="string">
            <text:p text:style-name="P22">$5-82</text:p>
          </table:table-cell>
          <table:table-cell table:style-name="t5.B5" office:value-type="string">
            <text:p text:style-name="P23">$5-02</text:p>
          </table:table-cell>
          <table:table-cell table:style-name="t5.B5" office:value-type="string">
            <text:p text:style-name="P22">$5-12</text:p>
          </table:table-cell>
          <table:table-cell table:style-name="t5.B5" office:value-type="string">
            <text:p text:style-name="P22">$5-22</text:p>
          </table:table-cell>
          <table:covered-table-cell/>
        </table:table-row>
        <table:table-row>
          <table:table-cell table:style-name="t5.A5" office:value-type="string">
            <text:p text:style-name="P15">7 Sv/h</text:p>
          </table:table-cell>
          <table:table-cell table:style-name="t5.B5" office:value-type="string">
            <text:p text:style-name="P22">$5-33</text:p>
          </table:table-cell>
          <table:table-cell table:style-name="t5.B5" office:value-type="string">
            <text:p text:style-name="P22">$5-43</text:p>
          </table:table-cell>
          <table:table-cell table:style-name="t5.B5" office:value-type="string">
            <text:p text:style-name="P22">$5-53</text:p>
          </table:table-cell>
          <table:table-cell table:style-name="t5.B5" office:value-type="string">
            <text:p text:style-name="P22">$5-63</text:p>
          </table:table-cell>
          <table:table-cell table:style-name="t5.B5" office:value-type="string">
            <text:p text:style-name="P22">$5-73</text:p>
          </table:table-cell>
          <table:table-cell table:style-name="t5.B5" office:value-type="string">
            <text:p text:style-name="P22">$5-83</text:p>
          </table:table-cell>
          <table:table-cell table:style-name="t5.B5" office:value-type="string">
            <text:p text:style-name="P23">$5-03</text:p>
          </table:table-cell>
          <table:table-cell table:style-name="t5.B5" office:value-type="string">
            <text:p text:style-name="P22">$5-13</text:p>
          </table:table-cell>
          <table:table-cell table:style-name="t5.B5" office:value-type="string">
            <text:p text:style-name="P22">$5-23</text:p>
          </table:table-cell>
          <table:covered-table-cell/>
        </table:table-row>
        <table:table-row>
          <table:table-cell table:style-name="t5.A9" office:value-type="string">
            <text:p text:style-name="P15"><text:span text:style-name="T22">40</text:span> Sv/h</text:p>
          </table:table-cell>
          <table:table-cell table:style-name="t5.B9" office:value-type="string">
            <text:p text:style-name="P22">$5-34</text:p>
          </table:table-cell>
          <table:table-cell table:style-name="t5.B9" office:value-type="string">
            <text:p text:style-name="P22">$5-44</text:p>
          </table:table-cell>
          <table:table-cell table:style-name="t5.B9" office:value-type="string">
            <text:p text:style-name="P22">$5-54</text:p>
          </table:table-cell>
          <table:table-cell table:style-name="t5.B9" office:value-type="string">
            <text:p text:style-name="P22">$5-64</text:p>
          </table:table-cell>
          <table:table-cell table:style-name="t5.B9" office:value-type="string">
            <text:p text:style-name="P22">$5-74</text:p>
          </table:table-cell>
          <table:table-cell table:style-name="t5.B9" office:value-type="string">
            <text:p text:style-name="P22">$5-84</text:p>
          </table:table-cell>
          <table:table-cell table:style-name="t5.B9" office:value-type="string">
            <text:p text:style-name="P23">$5-04</text:p>
          </table:table-cell>
          <table:table-cell table:style-name="t5.B9" office:value-type="string">
            <text:p text:style-name="P22">$5-14</text:p>
          </table:table-cell>
          <table:table-cell table:style-name="t5.B9" office:value-type="string">
            <text:p text:style-name="P22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6"><text:span text:style-name="T28">BDKG-24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7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6.B2" table:number-rows-spanned="3" office:value-type="string">
            <text:p text:style-name="P67">Radia-tion source <text:s/>number</text:p>
          </table:table-cell>
          <table:table-cell table:style-name="t6.B2" table:number-rows-spanned="3" office:value-type="string">
            <text:p text:style-name="P48"><text:span text:style-name="T22">Distan-ce to source</text:span>, </text:p>
            <text:p text:style-name="P49">R, сm</text:p>
          </table:table-cell>
          <table:table-cell table:style-name="t6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6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6.K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41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6.D3" table:number-columns-spanned="3" office:value-type="string">
            <text:p text:style-name="P41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41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42"><text:span text:style-name="T49">H</text:span><text:span text:style-name="T51">1</text:span></text:p>
          </table:table-cell>
          <table:table-cell table:style-name="t6.D3" office:value-type="string">
            <text:p text:style-name="P41"><text:span text:style-name="T23">H</text:span><text:span text:style-name="T51">2</text:span></text:p>
          </table:table-cell>
          <table:table-cell table:style-name="t6.D3" office:value-type="string">
            <text:p text:style-name="P41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<text:span text:style-name="T64">0,07</text:span> Sv/h</text:p>
          </table:table-cell>
          <table:table-cell table:style-name="t6.B5" office:value-type="string">
            <text:p text:style-name="P22">$6-30</text:p>
          </table:table-cell>
          <table:table-cell table:style-name="t6.B5" office:value-type="string">
            <text:p text:style-name="P22">$6-40</text:p>
          </table:table-cell>
          <table:table-cell table:style-name="t6.B5" office:value-type="string">
            <text:p text:style-name="P22">$6-50</text:p>
          </table:table-cell>
          <table:table-cell table:style-name="t6.B5" office:value-type="string">
            <text:p text:style-name="P22">$6-60</text:p>
          </table:table-cell>
          <table:table-cell table:style-name="t6.B5" office:value-type="string">
            <text:p text:style-name="P22">$6-70</text:p>
          </table:table-cell>
          <table:table-cell table:style-name="t6.B5" office:value-type="string">
            <text:p text:style-name="P22">$6-80</text:p>
          </table:table-cell>
          <table:table-cell table:style-name="t6.B5" office:value-type="string">
            <text:p text:style-name="P23">$6-00</text:p>
          </table:table-cell>
          <table:table-cell table:style-name="t6.B5" office:value-type="string">
            <text:p text:style-name="P22">$6-10</text:p>
          </table:table-cell>
          <table:table-cell table:style-name="t6.B5" office:value-type="string">
            <text:p text:style-name="P22">$6-20</text:p>
          </table:table-cell>
          <table:table-cell table:style-name="t6.K5" table:number-rows-spanned="8" office:value-type="string">
            <text:p text:style-name="P21">±<text:span text:style-name="T22">15</text:span></text:p>
          </table:table-cell>
        </table:table-row>
        <table:table-row>
          <table:table-cell table:style-name="t6.A5" office:value-type="string">
            <text:p text:style-name="P15">0,7 Sv/h</text:p>
          </table:table-cell>
          <table:table-cell table:style-name="t6.B5" office:value-type="string">
            <text:p text:style-name="P22">$6-31</text:p>
          </table:table-cell>
          <table:table-cell table:style-name="t6.B5" office:value-type="string">
            <text:p text:style-name="P22">$6-41</text:p>
          </table:table-cell>
          <table:table-cell table:style-name="t6.B5" office:value-type="string">
            <text:p text:style-name="P22">$6-51</text:p>
          </table:table-cell>
          <table:table-cell table:style-name="t6.B5" office:value-type="string">
            <text:p text:style-name="P22">$6-61</text:p>
          </table:table-cell>
          <table:table-cell table:style-name="t6.B5" office:value-type="string">
            <text:p text:style-name="P22">$6-71</text:p>
          </table:table-cell>
          <table:table-cell table:style-name="t6.B5" office:value-type="string">
            <text:p text:style-name="P22">$6-81</text:p>
          </table:table-cell>
          <table:table-cell table:style-name="t6.B5" office:value-type="string">
            <text:p text:style-name="P23">$6-01</text:p>
          </table:table-cell>
          <table:table-cell table:style-name="t6.B5" office:value-type="string">
            <text:p text:style-name="P22">$6-11</text:p>
          </table:table-cell>
          <table:table-cell table:style-name="t6.B5" office:value-type="string">
            <text:p text:style-name="P22">$6-21</text:p>
          </table:table-cell>
          <table:covered-table-cell/>
        </table:table-row>
        <table:table-row>
          <table:table-cell table:style-name="t6.A5" office:value-type="string">
            <text:p text:style-name="P15">7 Sv/h</text:p>
          </table:table-cell>
          <table:table-cell table:style-name="t6.B5" office:value-type="string">
            <text:p text:style-name="P22">$6-32</text:p>
          </table:table-cell>
          <table:table-cell table:style-name="t6.B5" office:value-type="string">
            <text:p text:style-name="P22">$6-42</text:p>
          </table:table-cell>
          <table:table-cell table:style-name="t6.B5" office:value-type="string">
            <text:p text:style-name="P22">$6-52</text:p>
          </table:table-cell>
          <table:table-cell table:style-name="t6.B5" office:value-type="string">
            <text:p text:style-name="P22">$6-62</text:p>
          </table:table-cell>
          <table:table-cell table:style-name="t6.B5" office:value-type="string">
            <text:p text:style-name="P22">$6-72</text:p>
          </table:table-cell>
          <table:table-cell table:style-name="t6.B5" office:value-type="string">
            <text:p text:style-name="P22">$6-82</text:p>
          </table:table-cell>
          <table:table-cell table:style-name="t6.B5" office:value-type="string">
            <text:p text:style-name="P23">$6-02</text:p>
          </table:table-cell>
          <table:table-cell table:style-name="t6.B5" office:value-type="string">
            <text:p text:style-name="P22">$6-12</text:p>
          </table:table-cell>
          <table:table-cell table:style-name="t6.B5" office:value-type="string">
            <text:p text:style-name="P22">$6-22</text:p>
          </table:table-cell>
          <table:covered-table-cell/>
        </table:table-row>
        <table:table-row>
          <table:table-cell table:style-name="t6.A5" office:value-type="string">
            <text:p text:style-name="P15">70 Sv/h</text:p>
          </table:table-cell>
          <table:table-cell table:style-name="t6.B5" office:value-type="string">
            <text:p text:style-name="P22">$6-33</text:p>
          </table:table-cell>
          <table:table-cell table:style-name="t6.B5" office:value-type="string">
            <text:p text:style-name="P22">$6-43</text:p>
          </table:table-cell>
          <table:table-cell table:style-name="t6.B5" office:value-type="string">
            <text:p text:style-name="P22">$6-53</text:p>
          </table:table-cell>
          <table:table-cell table:style-name="t6.B5" office:value-type="string">
            <text:p text:style-name="P22">$6-63</text:p>
          </table:table-cell>
          <table:table-cell table:style-name="t6.B5" office:value-type="string">
            <text:p text:style-name="P22">$6-73</text:p>
          </table:table-cell>
          <table:table-cell table:style-name="t6.B5" office:value-type="string">
            <text:p text:style-name="P22">$6-83</text:p>
          </table:table-cell>
          <table:table-cell table:style-name="t6.B5" office:value-type="string">
            <text:p text:style-name="P23">$6-03</text:p>
          </table:table-cell>
          <table:table-cell table:style-name="t6.B5" office:value-type="string">
            <text:p text:style-name="P22">$6-13</text:p>
          </table:table-cell>
          <table:table-cell table:style-name="t6.B5" office:value-type="string">
            <text:p text:style-name="P22">$6-23</text:p>
          </table:table-cell>
          <table:covered-table-cell/>
        </table:table-row>
        <table:table-row>
          <table:table-cell table:style-name="t6.A5" office:value-type="string">
            <text:p text:style-name="P15">0.7 mSv/h</text:p>
          </table:table-cell>
          <table:table-cell table:style-name="t6.B5" office:value-type="string">
            <text:p text:style-name="P22">$6-34</text:p>
          </table:table-cell>
          <table:table-cell table:style-name="t6.B5" office:value-type="string">
            <text:p text:style-name="P22">$6-44</text:p>
          </table:table-cell>
          <table:table-cell table:style-name="t6.B5" office:value-type="string">
            <text:p text:style-name="P22">$6-54</text:p>
          </table:table-cell>
          <table:table-cell table:style-name="t6.B5" office:value-type="string">
            <text:p text:style-name="P22">$6-64</text:p>
          </table:table-cell>
          <table:table-cell table:style-name="t6.B5" office:value-type="string">
            <text:p text:style-name="P22">$6-74</text:p>
          </table:table-cell>
          <table:table-cell table:style-name="t6.B5" office:value-type="string">
            <text:p text:style-name="P22">$6-84</text:p>
          </table:table-cell>
          <table:table-cell table:style-name="t6.B5" office:value-type="string">
            <text:p text:style-name="P23">$6-04</text:p>
          </table:table-cell>
          <table:table-cell table:style-name="t6.B5" office:value-type="string">
            <text:p text:style-name="P22">$6-14</text:p>
          </table:table-cell>
          <table:table-cell table:style-name="t6.B5" office:value-type="string">
            <text:p text:style-name="P22">$6-24</text:p>
          </table:table-cell>
          <table:covered-table-cell/>
        </table:table-row>
        <table:table-row>
          <table:table-cell table:style-name="t6.A5" office:value-type="string">
            <text:p text:style-name="P15">7,0 mSv/h</text:p>
          </table:table-cell>
          <table:table-cell table:style-name="t6.B5" office:value-type="string">
            <text:p text:style-name="P22">$6-35</text:p>
          </table:table-cell>
          <table:table-cell table:style-name="t6.B5" office:value-type="string">
            <text:p text:style-name="P22">$6-45</text:p>
          </table:table-cell>
          <table:table-cell table:style-name="t6.B5" office:value-type="string">
            <text:p text:style-name="P22">$6-55</text:p>
          </table:table-cell>
          <table:table-cell table:style-name="t6.B5" office:value-type="string">
            <text:p text:style-name="P22">$6-65</text:p>
          </table:table-cell>
          <table:table-cell table:style-name="t6.B5" office:value-type="string">
            <text:p text:style-name="P22">$6-75</text:p>
          </table:table-cell>
          <table:table-cell table:style-name="t6.B5" office:value-type="string">
            <text:p text:style-name="P22">$6-85</text:p>
          </table:table-cell>
          <table:table-cell table:style-name="t6.B5" office:value-type="string">
            <text:p text:style-name="P23">$6-05</text:p>
          </table:table-cell>
          <table:table-cell table:style-name="t6.B5" office:value-type="string">
            <text:p text:style-name="P22">$6-15</text:p>
          </table:table-cell>
          <table:table-cell table:style-name="t6.B5" office:value-type="string">
            <text:p text:style-name="P22">$6-25</text:p>
          </table:table-cell>
          <table:covered-table-cell/>
        </table:table-row>
        <table:table-row>
          <table:table-cell table:style-name="t6.A5" office:value-type="string">
            <text:p text:style-name="P15">70 mSv/h</text:p>
          </table:table-cell>
          <table:table-cell table:style-name="t6.B5" office:value-type="string">
            <text:p text:style-name="P22">$6-36</text:p>
          </table:table-cell>
          <table:table-cell table:style-name="t6.B5" office:value-type="string">
            <text:p text:style-name="P22">$6-46</text:p>
          </table:table-cell>
          <table:table-cell table:style-name="t6.B5" office:value-type="string">
            <text:p text:style-name="P22">$6-56</text:p>
          </table:table-cell>
          <table:table-cell table:style-name="t6.B5" office:value-type="string">
            <text:p text:style-name="P22">$6-66</text:p>
          </table:table-cell>
          <table:table-cell table:style-name="t6.B5" office:value-type="string">
            <text:p text:style-name="P22">$6-76</text:p>
          </table:table-cell>
          <table:table-cell table:style-name="t6.B5" office:value-type="string">
            <text:p text:style-name="P22">$6-86</text:p>
          </table:table-cell>
          <table:table-cell table:style-name="t6.B5" office:value-type="string">
            <text:p text:style-name="P23">$6-06</text:p>
          </table:table-cell>
          <table:table-cell table:style-name="t6.B5" office:value-type="string">
            <text:p text:style-name="P22">$6-16</text:p>
          </table:table-cell>
          <table:table-cell table:style-name="t6.B5" office:value-type="string">
            <text:p text:style-name="P22">$6-26</text:p>
          </table:table-cell>
          <table:covered-table-cell/>
        </table:table-row>
        <table:table-row>
          <table:table-cell table:style-name="t6.A12" office:value-type="string">
            <text:p text:style-name="P15">0,7 Sv/h</text:p>
          </table:table-cell>
          <table:table-cell table:style-name="t6.B12" office:value-type="string">
            <text:p text:style-name="P22">$6-3<text:span text:style-name="T64">7</text:span></text:p>
          </table:table-cell>
          <table:table-cell table:style-name="t6.B12" office:value-type="string">
            <text:p text:style-name="P22">$6-4<text:span text:style-name="T64">7</text:span></text:p>
          </table:table-cell>
          <table:table-cell table:style-name="t6.B12" office:value-type="string">
            <text:p text:style-name="P22">$6-5<text:span text:style-name="T64">7</text:span></text:p>
          </table:table-cell>
          <table:table-cell table:style-name="t6.B12" office:value-type="string">
            <text:p text:style-name="P22">$6-6<text:span text:style-name="T64">7</text:span></text:p>
          </table:table-cell>
          <table:table-cell table:style-name="t6.B12" office:value-type="string">
            <text:p text:style-name="P22">$6-7<text:span text:style-name="T64">7</text:span></text:p>
          </table:table-cell>
          <table:table-cell table:style-name="t6.B12" office:value-type="string">
            <text:p text:style-name="P22">$6-8<text:span text:style-name="T64">7</text:span></text:p>
          </table:table-cell>
          <table:table-cell table:style-name="t6.B12" office:value-type="string">
            <text:p text:style-name="P23">$6-0<text:span text:style-name="T64">7</text:span></text:p>
          </table:table-cell>
          <table:table-cell table:style-name="t6.B12" office:value-type="string">
            <text:p text:style-name="P22">$6-1<text:span text:style-name="T64">7</text:span></text:p>
          </table:table-cell>
          <table:table-cell table:style-name="t6.B12" office:value-type="string">
            <text:p text:style-name="P22">$6-2<text:span text:style-name="T64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6"><text:span text:style-name="T28">BDKG-30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7"><text:span text:style-name="T22">Kerma rate at check point</text:span> <text:span text:style-name="T66">Ḣ</text:span><text:span text:style-name="T53">oi</text:span><text:span text:style-name="T82">(10)</text:span></text:p>
          </table:table-cell>
          <table:table-cell table:style-name="t7.B2" table:number-rows-spanned="3" office:value-type="string">
            <text:p text:style-name="P67">Radia-tion source <text:s/>number</text:p>
          </table:table-cell>
          <table:table-cell table:style-name="t7.B2" table:number-rows-spanned="3" office:value-type="string">
            <text:p text:style-name="P48"><text:span text:style-name="T22">Distan-ce to source</text:span>, </text:p>
            <text:p text:style-name="P49">R, сm</text:p>
          </table:table-cell>
          <table:table-cell table:style-name="t7.B2" table:number-columns-spanned="5" office:value-type="string">
            <text:p text:style-name="P41"><text:span text:style-name="T22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7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7.K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41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7.D3" table:number-columns-spanned="3" office:value-type="string">
            <text:p text:style-name="P41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41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42"><text:span text:style-name="T49">H</text:span><text:span text:style-name="T51">1</text:span></text:p>
          </table:table-cell>
          <table:table-cell table:style-name="t7.D3" office:value-type="string">
            <text:p text:style-name="P41"><text:span text:style-name="T23">H</text:span><text:span text:style-name="T51">2</text:span></text:p>
          </table:table-cell>
          <table:table-cell table:style-name="t7.D3" office:value-type="string">
            <text:p text:style-name="P41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0,<text:span text:style-name="T22">03</text:span> <text:span text:style-name="T22">Gy</text:span>/h</text:p>
          </table:table-cell>
          <table:table-cell table:style-name="t7.B5" office:value-type="string">
            <text:p text:style-name="P22">$7-30</text:p>
          </table:table-cell>
          <table:table-cell table:style-name="t7.B5" office:value-type="string">
            <text:p text:style-name="P22">$7-40</text:p>
          </table:table-cell>
          <table:table-cell table:style-name="t7.B5" office:value-type="string">
            <text:p text:style-name="P22">$7-50</text:p>
          </table:table-cell>
          <table:table-cell table:style-name="t7.B5" office:value-type="string">
            <text:p text:style-name="P22">$7-60</text:p>
          </table:table-cell>
          <table:table-cell table:style-name="t7.B5" office:value-type="string">
            <text:p text:style-name="P22">$7-70</text:p>
          </table:table-cell>
          <table:table-cell table:style-name="t7.B5" office:value-type="string">
            <text:p text:style-name="P22">$7-80</text:p>
          </table:table-cell>
          <table:table-cell table:style-name="t7.B5" office:value-type="string">
            <text:p text:style-name="P23">$7-00</text:p>
          </table:table-cell>
          <table:table-cell table:style-name="t7.B5" office:value-type="string">
            <text:p text:style-name="P22">$7-10</text:p>
          </table:table-cell>
          <table:table-cell table:style-name="t7.B5" office:value-type="string">
            <text:p text:style-name="P22">$7-20</text:p>
          </table:table-cell>
          <table:table-cell table:style-name="t7.K5" table:number-rows-spanned="8" office:value-type="string">
            <text:p text:style-name="P21">±<text:span text:style-name="T22">15</text:span></text:p>
          </table:table-cell>
        </table:table-row>
        <table:table-row>
          <table:table-cell table:style-name="t7.A5" office:value-type="string">
            <text:p text:style-name="P15">0,<text:span text:style-name="T64">7</text:span> <text:span text:style-name="T22">Gy</text:span>/h</text:p>
          </table:table-cell>
          <table:table-cell table:style-name="t7.B5" office:value-type="string">
            <text:p text:style-name="P22">$7-31</text:p>
          </table:table-cell>
          <table:table-cell table:style-name="t7.B5" office:value-type="string">
            <text:p text:style-name="P22">$7-41</text:p>
          </table:table-cell>
          <table:table-cell table:style-name="t7.B5" office:value-type="string">
            <text:p text:style-name="P22">$7-51</text:p>
          </table:table-cell>
          <table:table-cell table:style-name="t7.B5" office:value-type="string">
            <text:p text:style-name="P22">$7-61</text:p>
          </table:table-cell>
          <table:table-cell table:style-name="t7.B5" office:value-type="string">
            <text:p text:style-name="P22">$7-71</text:p>
          </table:table-cell>
          <table:table-cell table:style-name="t7.B5" office:value-type="string">
            <text:p text:style-name="P22">$7-81</text:p>
          </table:table-cell>
          <table:table-cell table:style-name="t7.B5" office:value-type="string">
            <text:p text:style-name="P23">$7-01</text:p>
          </table:table-cell>
          <table:table-cell table:style-name="t7.B5" office:value-type="string">
            <text:p text:style-name="P22">$7-11</text:p>
          </table:table-cell>
          <table:table-cell table:style-name="t7.B5" office:value-type="string">
            <text:p text:style-name="P22">$7-21</text:p>
          </table:table-cell>
          <table:covered-table-cell/>
        </table:table-row>
        <table:table-row>
          <table:table-cell table:style-name="t7.A5" office:value-type="string">
            <text:p text:style-name="P15">7 <text:span text:style-name="T22">Gy</text:span>/h</text:p>
          </table:table-cell>
          <table:table-cell table:style-name="t7.B5" office:value-type="string">
            <text:p text:style-name="P22">$7-32</text:p>
          </table:table-cell>
          <table:table-cell table:style-name="t7.B5" office:value-type="string">
            <text:p text:style-name="P22">$7-42</text:p>
          </table:table-cell>
          <table:table-cell table:style-name="t7.B5" office:value-type="string">
            <text:p text:style-name="P22">$7-52</text:p>
          </table:table-cell>
          <table:table-cell table:style-name="t7.B5" office:value-type="string">
            <text:p text:style-name="P22">$7-62</text:p>
          </table:table-cell>
          <table:table-cell table:style-name="t7.B5" office:value-type="string">
            <text:p text:style-name="P22">$7-72</text:p>
          </table:table-cell>
          <table:table-cell table:style-name="t7.B5" office:value-type="string">
            <text:p text:style-name="P22">$7-82</text:p>
          </table:table-cell>
          <table:table-cell table:style-name="t7.B5" office:value-type="string">
            <text:p text:style-name="P23">$7-02</text:p>
          </table:table-cell>
          <table:table-cell table:style-name="t7.B5" office:value-type="string">
            <text:p text:style-name="P22">$7-12</text:p>
          </table:table-cell>
          <table:table-cell table:style-name="t7.B5" office:value-type="string">
            <text:p text:style-name="P22">$7-22</text:p>
          </table:table-cell>
          <table:covered-table-cell/>
        </table:table-row>
        <table:table-row>
          <table:table-cell table:style-name="t7.A5" office:value-type="string">
            <text:p text:style-name="P15">70 <text:span text:style-name="T22">Gy</text:span>/h</text:p>
          </table:table-cell>
          <table:table-cell table:style-name="t7.B5" office:value-type="string">
            <text:p text:style-name="P22">$7-33</text:p>
          </table:table-cell>
          <table:table-cell table:style-name="t7.B5" office:value-type="string">
            <text:p text:style-name="P22">$7-43</text:p>
          </table:table-cell>
          <table:table-cell table:style-name="t7.B5" office:value-type="string">
            <text:p text:style-name="P22">$7-53</text:p>
          </table:table-cell>
          <table:table-cell table:style-name="t7.B5" office:value-type="string">
            <text:p text:style-name="P22">$7-63</text:p>
          </table:table-cell>
          <table:table-cell table:style-name="t7.B5" office:value-type="string">
            <text:p text:style-name="P22">$7-73</text:p>
          </table:table-cell>
          <table:table-cell table:style-name="t7.B5" office:value-type="string">
            <text:p text:style-name="P22">$7-83</text:p>
          </table:table-cell>
          <table:table-cell table:style-name="t7.B5" office:value-type="string">
            <text:p text:style-name="P23">$7-03</text:p>
          </table:table-cell>
          <table:table-cell table:style-name="t7.B5" office:value-type="string">
            <text:p text:style-name="P22">$7-13</text:p>
          </table:table-cell>
          <table:table-cell table:style-name="t7.B5" office:value-type="string">
            <text:p text:style-name="P22">$7-23</text:p>
          </table:table-cell>
          <table:covered-table-cell/>
        </table:table-row>
        <table:table-row>
          <table:table-cell table:style-name="t7.A5" office:value-type="string">
            <text:p text:style-name="P15">0.7 <text:span text:style-name="T22">mGy</text:span>/h</text:p>
          </table:table-cell>
          <table:table-cell table:style-name="t7.B5" office:value-type="string">
            <text:p text:style-name="P22">$7-34</text:p>
          </table:table-cell>
          <table:table-cell table:style-name="t7.B5" office:value-type="string">
            <text:p text:style-name="P22">$7-44</text:p>
          </table:table-cell>
          <table:table-cell table:style-name="t7.B5" office:value-type="string">
            <text:p text:style-name="P22">$7-54</text:p>
          </table:table-cell>
          <table:table-cell table:style-name="t7.B5" office:value-type="string">
            <text:p text:style-name="P22">$7-64</text:p>
          </table:table-cell>
          <table:table-cell table:style-name="t7.B5" office:value-type="string">
            <text:p text:style-name="P22">$7-74</text:p>
          </table:table-cell>
          <table:table-cell table:style-name="t7.B5" office:value-type="string">
            <text:p text:style-name="P22">$7-84</text:p>
          </table:table-cell>
          <table:table-cell table:style-name="t7.B5" office:value-type="string">
            <text:p text:style-name="P23">$7-04</text:p>
          </table:table-cell>
          <table:table-cell table:style-name="t7.B5" office:value-type="string">
            <text:p text:style-name="P22">$7-14</text:p>
          </table:table-cell>
          <table:table-cell table:style-name="t7.B5" office:value-type="string">
            <text:p text:style-name="P22">$7-24</text:p>
          </table:table-cell>
          <table:covered-table-cell/>
        </table:table-row>
        <table:table-row>
          <table:table-cell table:style-name="t7.A5" office:value-type="string">
            <text:p text:style-name="P15">7,0 <text:span text:style-name="T22">mGy</text:span>/h</text:p>
          </table:table-cell>
          <table:table-cell table:style-name="t7.B5" office:value-type="string">
            <text:p text:style-name="P22">$7-35</text:p>
          </table:table-cell>
          <table:table-cell table:style-name="t7.B5" office:value-type="string">
            <text:p text:style-name="P22">$7-45</text:p>
          </table:table-cell>
          <table:table-cell table:style-name="t7.B5" office:value-type="string">
            <text:p text:style-name="P22">$7-55</text:p>
          </table:table-cell>
          <table:table-cell table:style-name="t7.B5" office:value-type="string">
            <text:p text:style-name="P22">$7-65</text:p>
          </table:table-cell>
          <table:table-cell table:style-name="t7.B5" office:value-type="string">
            <text:p text:style-name="P22">$7-75</text:p>
          </table:table-cell>
          <table:table-cell table:style-name="t7.B5" office:value-type="string">
            <text:p text:style-name="P22">$7-85</text:p>
          </table:table-cell>
          <table:table-cell table:style-name="t7.B5" office:value-type="string">
            <text:p text:style-name="P23">$7-05</text:p>
          </table:table-cell>
          <table:table-cell table:style-name="t7.B5" office:value-type="string">
            <text:p text:style-name="P22">$7-15</text:p>
          </table:table-cell>
          <table:table-cell table:style-name="t7.B5" office:value-type="string">
            <text:p text:style-name="P22">$7-25</text:p>
          </table:table-cell>
          <table:covered-table-cell/>
        </table:table-row>
        <table:table-row>
          <table:table-cell table:style-name="t7.A5" office:value-type="string">
            <text:p text:style-name="P15">70 <text:span text:style-name="T22">mGy</text:span>/h</text:p>
          </table:table-cell>
          <table:table-cell table:style-name="t7.B5" office:value-type="string">
            <text:p text:style-name="P22">$7-36</text:p>
          </table:table-cell>
          <table:table-cell table:style-name="t7.B5" office:value-type="string">
            <text:p text:style-name="P22">$7-46</text:p>
          </table:table-cell>
          <table:table-cell table:style-name="t7.B5" office:value-type="string">
            <text:p text:style-name="P22">$7-56</text:p>
          </table:table-cell>
          <table:table-cell table:style-name="t7.B5" office:value-type="string">
            <text:p text:style-name="P22">$7-66</text:p>
          </table:table-cell>
          <table:table-cell table:style-name="t7.B5" office:value-type="string">
            <text:p text:style-name="P22">$7-76</text:p>
          </table:table-cell>
          <table:table-cell table:style-name="t7.B5" office:value-type="string">
            <text:p text:style-name="P22">$7-86</text:p>
          </table:table-cell>
          <table:table-cell table:style-name="t7.B5" office:value-type="string">
            <text:p text:style-name="P23">$7-06</text:p>
          </table:table-cell>
          <table:table-cell table:style-name="t7.B5" office:value-type="string">
            <text:p text:style-name="P22">$7-16</text:p>
          </table:table-cell>
          <table:table-cell table:style-name="t7.B5" office:value-type="string">
            <text:p text:style-name="P22">$7-26</text:p>
          </table:table-cell>
          <table:covered-table-cell/>
        </table:table-row>
        <table:table-row>
          <table:table-cell table:style-name="t7.A12" office:value-type="string">
            <text:p text:style-name="P15">0,7 <text:span text:style-name="T22">Gy</text:span>/h</text:p>
          </table:table-cell>
          <table:table-cell table:style-name="t7.B12" office:value-type="string">
            <text:p text:style-name="P22">$7-3<text:span text:style-name="T64">7</text:span></text:p>
          </table:table-cell>
          <table:table-cell table:style-name="t7.B12" office:value-type="string">
            <text:p text:style-name="P22">$7-4<text:span text:style-name="T64">7</text:span></text:p>
          </table:table-cell>
          <table:table-cell table:style-name="t7.B12" office:value-type="string">
            <text:p text:style-name="P22">$7-5<text:span text:style-name="T64">7</text:span></text:p>
          </table:table-cell>
          <table:table-cell table:style-name="t7.B12" office:value-type="string">
            <text:p text:style-name="P22">$7-6<text:span text:style-name="T64">7</text:span></text:p>
          </table:table-cell>
          <table:table-cell table:style-name="t7.B12" office:value-type="string">
            <text:p text:style-name="P22">$7-7<text:span text:style-name="T64">7</text:span></text:p>
          </table:table-cell>
          <table:table-cell table:style-name="t7.B12" office:value-type="string">
            <text:p text:style-name="P22">$7-8<text:span text:style-name="T64">7</text:span></text:p>
          </table:table-cell>
          <table:table-cell table:style-name="t7.B12" office:value-type="string">
            <text:p text:style-name="P23">$7-0<text:span text:style-name="T64">7</text:span></text:p>
          </table:table-cell>
          <table:table-cell table:style-name="t7.B12" office:value-type="string">
            <text:p text:style-name="P22">$7-1<text:span text:style-name="T64">7</text:span></text:p>
          </table:table-cell>
          <table:table-cell table:style-name="t7.B12" office:value-type="string">
            <text:p text:style-name="P22">$7-2<text:span text:style-name="T64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6"><text:span text:style-name="T28">BDKG-32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7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8.B2" table:number-rows-spanned="3" office:value-type="string">
            <text:p text:style-name="P67">Radia-tion source <text:s/>number</text:p>
          </table:table-cell>
          <table:table-cell table:style-name="t8.B2" table:number-rows-spanned="3" office:value-type="string">
            <text:p text:style-name="P48"><text:span text:style-name="T22">Distan-ce to source</text:span>, </text:p>
            <text:p text:style-name="P49">R, сm</text:p>
          </table:table-cell>
          <table:table-cell table:style-name="t8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8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8.K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41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8.D3" table:number-columns-spanned="3" office:value-type="string">
            <text:p text:style-name="P41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41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42"><text:span text:style-name="T49">H</text:span><text:span text:style-name="T51">1</text:span></text:p>
          </table:table-cell>
          <table:table-cell table:style-name="t8.D3" office:value-type="string">
            <text:p text:style-name="P41"><text:span text:style-name="T23">H</text:span><text:span text:style-name="T51">2</text:span></text:p>
          </table:table-cell>
          <table:table-cell table:style-name="t8.D3" office:value-type="string">
            <text:p text:style-name="P41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<text:span text:style-name="T64">0,07</text:span> Sv/h</text:p>
          </table:table-cell>
          <table:table-cell table:style-name="t8.B5" office:value-type="string">
            <text:p text:style-name="P22">$8-30</text:p>
          </table:table-cell>
          <table:table-cell table:style-name="t8.B5" office:value-type="string">
            <text:p text:style-name="P22">$8-40</text:p>
          </table:table-cell>
          <table:table-cell table:style-name="t8.B5" office:value-type="string">
            <text:p text:style-name="P22">$8-50</text:p>
          </table:table-cell>
          <table:table-cell table:style-name="t8.B5" office:value-type="string">
            <text:p text:style-name="P22">$8-60</text:p>
          </table:table-cell>
          <table:table-cell table:style-name="t8.B5" office:value-type="string">
            <text:p text:style-name="P22">$8-70</text:p>
          </table:table-cell>
          <table:table-cell table:style-name="t8.B5" office:value-type="string">
            <text:p text:style-name="P22">$8-80</text:p>
          </table:table-cell>
          <table:table-cell table:style-name="t8.B5" office:value-type="string">
            <text:p text:style-name="P23">$8-00</text:p>
          </table:table-cell>
          <table:table-cell table:style-name="t8.B5" office:value-type="string">
            <text:p text:style-name="P22">$8-10</text:p>
          </table:table-cell>
          <table:table-cell table:style-name="t8.B5" office:value-type="string">
            <text:p text:style-name="P22">$8-20</text:p>
          </table:table-cell>
          <table:table-cell table:style-name="t8.K5" table:number-rows-spanned="9" office:value-type="string">
            <text:p text:style-name="P21">±<text:span text:style-name="T22">15</text:span></text:p>
          </table:table-cell>
        </table:table-row>
        <table:table-row>
          <table:table-cell table:style-name="t8.A5" office:value-type="string">
            <text:p text:style-name="P15">0,7 Sv/h</text:p>
          </table:table-cell>
          <table:table-cell table:style-name="t8.B5" office:value-type="string">
            <text:p text:style-name="P22">$8-31</text:p>
          </table:table-cell>
          <table:table-cell table:style-name="t8.B5" office:value-type="string">
            <text:p text:style-name="P22">$8-41</text:p>
          </table:table-cell>
          <table:table-cell table:style-name="t8.B5" office:value-type="string">
            <text:p text:style-name="P22">$8-51</text:p>
          </table:table-cell>
          <table:table-cell table:style-name="t8.B5" office:value-type="string">
            <text:p text:style-name="P22">$8-61</text:p>
          </table:table-cell>
          <table:table-cell table:style-name="t8.B5" office:value-type="string">
            <text:p text:style-name="P22">$8-71</text:p>
          </table:table-cell>
          <table:table-cell table:style-name="t8.B5" office:value-type="string">
            <text:p text:style-name="P22">$8-81</text:p>
          </table:table-cell>
          <table:table-cell table:style-name="t8.B5" office:value-type="string">
            <text:p text:style-name="P23">$8-01</text:p>
          </table:table-cell>
          <table:table-cell table:style-name="t8.B5" office:value-type="string">
            <text:p text:style-name="P22">$8-11</text:p>
          </table:table-cell>
          <table:table-cell table:style-name="t8.B5" office:value-type="string">
            <text:p text:style-name="P22">$8-21</text:p>
          </table:table-cell>
          <table:covered-table-cell/>
        </table:table-row>
        <table:table-row>
          <table:table-cell table:style-name="t8.A5" office:value-type="string">
            <text:p text:style-name="P15">7 Sv/h</text:p>
          </table:table-cell>
          <table:table-cell table:style-name="t8.B5" office:value-type="string">
            <text:p text:style-name="P22">$8-32</text:p>
          </table:table-cell>
          <table:table-cell table:style-name="t8.B5" office:value-type="string">
            <text:p text:style-name="P22">$8-42</text:p>
          </table:table-cell>
          <table:table-cell table:style-name="t8.B5" office:value-type="string">
            <text:p text:style-name="P22">$8-52</text:p>
          </table:table-cell>
          <table:table-cell table:style-name="t8.B5" office:value-type="string">
            <text:p text:style-name="P22">$8-62</text:p>
          </table:table-cell>
          <table:table-cell table:style-name="t8.B5" office:value-type="string">
            <text:p text:style-name="P22">$8-72</text:p>
          </table:table-cell>
          <table:table-cell table:style-name="t8.B5" office:value-type="string">
            <text:p text:style-name="P22">$8-82</text:p>
          </table:table-cell>
          <table:table-cell table:style-name="t8.B5" office:value-type="string">
            <text:p text:style-name="P23">$8-02</text:p>
          </table:table-cell>
          <table:table-cell table:style-name="t8.B5" office:value-type="string">
            <text:p text:style-name="P22">$8-12</text:p>
          </table:table-cell>
          <table:table-cell table:style-name="t8.B5" office:value-type="string">
            <text:p text:style-name="P22">$8-22</text:p>
          </table:table-cell>
          <table:covered-table-cell/>
        </table:table-row>
        <table:table-row>
          <table:table-cell table:style-name="t8.A5" office:value-type="string">
            <text:p text:style-name="P15">70 Sv/h</text:p>
          </table:table-cell>
          <table:table-cell table:style-name="t8.B5" office:value-type="string">
            <text:p text:style-name="P22">$8-33</text:p>
          </table:table-cell>
          <table:table-cell table:style-name="t8.B5" office:value-type="string">
            <text:p text:style-name="P22">$8-43</text:p>
          </table:table-cell>
          <table:table-cell table:style-name="t8.B5" office:value-type="string">
            <text:p text:style-name="P22">$8-53</text:p>
          </table:table-cell>
          <table:table-cell table:style-name="t8.B5" office:value-type="string">
            <text:p text:style-name="P22">$8-63</text:p>
          </table:table-cell>
          <table:table-cell table:style-name="t8.B5" office:value-type="string">
            <text:p text:style-name="P22">$8-73</text:p>
          </table:table-cell>
          <table:table-cell table:style-name="t8.B5" office:value-type="string">
            <text:p text:style-name="P22">$8-83</text:p>
          </table:table-cell>
          <table:table-cell table:style-name="t8.B5" office:value-type="string">
            <text:p text:style-name="P23">$8-03</text:p>
          </table:table-cell>
          <table:table-cell table:style-name="t8.B5" office:value-type="string">
            <text:p text:style-name="P22">$8-13</text:p>
          </table:table-cell>
          <table:table-cell table:style-name="t8.B5" office:value-type="string">
            <text:p text:style-name="P22">$8-23</text:p>
          </table:table-cell>
          <table:covered-table-cell/>
        </table:table-row>
        <table:table-row>
          <table:table-cell table:style-name="t8.A5" office:value-type="string">
            <text:p text:style-name="P15">0.7 mSv/h</text:p>
          </table:table-cell>
          <table:table-cell table:style-name="t8.B5" office:value-type="string">
            <text:p text:style-name="P22">$8-34</text:p>
          </table:table-cell>
          <table:table-cell table:style-name="t8.B5" office:value-type="string">
            <text:p text:style-name="P22">$8-44</text:p>
          </table:table-cell>
          <table:table-cell table:style-name="t8.B5" office:value-type="string">
            <text:p text:style-name="P22">$8-54</text:p>
          </table:table-cell>
          <table:table-cell table:style-name="t8.B5" office:value-type="string">
            <text:p text:style-name="P22">$8-64</text:p>
          </table:table-cell>
          <table:table-cell table:style-name="t8.B5" office:value-type="string">
            <text:p text:style-name="P22">$8-74</text:p>
          </table:table-cell>
          <table:table-cell table:style-name="t8.B5" office:value-type="string">
            <text:p text:style-name="P22">$8-84</text:p>
          </table:table-cell>
          <table:table-cell table:style-name="t8.B5" office:value-type="string">
            <text:p text:style-name="P23">$8-04</text:p>
          </table:table-cell>
          <table:table-cell table:style-name="t8.B5" office:value-type="string">
            <text:p text:style-name="P22">$8-14</text:p>
          </table:table-cell>
          <table:table-cell table:style-name="t8.B5" office:value-type="string">
            <text:p text:style-name="P22">$8-24</text:p>
          </table:table-cell>
          <table:covered-table-cell/>
        </table:table-row>
        <table:table-row>
          <table:table-cell table:style-name="t8.A5" office:value-type="string">
            <text:p text:style-name="P15">7,0 mSv/h</text:p>
          </table:table-cell>
          <table:table-cell table:style-name="t8.B5" office:value-type="string">
            <text:p text:style-name="P22">$8-35</text:p>
          </table:table-cell>
          <table:table-cell table:style-name="t8.B5" office:value-type="string">
            <text:p text:style-name="P22">$8-45</text:p>
          </table:table-cell>
          <table:table-cell table:style-name="t8.B5" office:value-type="string">
            <text:p text:style-name="P22">$8-55</text:p>
          </table:table-cell>
          <table:table-cell table:style-name="t8.B5" office:value-type="string">
            <text:p text:style-name="P22">$8-65</text:p>
          </table:table-cell>
          <table:table-cell table:style-name="t8.B5" office:value-type="string">
            <text:p text:style-name="P22">$8-75</text:p>
          </table:table-cell>
          <table:table-cell table:style-name="t8.B5" office:value-type="string">
            <text:p text:style-name="P22">$8-85</text:p>
          </table:table-cell>
          <table:table-cell table:style-name="t8.B5" office:value-type="string">
            <text:p text:style-name="P23">$8-05</text:p>
          </table:table-cell>
          <table:table-cell table:style-name="t8.B5" office:value-type="string">
            <text:p text:style-name="P22">$8-15</text:p>
          </table:table-cell>
          <table:table-cell table:style-name="t8.B5" office:value-type="string">
            <text:p text:style-name="P22">$8-25</text:p>
          </table:table-cell>
          <table:covered-table-cell/>
        </table:table-row>
        <table:table-row>
          <table:table-cell table:style-name="t8.A5" office:value-type="string">
            <text:p text:style-name="P15">70 mSv/h</text:p>
          </table:table-cell>
          <table:table-cell table:style-name="t8.B5" office:value-type="string">
            <text:p text:style-name="P22">$8-36</text:p>
          </table:table-cell>
          <table:table-cell table:style-name="t8.B5" office:value-type="string">
            <text:p text:style-name="P22">$8-46</text:p>
          </table:table-cell>
          <table:table-cell table:style-name="t8.B5" office:value-type="string">
            <text:p text:style-name="P22">$8-56</text:p>
          </table:table-cell>
          <table:table-cell table:style-name="t8.B5" office:value-type="string">
            <text:p text:style-name="P22">$8-66</text:p>
          </table:table-cell>
          <table:table-cell table:style-name="t8.B5" office:value-type="string">
            <text:p text:style-name="P22">$8-76</text:p>
          </table:table-cell>
          <table:table-cell table:style-name="t8.B5" office:value-type="string">
            <text:p text:style-name="P22">$8-86</text:p>
          </table:table-cell>
          <table:table-cell table:style-name="t8.B5" office:value-type="string">
            <text:p text:style-name="P23">$8-06</text:p>
          </table:table-cell>
          <table:table-cell table:style-name="t8.B5" office:value-type="string">
            <text:p text:style-name="P22">$8-16</text:p>
          </table:table-cell>
          <table:table-cell table:style-name="t8.B5" office:value-type="string">
            <text:p text:style-name="P22">$8-26</text:p>
          </table:table-cell>
          <table:covered-table-cell/>
        </table:table-row>
        <table:table-row>
          <table:table-cell table:style-name="t8.A5" office:value-type="string">
            <text:p text:style-name="P15">0,<text:span text:style-name="T64">35</text:span> Sv/h</text:p>
          </table:table-cell>
          <table:table-cell table:style-name="t8.B5" office:value-type="string">
            <text:p text:style-name="P22">$8-37</text:p>
          </table:table-cell>
          <table:table-cell table:style-name="t8.B5" office:value-type="string">
            <text:p text:style-name="P22">$8-47</text:p>
          </table:table-cell>
          <table:table-cell table:style-name="t8.B5" office:value-type="string">
            <text:p text:style-name="P22">$8-57</text:p>
          </table:table-cell>
          <table:table-cell table:style-name="t8.B5" office:value-type="string">
            <text:p text:style-name="P22">$8-67</text:p>
          </table:table-cell>
          <table:table-cell table:style-name="t8.B5" office:value-type="string">
            <text:p text:style-name="P22">$8-77</text:p>
          </table:table-cell>
          <table:table-cell table:style-name="t8.B5" office:value-type="string">
            <text:p text:style-name="P22">$8-87</text:p>
          </table:table-cell>
          <table:table-cell table:style-name="t8.B5" office:value-type="string">
            <text:p text:style-name="P23">$8-07</text:p>
          </table:table-cell>
          <table:table-cell table:style-name="t8.B5" office:value-type="string">
            <text:p text:style-name="P22">$8-17</text:p>
          </table:table-cell>
          <table:table-cell table:style-name="t8.B5" office:value-type="string">
            <text:p text:style-name="P22">$8-27</text:p>
          </table:table-cell>
          <table:covered-table-cell/>
        </table:table-row>
        <table:table-row>
          <table:table-cell table:style-name="t8.A13" office:value-type="string">
            <text:p text:style-name="P15"><text:span text:style-name="T64">0</text:span>,<text:span text:style-name="T64">5 </text:span>Sv/h</text:p>
          </table:table-cell>
          <table:table-cell table:style-name="t8.B13" office:value-type="string">
            <text:p text:style-name="P22">$8-38</text:p>
          </table:table-cell>
          <table:table-cell table:style-name="t8.B13" office:value-type="string">
            <text:p text:style-name="P22">$8-48</text:p>
          </table:table-cell>
          <table:table-cell table:style-name="t8.B13" office:value-type="string">
            <text:p text:style-name="P22">$8-58</text:p>
          </table:table-cell>
          <table:table-cell table:style-name="t8.B13" office:value-type="string">
            <text:p text:style-name="P22">$8-68</text:p>
          </table:table-cell>
          <table:table-cell table:style-name="t8.B13" office:value-type="string">
            <text:p text:style-name="P22">$8-78</text:p>
          </table:table-cell>
          <table:table-cell table:style-name="t8.B13" office:value-type="string">
            <text:p text:style-name="P22">$8-88</text:p>
          </table:table-cell>
          <table:table-cell table:style-name="t8.B13" office:value-type="string">
            <text:p text:style-name="P23">$8-08</text:p>
          </table:table-cell>
          <table:table-cell table:style-name="t8.B13" office:value-type="string">
            <text:p text:style-name="P22">$8-18</text:p>
          </table:table-cell>
          <table:table-cell table:style-name="t8.B13" office:value-type="string">
            <text:p text:style-name="P22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37"><text:span text:style-name="T28">BDKN-01 </text:span><text:span text:style-name="T28">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5"><text:span text:style-name="T22">Flux density</text:span> <text:span text:style-name="T22">at check point </text:span><text:span text:style-name="T50"></text:span><text:span text:style-name="T63">0</text:span><text:span text:style-name="T53">i</text:span> ,<text:line-break/><text:span text:style-name="T23">s</text:span><text:span text:style-name="T43">-1</text:span><text:span text:style-name="T23">cm</text:span><text:span text:style-name="T43">-2</text:span></text:p>
          </table:table-cell>
          <table:table-cell table:style-name="t9.B2" office:value-type="string">
            <text:p text:style-name="P17">Background</text:p>
            <text:p text:style-name="P14"><text:span text:style-name="T22">R=</text:span>2<text:span text:style-name="T22">,0 </text:span><text:span text:style-name="T23">m</text:span></text:p>
          </table:table-cell>
          <table:table-cell table:style-name="t9.B2" office:value-type="string">
            <text:p text:style-name="P15">ИБН-<text:span text:style-name="T22">8-3</text:span></text:p>
            <text:p text:style-name="P17">N027</text:p>
            <text:p text:style-name="P14"><text:span text:style-name="T22">R=2,0 </text:span><text:span text:style-name="T23">m</text:span></text:p>
            <text:p text:style-name="P17">B(R)=0,600</text:p>
            <text:p text:style-name="P14"><text:span text:style-name="T24"></text:span><text:span text:style-name="T53">0i</text:span><text:span text:style-name="T22">=5,9</text:span></text:p>
            <text:p text:style-name="P3"><text:span text:style-name="T22">1</text:span>,<text:span text:style-name="T22">0</text:span>-1<text:span text:style-name="T22">0</text:span></text:p>
          </table:table-cell>
          <table:table-cell table:style-name="t9.B2" office:value-type="string">
            <text:p text:style-name="P15">ИБН-<text:span text:style-name="T22">8-6</text:span></text:p>
            <text:p text:style-name="P14"><text:span text:style-name="T22">N</text:span>0<text:span text:style-name="T22">10</text:span></text:p>
            <text:p text:style-name="P14"><text:span text:style-name="T22">R=2,0 </text:span><text:span text:style-name="T23">m</text:span></text:p>
            <text:p text:style-name="P17">B(R)=0,600</text:p>
            <text:p text:style-name="P14"><text:span text:style-name="T24"></text:span><text:span text:style-name="T53">0i</text:span><text:span text:style-name="T22">=57,</text:span>0</text:p>
            <text:p text:style-name="P14">20-100</text:p>
          </table:table-cell>
          <table:table-cell table:style-name="t9.B2" office:value-type="string">
            <text:p text:style-name="P57">ИБН-8-6</text:p>
            <text:p text:style-name="P58"><text:s text:c="3"/>N010</text:p>
            <text:p text:style-name="P56"><text:span text:style-name="T22">R=1,0 </text:span><text:span text:style-name="T23">m</text:span></text:p>
            <text:p text:style-name="P58">B(R)=0,863</text:p>
            <text:p text:style-name="P56"><text:span text:style-name="T24"></text:span><text:span text:style-name="T53">0i</text:span><text:span text:style-name="T22">=235</text:span></text:p>
            <text:p text:style-name="P57">210<text:span text:style-name="T43">2</text:span> - 10<text:span text:style-name="T43">3</text:span></text:p>
          </table:table-cell>
          <table:table-cell table:style-name="t9.F2" office:value-type="string">
            <text:p text:style-name="P57">ИБН-8-6</text:p>
            <text:p text:style-name="P58"><text:s text:c="3"/>N010</text:p>
            <text:p text:style-name="P56"><text:span text:style-name="T22">R=0,5 </text:span><text:span text:style-name="T23">m</text:span></text:p>
            <text:p text:style-name="P58">B(R)=0,957</text:p>
            <text:p text:style-name="P56"><text:span text:style-name="T24"></text:span><text:span text:style-name="T53">0i</text:span><text:span text:style-name="T22">=1019</text:span></text:p>
            <text:p text:style-name="P57">210<text:span text:style-name="T43">3</text:span> - 10<text:span text:style-name="T43">4</text:span></text:p>
          </table:table-cell>
        </table:table-row>
        <table:table-row>
          <table:table-cell table:style-name="t9.A3" office:value-type="string">
            <text:p text:style-name="P16"><text:span text:style-name="T22">Readings</text:span> <text:span text:style-name="T22">at check point</text:span> <text:s/><text:span text:style-name="T50"></text:span><text:span text:style-name="T63">0</text:span><text:span text:style-name="T53">i</text:span>, с<text:span text:style-name="T43">-1</text:span><text:span text:style-name="T49">см</text:span><text:span text:style-name="T43">-2 </text:span><text:span text:style-name="T73">,</text:span> %</text:p>
          </table:table-cell>
          <table:table-cell table:style-name="t9.B3" office:value-type="string">
            <text:p text:style-name="P15"/>
          </table:table-cell>
          <table:table-cell table:style-name="t9.B3" office:value-type="string">
            <text:p text:style-name="P18">$9-61</text:p>
            <text:p text:style-name="P18">$9-71</text:p>
            <text:p text:style-name="P18">$9-81</text:p>
          </table:table-cell>
          <table:table-cell table:style-name="t9.B3" office:value-type="string">
            <text:p text:style-name="P18">$9-62</text:p>
            <text:p text:style-name="P18">$9-72</text:p>
            <text:p text:style-name="P18">$9-82</text:p>
          </table:table-cell>
          <table:table-cell table:style-name="t9.B3" office:value-type="string">
            <text:p text:style-name="P18">$9-63</text:p>
            <text:p text:style-name="P18">$9-73</text:p>
            <text:p text:style-name="P18">$9-83</text:p>
          </table:table-cell>
          <table:table-cell table:style-name="t9.F3" office:value-type="string">
            <text:p text:style-name="P18">$9-64</text:p>
            <text:p text:style-name="P18">$9-74</text:p>
            <text:p text:style-name="P18">$9-84</text:p>
          </table:table-cell>
        </table:table-row>
        <table:table-row>
          <table:table-cell table:style-name="t9.A3" office:value-type="string">
            <text:p text:style-name="P16"><text:span text:style-name="T22">Average readings</text:span>, <text:span text:style-name="T50"></text:span><text:span text:style-name="T53">i</text:span>, <text:span text:style-name="T23">s</text:span><text:span text:style-name="T43">-1</text:span><text:span text:style-name="T23">cm</text:span><text:span text:style-name="T43">-2</text:span></text:p>
          </table:table-cell>
          <table:table-cell table:style-name="t9.B3" office:value-type="string">
            <text:p text:style-name="P18">$9-00</text:p>
          </table:table-cell>
          <table:table-cell table:style-name="t9.B3" office:value-type="string">
            <text:p text:style-name="P18">$9-01</text:p>
          </table:table-cell>
          <table:table-cell table:style-name="t9.B3" office:value-type="string">
            <text:p text:style-name="P18">$9-02</text:p>
          </table:table-cell>
          <table:table-cell table:style-name="t9.B3" office:value-type="string">
            <text:p text:style-name="P18">$9-03</text:p>
          </table:table-cell>
          <table:table-cell table:style-name="t9.F3" office:value-type="string">
            <text:p text:style-name="P18">$9-04</text:p>
          </table:table-cell>
        </table:table-row>
        <table:table-row>
          <table:table-cell table:style-name="t9.A3" office:value-type="string">
            <text:p text:style-name="P16"><text:span text:style-name="T22">Result of flux density measurement</text:span> <text:s/><text:span text:style-name="T22">at control point</text:span></text:p>
            <text:p text:style-name="P13"><text:span text:style-name="T50"></text:span><text:span text:style-name="T54">np</text:span><text:span text:style-name="T53">i</text:span>, <text:span text:style-name="T81">s</text:span><text:span text:style-name="T43">-1</text:span><text:span text:style-name="T73"></text:span><text:span text:style-name="T81">cm</text:span><text:span text:style-name="T43">-2</text:span></text:p>
          </table:table-cell>
          <table:table-cell table:style-name="t9.B3" office:value-type="string">
            <text:p text:style-name="P15"/>
          </table:table-cell>
          <table:table-cell table:style-name="t9.B3" office:value-type="string">
            <text:p text:style-name="P18">$9-n21</text:p>
          </table:table-cell>
          <table:table-cell table:style-name="t9.B3" office:value-type="string">
            <text:p text:style-name="P18">$9-n22</text:p>
          </table:table-cell>
          <table:table-cell table:style-name="t9.B3" office:value-type="string">
            <text:p text:style-name="P18">$9-n23</text:p>
          </table:table-cell>
          <table:table-cell table:style-name="t9.F3" office:value-type="string">
            <text:p text:style-name="P18">$9-n24</text:p>
          </table:table-cell>
        </table:table-row>
        <table:table-row>
          <table:table-cell table:style-name="t9.A3" office:value-type="string">
            <text:p text:style-name="P16"><text:span text:style-name="T22">Intrinsic relative error of measurement</text:span>, <text:span text:style-name="T68">θ</text:span><text:span text:style-name="T56">пр</text:span><text:span text:style-name="T58">i</text:span><text:span text:style-name="T65">, </text:span>%</text:p>
          </table:table-cell>
          <table:table-cell table:style-name="t9.B3" office:value-type="string">
            <text:p text:style-name="P15"/>
          </table:table-cell>
          <table:table-cell table:style-name="t9.B3" office:value-type="string">
            <text:p text:style-name="P18">$9-n31</text:p>
          </table:table-cell>
          <table:table-cell table:style-name="t9.B3" office:value-type="string">
            <text:p text:style-name="P18">$9-n32</text:p>
          </table:table-cell>
          <table:table-cell table:style-name="t9.B3" office:value-type="string">
            <text:p text:style-name="P18">$9-n33</text:p>
          </table:table-cell>
          <table:table-cell table:style-name="t9.F3" office:value-type="string">
            <text:p text:style-name="P18">$9-n34</text:p>
          </table:table-cell>
        </table:table-row>
        <table:table-row>
          <table:table-cell table:style-name="t9.A3" office:value-type="string">
            <text:p text:style-name="P16"><text:span text:style-name="T22">Confidence limit of the intrinsic relative error</text:span> <text:span text:style-name="T85">Δ</text:span><text:span text:style-name="T25">i</text:span>, %</text:p>
          </table:table-cell>
          <table:table-cell table:style-name="t9.B3" office:value-type="string">
            <text:p text:style-name="P15"/>
            <text:p text:style-name="P14"/>
          </table:table-cell>
          <table:table-cell table:style-name="t9.B3" office:value-type="string">
            <text:p text:style-name="P18">$9-n41</text:p>
          </table:table-cell>
          <table:table-cell table:style-name="t9.B3" office:value-type="string">
            <text:p text:style-name="P18">$9-n42</text:p>
          </table:table-cell>
          <table:table-cell table:style-name="t9.B3" office:value-type="string">
            <text:p text:style-name="P18">$9-n43</text:p>
          </table:table-cell>
          <table:table-cell table:style-name="t9.F3" office:value-type="string">
            <text:p text:style-name="P18">$9-n44</text:p>
          </table:table-cell>
        </table:table-row>
        <table:table-row table:style-name="t9.8">
          <table:table-cell table:style-name="t9.A8" office:value-type="string">
            <text:p text:style-name="P54"><text:span text:style-name="T22">Limite of intrinsic relative error </text:span>, % <text:s/><text:span text:style-name="T22">not above</text:span></text:p>
          </table:table-cell>
          <table:table-cell table:style-name="t9.B8" office:value-type="string">
            <text:p text:style-name="P15"/>
          </table:table-cell>
          <table:table-cell table:style-name="t9.C8" table:number-columns-spanned="4" office:value-type="string">
            <text:p text:style-name="P15">±<text:span text:style-name="T6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37"><text:span text:style-name="T28">BDKN-03 (</text:span><text:span text:style-name="T26">n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52"><text:span text:style-name="T115">Dose rate at check point</text:span><text:span text:style-name="T91"> </text:span><text:span text:style-name="T120">Ḣ</text:span><text:span text:style-name="T95">oi</text:span><text:span text:style-name="T116">(10)</text:span></text:p>
          </table:table-cell>
          <table:table-cell table:style-name="t10.B2" office:value-type="string">
            <text:p text:style-name="P17">Bacground</text:p>
            <text:p text:style-name="P14"><text:span text:style-name="T22">R=</text:span>2<text:span text:style-name="T22">,0 </text:span><text:span text:style-name="T23">m</text:span></text:p>
          </table:table-cell>
          <table:table-cell table:style-name="t10.B2" office:value-type="string">
            <text:p text:style-name="P15">ИБН-<text:span text:style-name="T22">8-3</text:span></text:p>
            <text:p text:style-name="P17">N027</text:p>
            <text:p text:style-name="P14"><text:span text:style-name="T22">R=2,0 </text:span><text:span text:style-name="T23">m</text:span></text:p>
            <text:p text:style-name="P14"><text:span text:style-name="T22">B(R)=0,</text:span>866</text:p>
            <text:p text:style-name="P14"><text:span text:style-name="T87">H</text:span><text:span text:style-name="T99">*</text:span><text:span text:style-name="T93">oi</text:span><text:span text:style-name="T90">(10)</text:span><text:span text:style-name="T22">=</text:span><text:span text:style-name="T64">8,3</text:span></text:p>
            <text:p text:style-name="P3">1-10</text:p>
          </table:table-cell>
          <table:table-cell table:style-name="t10.B2" office:value-type="string">
            <text:p text:style-name="P15">ИБН-<text:span text:style-name="T22">8-6</text:span></text:p>
            <text:p text:style-name="P14"><text:span text:style-name="T22">N</text:span>0<text:span text:style-name="T22">10</text:span></text:p>
            <text:p text:style-name="P14"><text:span text:style-name="T22">R=2,0 </text:span><text:span text:style-name="T23">m</text:span></text:p>
            <text:p text:style-name="P14"><text:span text:style-name="T22">B(R)=0,</text:span>866</text:p>
            <text:p text:style-name="P14"><text:span text:style-name="T87">H</text:span><text:span text:style-name="T99">*</text:span><text:span text:style-name="T93">oi</text:span><text:span text:style-name="T90">(10)</text:span><text:span text:style-name="T22">=</text:span><text:span text:style-name="T64">80</text:span></text:p>
            <text:p text:style-name="P18">20-100</text:p>
          </table:table-cell>
          <table:table-cell table:style-name="t10.B2" office:value-type="string">
            <text:p text:style-name="P57">ИБН-8-6</text:p>
            <text:p text:style-name="P58">N010</text:p>
            <text:p text:style-name="P56"><text:span text:style-name="T22">R=1,0 </text:span><text:span text:style-name="T23">m</text:span></text:p>
            <text:p text:style-name="P56"><text:span text:style-name="T22">B(R)=0,</text:span>957</text:p>
            <text:p text:style-name="P56"><text:span text:style-name="T87">H</text:span><text:span text:style-name="T99">*</text:span><text:span text:style-name="T93">oi</text:span><text:span text:style-name="T90">(10)</text:span><text:span text:style-name="T22">=</text:span><text:span text:style-name="T64">331</text:span></text:p>
            <text:p text:style-name="P59">2<text:span text:style-name="T121">·</text:span>10<text:span text:style-name="T43">2</text:span>-10<text:span text:style-name="T43">3</text:span></text:p>
          </table:table-cell>
          <table:table-cell table:style-name="t10.F2" office:value-type="string">
            <text:p text:style-name="P57">ИБН-8-6</text:p>
            <text:p text:style-name="P58">N010</text:p>
            <text:p text:style-name="P56"><text:span text:style-name="T22">R=0,5 </text:span><text:span text:style-name="T23">m</text:span></text:p>
            <text:p text:style-name="P56"><text:span text:style-name="T22">B(R)=0,9</text:span>91</text:p>
            <text:p text:style-name="P56"><text:span text:style-name="T87">H</text:span><text:span text:style-name="T99">*</text:span><text:span text:style-name="T93">oi</text:span><text:span text:style-name="T90">(10)</text:span><text:span text:style-name="T22">=</text:span><text:span text:style-name="T64">1434</text:span></text:p>
            <text:p text:style-name="P59">2<text:span text:style-name="T121">·</text:span>10<text:span text:style-name="T43">3</text:span>-10<text:span text:style-name="T43">4</text:span></text:p>
          </table:table-cell>
        </table:table-row>
        <table:table-row>
          <table:table-cell table:style-name="t10.A3" office:value-type="string">
            <text:p text:style-name="P20"><text:span text:style-name="T22">Readings</text:span> <text:span text:style-name="T22">at check point</text:span></text:p>
            <text:p text:style-name="P19"><text:span text:style-name="T88">H</text:span><text:span text:style-name="T100">*</text:span><text:span text:style-name="T94">i</text:span><text:span text:style-name="T92">(10) , </text:span><text:span text:style-name="T74">±δ</text:span><text:span text:style-name="T51">ст</text:span>, %</text:p>
          </table:table-cell>
          <table:table-cell table:style-name="t10.B3" office:value-type="string">
            <text:p text:style-name="P15"/>
          </table:table-cell>
          <table:table-cell table:style-name="t10.B3" office:value-type="string">
            <text:p text:style-name="P18">$10-61</text:p>
            <text:p text:style-name="P18">$10-71</text:p>
            <text:p text:style-name="P18">$10-81</text:p>
          </table:table-cell>
          <table:table-cell table:style-name="t10.B3" office:value-type="string">
            <text:p text:style-name="P18">$10-62</text:p>
            <text:p text:style-name="P18">$10-72</text:p>
            <text:p text:style-name="P18">$10-82</text:p>
          </table:table-cell>
          <table:table-cell table:style-name="t10.B3" office:value-type="string">
            <text:p text:style-name="P18">$10-63</text:p>
            <text:p text:style-name="P18">$10-73</text:p>
            <text:p text:style-name="P18">$10-83</text:p>
          </table:table-cell>
          <table:table-cell table:style-name="t10.F3" office:value-type="string">
            <text:p text:style-name="P18">$10-64</text:p>
            <text:p text:style-name="P18">$10-74</text:p>
            <text:p text:style-name="P18">$10-84</text:p>
          </table:table-cell>
        </table:table-row>
        <table:table-row>
          <table:table-cell table:style-name="t10.A3" office:value-type="string">
            <text:p text:style-name="P20"><text:span text:style-name="T22">Average readings</text:span>, <text:span text:style-name="T89">H</text:span><text:span text:style-name="T100">*</text:span><text:span text:style-name="T94">i</text:span><text:span text:style-name="T92">(10) </text:span></text:p>
          </table:table-cell>
          <table:table-cell table:style-name="t10.B4" office:value-type="string">
            <text:p text:style-name="P18">$<text:span text:style-name="T64">10</text:span>-00</text:p>
          </table:table-cell>
          <table:table-cell table:style-name="t10.B4" office:value-type="string">
            <text:p text:style-name="P18">$<text:span text:style-name="T64">10</text:span>-01</text:p>
          </table:table-cell>
          <table:table-cell table:style-name="t10.B4" office:value-type="string">
            <text:p text:style-name="P18">$<text:span text:style-name="T64">10</text:span>-02</text:p>
          </table:table-cell>
          <table:table-cell table:style-name="t10.B4" office:value-type="string">
            <text:p text:style-name="P18">$<text:span text:style-name="T64">10</text:span>-03</text:p>
          </table:table-cell>
          <table:table-cell table:style-name="t10.F3" office:value-type="string">
            <text:p text:style-name="P18">$<text:span text:style-name="T64">10</text:span>-04</text:p>
          </table:table-cell>
        </table:table-row>
        <table:table-row>
          <table:table-cell table:style-name="t10.A3" office:value-type="string">
            <text:p text:style-name="P20"><text:span text:style-name="T22">Dose rate measurement</text:span> <text:span text:style-name="T22">result</text:span> <text:span text:style-name="T22">at control point</text:span></text:p>
            <text:p text:style-name="P19"><text:span text:style-name="T88">H</text:span><text:span text:style-name="T100">*</text:span><text:span text:style-name="T96">пр</text:span><text:span text:style-name="T97">i</text:span><text:span text:style-name="T92">(10) </text:span></text:p>
          </table:table-cell>
          <table:table-cell table:style-name="t10.B4" office:value-type="string">
            <text:p text:style-name="P15"/>
          </table:table-cell>
          <table:table-cell table:style-name="t10.B4" office:value-type="string">
            <text:p text:style-name="P18">$10-n21</text:p>
          </table:table-cell>
          <table:table-cell table:style-name="t10.B4" office:value-type="string">
            <text:p text:style-name="P18">$10-n22</text:p>
          </table:table-cell>
          <table:table-cell table:style-name="t10.B4" office:value-type="string">
            <text:p text:style-name="P18">$10-n23</text:p>
          </table:table-cell>
          <table:table-cell table:style-name="t10.F3" office:value-type="string">
            <text:p text:style-name="P18">$10-n24</text:p>
          </table:table-cell>
        </table:table-row>
        <table:table-row>
          <table:table-cell table:style-name="t10.A3" office:value-type="string">
            <text:p text:style-name="P16"><text:span text:style-name="T22">Intrinsic relative error of measurement</text:span>, <text:span text:style-name="T68">θ</text:span><text:span text:style-name="T56">пр</text:span><text:span text:style-name="T58">i</text:span><text:span text:style-name="T65">, </text:span>%</text:p>
          </table:table-cell>
          <table:table-cell table:style-name="t10.B4" office:value-type="string">
            <text:p text:style-name="P15"/>
          </table:table-cell>
          <table:table-cell table:style-name="t10.B4" office:value-type="string">
            <text:p text:style-name="P18">$10-n31</text:p>
          </table:table-cell>
          <table:table-cell table:style-name="t10.B4" office:value-type="string">
            <text:p text:style-name="P18">$10-n32</text:p>
          </table:table-cell>
          <table:table-cell table:style-name="t10.B4" office:value-type="string">
            <text:p text:style-name="P18">$10-n33</text:p>
          </table:table-cell>
          <table:table-cell table:style-name="t10.F3" office:value-type="string">
            <text:p text:style-name="P18">$10-n34</text:p>
          </table:table-cell>
        </table:table-row>
        <table:table-row>
          <table:table-cell table:style-name="t10.A3" office:value-type="string">
            <text:p text:style-name="P16"><text:span text:style-name="T22">Confidence limit of the intrinsic relative error</text:span> <text:span text:style-name="T85">Δ</text:span><text:span text:style-name="T25">i</text:span>, %</text:p>
          </table:table-cell>
          <table:table-cell table:style-name="t10.B4" office:value-type="string">
            <text:p text:style-name="P15"/>
            <text:p text:style-name="P14"/>
          </table:table-cell>
          <table:table-cell table:style-name="t10.B4" office:value-type="string">
            <text:p text:style-name="P18">$10-n41</text:p>
          </table:table-cell>
          <table:table-cell table:style-name="t10.B4" office:value-type="string">
            <text:p text:style-name="P18">$10-n42</text:p>
          </table:table-cell>
          <table:table-cell table:style-name="t10.B4" office:value-type="string">
            <text:p text:style-name="P18">$10-n43</text:p>
          </table:table-cell>
          <table:table-cell table:style-name="t10.F3" office:value-type="string">
            <text:p text:style-name="P18">$10-n44</text:p>
          </table:table-cell>
        </table:table-row>
        <table:table-row table:style-name="t10.8">
          <table:table-cell table:style-name="t10.A8" office:value-type="string">
            <text:p text:style-name="P54"><text:span text:style-name="T22">Limite of intrinsic relative error </text:span>, % <text:s/><text:span text:style-name="T22">not above</text:span></text:p>
          </table:table-cell>
          <table:table-cell table:style-name="t10.B8" office:value-type="string">
            <text:p text:style-name="P15"/>
          </table:table-cell>
          <table:table-cell table:style-name="t10.C8" table:number-columns-spanned="4" office:value-type="string">
            <text:p text:style-name="P15">±<text:span text:style-name="T6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able:table-row table:style-name="t11.1">
          <table:table-cell table:style-name="t11.A1" table:number-columns-spanned="10" office:value-type="string">
            <text:p text:style-name="P36"><text:span text:style-name="T28">BDPA-01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65"><text:span text:style-name="T22">Flux density in test point</text:span> <text:span text:style-name="T122"></text:span><text:span text:style-name="T51">0</text:span><text:span text:style-name="T52">i</text:span>,</text:p>
            <text:p text:style-name="P66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1.B2" table:number-rows-spanned="3" office:value-type="string">
            <text:p text:style-name="P67">Radia-tion source <text:s/>number</text:p>
          </table:table-cell>
          <table:table-cell table:style-name="t11.B2" table:number-columns-spanned="5" office:value-type="string">
            <text:p text:style-name="P41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1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1.J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41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40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1.C3" table:number-columns-spanned="3" office:value-type="string">
            <text:p text:style-name="P41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1.C3" table:number-rows-spanned="2" office:value-type="string">
            <text:p text:style-name="P41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42"><text:span text:style-name="T75"></text:span><text:span text:style-name="T51">1</text:span></text:p>
          </table:table-cell>
          <table:table-cell table:style-name="t11.D4" office:value-type="string">
            <text:p text:style-name="P41"><text:span text:style-name="T76"></text:span><text:span text:style-name="T51">2</text:span></text:p>
          </table:table-cell>
          <table:table-cell table:style-name="t11.D4" office:value-type="string">
            <text:p text:style-name="P41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18">78.3</text:p>
          </table:table-cell>
          <table:table-cell table:style-name="t11.B5" office:value-type="float" office:value="1179">
            <text:p text:style-name="P24">1179</text:p>
          </table:table-cell>
          <table:table-cell table:style-name="t11.C5" office:value-type="string">
            <text:p text:style-name="P22">$s_bg</text:p>
          </table:table-cell>
          <table:table-cell table:style-name="t11.C5" office:value-type="string">
            <text:p text:style-name="P22">$11-60</text:p>
          </table:table-cell>
          <table:table-cell table:style-name="t11.C5" office:value-type="string">
            <text:p text:style-name="P22">$11-70</text:p>
          </table:table-cell>
          <table:table-cell table:style-name="t11.C5" office:value-type="string">
            <text:p text:style-name="P22">$11-80</text:p>
          </table:table-cell>
          <table:table-cell table:style-name="t11.C5" office:value-type="string">
            <text:p text:style-name="P23">$11-00</text:p>
          </table:table-cell>
          <table:table-cell table:style-name="t11.C5" office:value-type="string">
            <text:p text:style-name="P22">$11-10</text:p>
          </table:table-cell>
          <table:table-cell table:style-name="t11.C5" office:value-type="string">
            <text:p text:style-name="P22">$11-20</text:p>
          </table:table-cell>
          <table:table-cell table:style-name="t11.J5" table:number-rows-spanned="4" office:value-type="string">
            <text:p text:style-name="P21">±<text:span text:style-name="T22">20</text:span></text:p>
          </table:table-cell>
        </table:table-row>
        <table:table-row>
          <table:table-cell table:style-name="t11.A6" office:value-type="string">
            <text:p text:style-name="P18"><text:span text:style-name="T64">7</text:span>43</text:p>
          </table:table-cell>
          <table:table-cell table:style-name="t11.B5" office:value-type="float" office:value="1180">
            <text:p text:style-name="P24">1180</text:p>
          </table:table-cell>
          <table:table-cell table:style-name="t11.C5" office:value-type="string">
            <text:p text:style-name="P22">---</text:p>
          </table:table-cell>
          <table:table-cell table:style-name="t11.C5" office:value-type="string">
            <text:p text:style-name="P22">$11-61</text:p>
          </table:table-cell>
          <table:table-cell table:style-name="t11.C5" office:value-type="string">
            <text:p text:style-name="P22">$11-71</text:p>
          </table:table-cell>
          <table:table-cell table:style-name="t11.C5" office:value-type="string">
            <text:p text:style-name="P22">$11-81</text:p>
          </table:table-cell>
          <table:table-cell table:style-name="t11.C5" office:value-type="string">
            <text:p text:style-name="P23">$11-01</text:p>
          </table:table-cell>
          <table:table-cell table:style-name="t11.C5" office:value-type="string">
            <text:p text:style-name="P22">$11-11</text:p>
          </table:table-cell>
          <table:table-cell table:style-name="t11.C5" office:value-type="string">
            <text:p text:style-name="P22">$11-21</text:p>
          </table:table-cell>
          <table:covered-table-cell/>
        </table:table-row>
        <table:table-row>
          <table:table-cell table:style-name="t11.A6" office:value-type="string">
            <text:p text:style-name="P15"><text:span text:style-name="T64">6</text:span><text:span text:style-name="T22">300</text:span></text:p>
          </table:table-cell>
          <table:table-cell table:style-name="t11.B5" office:value-type="float" office:value="1181">
            <text:p text:style-name="P24">1181</text:p>
          </table:table-cell>
          <table:table-cell table:style-name="t11.C5" office:value-type="string">
            <text:p text:style-name="P22">---</text:p>
          </table:table-cell>
          <table:table-cell table:style-name="t11.C5" office:value-type="string">
            <text:p text:style-name="P22">$11-62</text:p>
          </table:table-cell>
          <table:table-cell table:style-name="t11.C5" office:value-type="string">
            <text:p text:style-name="P22">$11-72</text:p>
          </table:table-cell>
          <table:table-cell table:style-name="t11.C5" office:value-type="string">
            <text:p text:style-name="P22">$11-82</text:p>
          </table:table-cell>
          <table:table-cell table:style-name="t11.C5" office:value-type="string">
            <text:p text:style-name="P23">$11-02</text:p>
          </table:table-cell>
          <table:table-cell table:style-name="t11.C5" office:value-type="string">
            <text:p text:style-name="P22">$11-12</text:p>
          </table:table-cell>
          <table:table-cell table:style-name="t11.C5" office:value-type="string">
            <text:p text:style-name="P22">$11-22</text:p>
          </table:table-cell>
          <table:covered-table-cell/>
        </table:table-row>
        <table:table-row>
          <table:table-cell table:style-name="t11.A8" office:value-type="string">
            <text:p text:style-name="P18"><text:span text:style-name="T64">6</text:span>2100</text:p>
          </table:table-cell>
          <table:table-cell table:style-name="t11.B8" office:value-type="float" office:value="1182">
            <text:p text:style-name="P24">1182</text:p>
          </table:table-cell>
          <table:table-cell table:style-name="t11.C8" office:value-type="string">
            <text:p text:style-name="P22">---</text:p>
          </table:table-cell>
          <table:table-cell table:style-name="t11.C8" office:value-type="string">
            <text:p text:style-name="P22">$11-63</text:p>
          </table:table-cell>
          <table:table-cell table:style-name="t11.C8" office:value-type="string">
            <text:p text:style-name="P22">$11-73</text:p>
          </table:table-cell>
          <table:table-cell table:style-name="t11.C8" office:value-type="string">
            <text:p text:style-name="P22">$11-83</text:p>
          </table:table-cell>
          <table:table-cell table:style-name="t11.C8" office:value-type="string">
            <text:p text:style-name="P23">$11-03</text:p>
          </table:table-cell>
          <table:table-cell table:style-name="t11.C8" office:value-type="string">
            <text:p text:style-name="P22">$11-13</text:p>
          </table:table-cell>
          <table:table-cell table:style-name="t11.C8" office:value-type="string">
            <text:p text:style-name="P22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36"><text:span text:style-name="T28">BDPA-02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5"><text:span text:style-name="T22">Flux density in test point</text:span> <text:span text:style-name="T122"></text:span><text:span text:style-name="T51">0</text:span><text:span text:style-name="T52">i</text:span>,</text:p>
            <text:p text:style-name="P66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2.B2" table:number-rows-spanned="3" office:value-type="string">
            <text:p text:style-name="P67">Radia-tion source <text:s/>number</text:p>
          </table:table-cell>
          <table:table-cell table:style-name="t12.B2" table:number-columns-spanned="5" office:value-type="string">
            <text:p text:style-name="P41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2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2.J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41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40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2.C3" table:number-columns-spanned="3" office:value-type="string">
            <text:p text:style-name="P41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41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42"><text:span text:style-name="T75"></text:span><text:span text:style-name="T51">1</text:span></text:p>
          </table:table-cell>
          <table:table-cell table:style-name="t12.D4" office:value-type="string">
            <text:p text:style-name="P41"><text:span text:style-name="T76"></text:span><text:span text:style-name="T51">2</text:span></text:p>
          </table:table-cell>
          <table:table-cell table:style-name="t12.D4" office:value-type="string">
            <text:p text:style-name="P41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18">74.4</text:p>
          </table:table-cell>
          <table:table-cell table:style-name="t12.B5" office:value-type="float" office:value="651">
            <text:p text:style-name="P25">0651</text:p>
          </table:table-cell>
          <table:table-cell table:style-name="t12.C5" office:value-type="string">
            <text:p text:style-name="P22">$s_bg</text:p>
          </table:table-cell>
          <table:table-cell table:style-name="t12.C5" office:value-type="string">
            <text:p text:style-name="P22">$12-60</text:p>
          </table:table-cell>
          <table:table-cell table:style-name="t12.C5" office:value-type="string">
            <text:p text:style-name="P22">$12-70</text:p>
          </table:table-cell>
          <table:table-cell table:style-name="t12.C5" office:value-type="string">
            <text:p text:style-name="P22">$12-80</text:p>
          </table:table-cell>
          <table:table-cell table:style-name="t12.C5" office:value-type="string">
            <text:p text:style-name="P23">$12-00</text:p>
          </table:table-cell>
          <table:table-cell table:style-name="t12.C5" office:value-type="string">
            <text:p text:style-name="P22">$12-10</text:p>
          </table:table-cell>
          <table:table-cell table:style-name="t12.C5" office:value-type="string">
            <text:p text:style-name="P22">$12-20</text:p>
          </table:table-cell>
          <table:table-cell table:style-name="t12.J5" table:number-rows-spanned="4" office:value-type="string">
            <text:p text:style-name="P21">±<text:span text:style-name="T22">20</text:span></text:p>
          </table:table-cell>
        </table:table-row>
        <table:table-row>
          <table:table-cell table:style-name="t12.A5" office:value-type="float" office:value="630">
            <text:p text:style-name="P18">630</text:p>
          </table:table-cell>
          <table:table-cell table:style-name="t12.B5" office:value-type="float" office:value="653">
            <text:p text:style-name="P25">0652</text:p>
          </table:table-cell>
          <table:table-cell table:style-name="t12.C5" office:value-type="string">
            <text:p text:style-name="P22">---</text:p>
          </table:table-cell>
          <table:table-cell table:style-name="t12.C5" office:value-type="string">
            <text:p text:style-name="P22">$12-61</text:p>
          </table:table-cell>
          <table:table-cell table:style-name="t12.C5" office:value-type="string">
            <text:p text:style-name="P22">$12-71</text:p>
          </table:table-cell>
          <table:table-cell table:style-name="t12.C5" office:value-type="string">
            <text:p text:style-name="P22">$12-81</text:p>
          </table:table-cell>
          <table:table-cell table:style-name="t12.C5" office:value-type="string">
            <text:p text:style-name="P23">$12-01</text:p>
          </table:table-cell>
          <table:table-cell table:style-name="t12.C5" office:value-type="string">
            <text:p text:style-name="P22">$12-11</text:p>
          </table:table-cell>
          <table:table-cell table:style-name="t12.C5" office:value-type="string">
            <text:p text:style-name="P22">$12-21</text:p>
          </table:table-cell>
          <table:covered-table-cell/>
        </table:table-row>
        <table:table-row>
          <table:table-cell table:style-name="t12.A5" office:value-type="float" office:value="5140">
            <text:p text:style-name="P18">5140</text:p>
          </table:table-cell>
          <table:table-cell table:style-name="t12.B5" office:value-type="float" office:value="0">
            <text:p text:style-name="P25">0653</text:p>
          </table:table-cell>
          <table:table-cell table:style-name="t12.C5" office:value-type="string">
            <text:p text:style-name="P22">---</text:p>
          </table:table-cell>
          <table:table-cell table:style-name="t12.C5" office:value-type="string">
            <text:p text:style-name="P22">$12-62</text:p>
          </table:table-cell>
          <table:table-cell table:style-name="t12.C5" office:value-type="string">
            <text:p text:style-name="P22">$12-72</text:p>
          </table:table-cell>
          <table:table-cell table:style-name="t12.C5" office:value-type="string">
            <text:p text:style-name="P22">$12-82</text:p>
          </table:table-cell>
          <table:table-cell table:style-name="t12.C5" office:value-type="string">
            <text:p text:style-name="P23">$12-02</text:p>
          </table:table-cell>
          <table:table-cell table:style-name="t12.C5" office:value-type="string">
            <text:p text:style-name="P22">$12-12</text:p>
          </table:table-cell>
          <table:table-cell table:style-name="t12.C5" office:value-type="string">
            <text:p text:style-name="P22">$12-22</text:p>
          </table:table-cell>
          <table:covered-table-cell/>
        </table:table-row>
        <table:table-row>
          <table:table-cell table:style-name="t12.A8" office:value-type="float" office:value="35600">
            <text:p text:style-name="P18">35600</text:p>
          </table:table-cell>
          <table:table-cell table:style-name="t12.B8" office:value-type="float" office:value="0">
            <text:p text:style-name="P25">0655</text:p>
          </table:table-cell>
          <table:table-cell table:style-name="t12.C8" office:value-type="string">
            <text:p text:style-name="P22">---</text:p>
          </table:table-cell>
          <table:table-cell table:style-name="t12.C8" office:value-type="string">
            <text:p text:style-name="P22">$12-63</text:p>
          </table:table-cell>
          <table:table-cell table:style-name="t12.C8" office:value-type="string">
            <text:p text:style-name="P22">$12-73</text:p>
          </table:table-cell>
          <table:table-cell table:style-name="t12.C8" office:value-type="string">
            <text:p text:style-name="P22">$12-83</text:p>
          </table:table-cell>
          <table:table-cell table:style-name="t12.C8" office:value-type="string">
            <text:p text:style-name="P23">$12-03</text:p>
          </table:table-cell>
          <table:table-cell table:style-name="t12.C8" office:value-type="string">
            <text:p text:style-name="P22">$12-13</text:p>
          </table:table-cell>
          <table:table-cell table:style-name="t12.C8" office:value-type="string">
            <text:p text:style-name="P22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36"><text:span text:style-name="T28">BDPB-01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5"><text:span text:style-name="T22">Flux density in test point</text:span> <text:span text:style-name="T122"></text:span><text:span text:style-name="T51">0</text:span><text:span text:style-name="T52">i</text:span>,</text:p>
            <text:p text:style-name="P66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3.B2" table:number-rows-spanned="3" office:value-type="string">
            <text:p text:style-name="P67">Radia-tion source <text:s/>number</text:p>
          </table:table-cell>
          <table:table-cell table:style-name="t13.B2" table:number-columns-spanned="5" office:value-type="string">
            <text:p text:style-name="P41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3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3.J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41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40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3.C3" table:number-columns-spanned="3" office:value-type="string">
            <text:p text:style-name="P41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41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42"><text:span text:style-name="T75"></text:span><text:span text:style-name="T51">1</text:span></text:p>
          </table:table-cell>
          <table:table-cell table:style-name="t13.D4" office:value-type="string">
            <text:p text:style-name="P41"><text:span text:style-name="T76"></text:span><text:span text:style-name="T51">2</text:span></text:p>
          </table:table-cell>
          <table:table-cell table:style-name="t13.D4" office:value-type="string">
            <text:p text:style-name="P41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18">102</text:p>
          </table:table-cell>
          <table:table-cell table:style-name="t13.B5" office:value-type="float" office:value="660">
            <text:p text:style-name="P24">0660</text:p>
          </table:table-cell>
          <table:table-cell table:style-name="t13.C5" office:value-type="string">
            <text:p text:style-name="P22">$<text:span text:style-name="T22">b_bg</text:span></text:p>
          </table:table-cell>
          <table:table-cell table:style-name="t13.C5" office:value-type="string">
            <text:p text:style-name="P22">$13-60</text:p>
          </table:table-cell>
          <table:table-cell table:style-name="t13.C5" office:value-type="string">
            <text:p text:style-name="P22">$13-70</text:p>
          </table:table-cell>
          <table:table-cell table:style-name="t13.C5" office:value-type="string">
            <text:p text:style-name="P22">$13-80</text:p>
          </table:table-cell>
          <table:table-cell table:style-name="t13.C5" office:value-type="string">
            <text:p text:style-name="P23">$13-00</text:p>
          </table:table-cell>
          <table:table-cell table:style-name="t13.C5" office:value-type="string">
            <text:p text:style-name="P22">$13-10</text:p>
          </table:table-cell>
          <table:table-cell table:style-name="t13.C5" office:value-type="string">
            <text:p text:style-name="P22">$13-20</text:p>
          </table:table-cell>
          <table:table-cell table:style-name="t13.J5" table:number-rows-spanned="6" office:value-type="string">
            <text:p text:style-name="P21">±<text:span text:style-name="T22">20</text:span></text:p>
          </table:table-cell>
        </table:table-row>
        <table:table-row>
          <table:table-cell table:style-name="t13.A5" office:value-type="float" office:value="236">
            <text:p text:style-name="P18">236</text:p>
          </table:table-cell>
          <table:table-cell table:style-name="t13.B5" office:value-type="float" office:value="0">
            <text:p text:style-name="P24">6905</text:p>
          </table:table-cell>
          <table:table-cell table:style-name="t13.C5" office:value-type="string">
            <text:p text:style-name="P22">---</text:p>
          </table:table-cell>
          <table:table-cell table:style-name="t13.C5" office:value-type="string">
            <text:p text:style-name="P22">$13-61</text:p>
          </table:table-cell>
          <table:table-cell table:style-name="t13.C5" office:value-type="string">
            <text:p text:style-name="P22">$13-71</text:p>
          </table:table-cell>
          <table:table-cell table:style-name="t13.C5" office:value-type="string">
            <text:p text:style-name="P22">$13-81</text:p>
          </table:table-cell>
          <table:table-cell table:style-name="t13.C5" office:value-type="string">
            <text:p text:style-name="P23">$13-01</text:p>
          </table:table-cell>
          <table:table-cell table:style-name="t13.C5" office:value-type="string">
            <text:p text:style-name="P22">$13-11</text:p>
          </table:table-cell>
          <table:table-cell table:style-name="t13.C5" office:value-type="string">
            <text:p text:style-name="P22">$13-21</text:p>
          </table:table-cell>
          <table:covered-table-cell/>
        </table:table-row>
        <table:table-row>
          <table:table-cell table:style-name="t13.A5" office:value-type="float" office:value="6080">
            <text:p text:style-name="P18">6080</text:p>
          </table:table-cell>
          <table:table-cell table:style-name="t13.B5" office:value-type="float" office:value="0">
            <text:p text:style-name="P24">0661</text:p>
          </table:table-cell>
          <table:table-cell table:style-name="t13.C5" office:value-type="string">
            <text:p text:style-name="P22">---</text:p>
          </table:table-cell>
          <table:table-cell table:style-name="t13.C5" office:value-type="string">
            <text:p text:style-name="P22">$13-62</text:p>
          </table:table-cell>
          <table:table-cell table:style-name="t13.C5" office:value-type="string">
            <text:p text:style-name="P22">$13-72</text:p>
          </table:table-cell>
          <table:table-cell table:style-name="t13.C5" office:value-type="string">
            <text:p text:style-name="P22">$13-82</text:p>
          </table:table-cell>
          <table:table-cell table:style-name="t13.C5" office:value-type="string">
            <text:p text:style-name="P23">$13-02</text:p>
          </table:table-cell>
          <table:table-cell table:style-name="t13.C5" office:value-type="string">
            <text:p text:style-name="P22">$13-12</text:p>
          </table:table-cell>
          <table:table-cell table:style-name="t13.C5" office:value-type="string">
            <text:p text:style-name="P22">$13-22</text:p>
          </table:table-cell>
          <table:covered-table-cell/>
        </table:table-row>
        <table:table-row>
          <table:table-cell table:style-name="t13.A5" office:value-type="float" office:value="53500">
            <text:p text:style-name="P18">53500</text:p>
          </table:table-cell>
          <table:table-cell table:style-name="t13.B5" office:value-type="float" office:value="0">
            <text:p text:style-name="P24">0662</text:p>
          </table:table-cell>
          <table:table-cell table:style-name="t13.C5" office:value-type="string">
            <text:p text:style-name="P22">---</text:p>
          </table:table-cell>
          <table:table-cell table:style-name="t13.C5" office:value-type="string">
            <text:p text:style-name="P22">$13-63</text:p>
          </table:table-cell>
          <table:table-cell table:style-name="t13.C5" office:value-type="string">
            <text:p text:style-name="P22">$13-73</text:p>
          </table:table-cell>
          <table:table-cell table:style-name="t13.C5" office:value-type="string">
            <text:p text:style-name="P22">$13-83</text:p>
          </table:table-cell>
          <table:table-cell table:style-name="t13.C5" office:value-type="string">
            <text:p text:style-name="P23">$13-03</text:p>
          </table:table-cell>
          <table:table-cell table:style-name="t13.C5" office:value-type="string">
            <text:p text:style-name="P22">$13-13</text:p>
          </table:table-cell>
          <table:table-cell table:style-name="t13.C5" office:value-type="string">
            <text:p text:style-name="P22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18">154300</text:p>
          </table:table-cell>
          <table:table-cell table:style-name="t13.B5" office:value-type="float" office:value="0">
            <text:p text:style-name="P24">16437</text:p>
          </table:table-cell>
          <table:table-cell table:style-name="t13.C5" office:value-type="string">
            <text:p text:style-name="P22">---</text:p>
          </table:table-cell>
          <table:table-cell table:style-name="t13.C5" office:value-type="string">
            <text:p text:style-name="P22">$13-64</text:p>
          </table:table-cell>
          <table:table-cell table:style-name="t13.C5" office:value-type="string">
            <text:p text:style-name="P22">$13-74</text:p>
          </table:table-cell>
          <table:table-cell table:style-name="t13.C5" office:value-type="string">
            <text:p text:style-name="P22">$13-84</text:p>
          </table:table-cell>
          <table:table-cell table:style-name="t13.C5" office:value-type="string">
            <text:p text:style-name="P23">$13-04</text:p>
          </table:table-cell>
          <table:table-cell table:style-name="t13.C5" office:value-type="string">
            <text:p text:style-name="P22">$13-14</text:p>
          </table:table-cell>
          <table:table-cell table:style-name="t13.C5" office:value-type="string">
            <text:p text:style-name="P22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18">383600</text:p>
          </table:table-cell>
          <table:table-cell table:style-name="t13.B10" office:value-type="float" office:value="0">
            <text:p text:style-name="P24">15014</text:p>
          </table:table-cell>
          <table:table-cell table:style-name="t13.C10" office:value-type="string">
            <text:p text:style-name="P22">---</text:p>
          </table:table-cell>
          <table:table-cell table:style-name="t13.C10" office:value-type="string">
            <text:p text:style-name="P22">$13-65</text:p>
          </table:table-cell>
          <table:table-cell table:style-name="t13.C10" office:value-type="string">
            <text:p text:style-name="P22">$13-75</text:p>
          </table:table-cell>
          <table:table-cell table:style-name="t13.C10" office:value-type="string">
            <text:p text:style-name="P22">$13-85</text:p>
          </table:table-cell>
          <table:table-cell table:style-name="t13.C10" office:value-type="string">
            <text:p text:style-name="P23">$13-05</text:p>
          </table:table-cell>
          <table:table-cell table:style-name="t13.C10" office:value-type="string">
            <text:p text:style-name="P22">$13-15</text:p>
          </table:table-cell>
          <table:table-cell table:style-name="t13.C10" office:value-type="string">
            <text:p text:style-name="P22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36"><text:span text:style-name="T28">BDPB-02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5"><text:span text:style-name="T22">Flux density in test point</text:span> <text:span text:style-name="T122"></text:span><text:span text:style-name="T51">0</text:span><text:span text:style-name="T52">i</text:span>,</text:p>
            <text:p text:style-name="P66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4.B2" table:number-rows-spanned="3" office:value-type="string">
            <text:p text:style-name="P67">Radia-tion source <text:s/>number</text:p>
          </table:table-cell>
          <table:table-cell table:style-name="t14.B2" table:number-columns-spanned="5" office:value-type="string">
            <text:p text:style-name="P41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4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4.J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41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40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4.C3" table:number-columns-spanned="3" office:value-type="string">
            <text:p text:style-name="P41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41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42"><text:span text:style-name="T75"></text:span><text:span text:style-name="T51">1</text:span></text:p>
          </table:table-cell>
          <table:table-cell table:style-name="t14.D4" office:value-type="string">
            <text:p text:style-name="P41"><text:span text:style-name="T76"></text:span><text:span text:style-name="T51">2</text:span></text:p>
          </table:table-cell>
          <table:table-cell table:style-name="t14.D4" office:value-type="string">
            <text:p text:style-name="P41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18">14.2</text:p>
          </table:table-cell>
          <table:table-cell table:style-name="t14.B5" office:value-type="float" office:value="660">
            <text:p text:style-name="P24">0663</text:p>
          </table:table-cell>
          <table:table-cell table:style-name="t14.C5" office:value-type="string">
            <text:p text:style-name="P22">$<text:span text:style-name="T22">b2_bg</text:span></text:p>
          </table:table-cell>
          <table:table-cell table:style-name="t14.C5" office:value-type="string">
            <text:p text:style-name="P22">$14-60</text:p>
          </table:table-cell>
          <table:table-cell table:style-name="t14.C5" office:value-type="string">
            <text:p text:style-name="P22">$14-70</text:p>
          </table:table-cell>
          <table:table-cell table:style-name="t14.C5" office:value-type="string">
            <text:p text:style-name="P22">$14-80</text:p>
          </table:table-cell>
          <table:table-cell table:style-name="t14.C5" office:value-type="string">
            <text:p text:style-name="P23">$14-00</text:p>
          </table:table-cell>
          <table:table-cell table:style-name="t14.C5" office:value-type="string">
            <text:p text:style-name="P22">$14-10</text:p>
          </table:table-cell>
          <table:table-cell table:style-name="t14.C5" office:value-type="string">
            <text:p text:style-name="P22">$14-20</text:p>
          </table:table-cell>
          <table:table-cell table:style-name="t14.J5" table:number-rows-spanned="5" office:value-type="string">
            <text:p text:style-name="P21">±<text:span text:style-name="T22">20</text:span></text:p>
          </table:table-cell>
        </table:table-row>
        <table:table-row>
          <table:table-cell table:style-name="t14.A5" office:value-type="float" office:value="74.4">
            <text:p text:style-name="P18">74.4</text:p>
          </table:table-cell>
          <table:table-cell table:style-name="t14.B5" office:value-type="float" office:value="0">
            <text:p text:style-name="P24">0664</text:p>
          </table:table-cell>
          <table:table-cell table:style-name="t14.C5" office:value-type="string">
            <text:p text:style-name="P22">---</text:p>
          </table:table-cell>
          <table:table-cell table:style-name="t14.C5" office:value-type="string">
            <text:p text:style-name="P22">$14-61</text:p>
          </table:table-cell>
          <table:table-cell table:style-name="t14.C5" office:value-type="string">
            <text:p text:style-name="P22">$14-71</text:p>
          </table:table-cell>
          <table:table-cell table:style-name="t14.C5" office:value-type="string">
            <text:p text:style-name="P22">$14-81</text:p>
          </table:table-cell>
          <table:table-cell table:style-name="t14.C5" office:value-type="string">
            <text:p text:style-name="P23">$14-01</text:p>
          </table:table-cell>
          <table:table-cell table:style-name="t14.C5" office:value-type="string">
            <text:p text:style-name="P22">$14-11</text:p>
          </table:table-cell>
          <table:table-cell table:style-name="t14.C5" office:value-type="string">
            <text:p text:style-name="P22">$14-21</text:p>
          </table:table-cell>
          <table:covered-table-cell/>
        </table:table-row>
        <table:table-row>
          <table:table-cell table:style-name="t14.A5" office:value-type="float" office:value="514">
            <text:p text:style-name="P18">514</text:p>
          </table:table-cell>
          <table:table-cell table:style-name="t14.B5" office:value-type="float" office:value="0">
            <text:p text:style-name="P24">0665</text:p>
          </table:table-cell>
          <table:table-cell table:style-name="t14.C5" office:value-type="string">
            <text:p text:style-name="P22">---</text:p>
          </table:table-cell>
          <table:table-cell table:style-name="t14.C5" office:value-type="string">
            <text:p text:style-name="P22">$14-62</text:p>
          </table:table-cell>
          <table:table-cell table:style-name="t14.C5" office:value-type="string">
            <text:p text:style-name="P22">$14-72</text:p>
          </table:table-cell>
          <table:table-cell table:style-name="t14.C5" office:value-type="string">
            <text:p text:style-name="P22">$14-82</text:p>
          </table:table-cell>
          <table:table-cell table:style-name="t14.C5" office:value-type="string">
            <text:p text:style-name="P23">$14-02</text:p>
          </table:table-cell>
          <table:table-cell table:style-name="t14.C5" office:value-type="string">
            <text:p text:style-name="P22">$14-12</text:p>
          </table:table-cell>
          <table:table-cell table:style-name="t14.C5" office:value-type="string">
            <text:p text:style-name="P22">$14-22</text:p>
          </table:table-cell>
          <table:covered-table-cell/>
        </table:table-row>
        <table:table-row>
          <table:table-cell table:style-name="t14.A5" office:value-type="float" office:value="6290">
            <text:p text:style-name="P18">6290</text:p>
          </table:table-cell>
          <table:table-cell table:style-name="t14.B5" office:value-type="float" office:value="0">
            <text:p text:style-name="P24">0661</text:p>
          </table:table-cell>
          <table:table-cell table:style-name="t14.C5" office:value-type="string">
            <text:p text:style-name="P22">---</text:p>
          </table:table-cell>
          <table:table-cell table:style-name="t14.C5" office:value-type="string">
            <text:p text:style-name="P22">$14-63</text:p>
          </table:table-cell>
          <table:table-cell table:style-name="t14.C5" office:value-type="string">
            <text:p text:style-name="P22">$14-73</text:p>
          </table:table-cell>
          <table:table-cell table:style-name="t14.C5" office:value-type="string">
            <text:p text:style-name="P22">$14-83</text:p>
          </table:table-cell>
          <table:table-cell table:style-name="t14.C5" office:value-type="string">
            <text:p text:style-name="P23">$14-03</text:p>
          </table:table-cell>
          <table:table-cell table:style-name="t14.C5" office:value-type="string">
            <text:p text:style-name="P22">$14-13</text:p>
          </table:table-cell>
          <table:table-cell table:style-name="t14.C5" office:value-type="string">
            <text:p text:style-name="P22">$14-23</text:p>
          </table:table-cell>
          <table:covered-table-cell/>
        </table:table-row>
        <table:table-row>
          <table:table-cell table:style-name="t14.A9" office:value-type="float" office:value="56800">
            <text:p text:style-name="P18">56800</text:p>
          </table:table-cell>
          <table:table-cell table:style-name="t14.B9" office:value-type="float" office:value="0">
            <text:p text:style-name="P24">0666</text:p>
          </table:table-cell>
          <table:table-cell table:style-name="t14.C9" office:value-type="string">
            <text:p text:style-name="P22">---</text:p>
          </table:table-cell>
          <table:table-cell table:style-name="t14.C9" office:value-type="string">
            <text:p text:style-name="P22">$14-64</text:p>
          </table:table-cell>
          <table:table-cell table:style-name="t14.C9" office:value-type="string">
            <text:p text:style-name="P22">$14-74</text:p>
          </table:table-cell>
          <table:table-cell table:style-name="t14.C9" office:value-type="string">
            <text:p text:style-name="P22">$14-84</text:p>
          </table:table-cell>
          <table:table-cell table:style-name="t14.C9" office:value-type="string">
            <text:p text:style-name="P23">$14-04</text:p>
          </table:table-cell>
          <table:table-cell table:style-name="t14.C9" office:value-type="string">
            <text:p text:style-name="P22">$14-14</text:p>
          </table:table-cell>
          <table:table-cell table:style-name="t14.C9" office:value-type="string">
            <text:p text:style-name="P22">$1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36"><text:span text:style-name="T28">BDKR-01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7"><text:span text:style-name="T22">Dose rate at check point</text:span> <text:span text:style-name="T66">Ḣ</text:span><text:span text:style-name="T53">oi</text:span><text:span text:style-name="T82">(</text:span><text:span text:style-name="T83">0.07</text:span><text:span text:style-name="T82">)</text:span></text:p>
          </table:table-cell>
          <table:table-cell table:style-name="t18.B2" table:number-rows-spanned="3" office:value-type="string">
            <text:p text:style-name="P67">Radia-tion source <text:s/>number</text:p>
          </table:table-cell>
          <table:table-cell table:style-name="t18.B2" table:number-rows-spanned="3" office:value-type="string">
            <text:p text:style-name="P48"><text:span text:style-name="T22">Distan-ce to source</text:span>, </text:p>
            <text:p text:style-name="P49">R, сm</text:p>
          </table:table-cell>
          <table:table-cell table:style-name="t18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8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8.K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41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18.D3" table:number-columns-spanned="3" office:value-type="string">
            <text:p text:style-name="P41"><text:span text:style-name="T22">Measured value</text:span> <text:span text:style-name="T66">Ḣ</text:span><text:span text:style-name="T48">*</text:span><text:span text:style-name="T53">i</text:span><text:span text:style-name="T82">(</text:span><text:span text:style-name="T84">0.07</text:span><text:span text:style-name="T82">)</text:span></text:p>
          </table:table-cell>
          <table:covered-table-cell/>
          <table:covered-table-cell/>
          <table:table-cell table:style-name="t18.D3" table:number-rows-spanned="2" office:value-type="string">
            <text:p text:style-name="P41"><text:span text:style-name="T22">Average value</text:span>, <text:span text:style-name="T23">H</text:span><text:span text:style-name="T53">i</text:span><text:span text:style-name="T82">(</text:span><text:span text:style-name="T84">0.07</text:span><text:span text:style-name="T82">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42"><text:span text:style-name="T49">H</text:span><text:span text:style-name="T51">1</text:span></text:p>
          </table:table-cell>
          <table:table-cell table:style-name="t18.D3" office:value-type="string">
            <text:p text:style-name="P41"><text:span text:style-name="T23">H</text:span><text:span text:style-name="T51">2</text:span></text:p>
          </table:table-cell>
          <table:table-cell table:style-name="t18.D3" office:value-type="string">
            <text:p text:style-name="P41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5"><text:span text:style-name="T22">0,07</text:span> Sv/h</text:p>
          </table:table-cell>
          <table:table-cell table:style-name="t18.B5" office:value-type="string">
            <text:p text:style-name="P22">$18-30</text:p>
          </table:table-cell>
          <table:table-cell table:style-name="t18.B5" office:value-type="string">
            <text:p text:style-name="P22">$18-40</text:p>
          </table:table-cell>
          <table:table-cell table:style-name="t18.B5" office:value-type="string">
            <text:p text:style-name="P22">$18-50</text:p>
          </table:table-cell>
          <table:table-cell table:style-name="t18.B5" office:value-type="string">
            <text:p text:style-name="P22">$18-60</text:p>
          </table:table-cell>
          <table:table-cell table:style-name="t18.B5" office:value-type="string">
            <text:p text:style-name="P22">$18-70</text:p>
          </table:table-cell>
          <table:table-cell table:style-name="t18.B5" office:value-type="string">
            <text:p text:style-name="P22">$18-80</text:p>
          </table:table-cell>
          <table:table-cell table:style-name="t18.B5" office:value-type="string">
            <text:p text:style-name="P23">$18-00</text:p>
          </table:table-cell>
          <table:table-cell table:style-name="t18.B5" office:value-type="string">
            <text:p text:style-name="P22">$18-10</text:p>
          </table:table-cell>
          <table:table-cell table:style-name="t18.B5" office:value-type="string">
            <text:p text:style-name="P22">$18-20</text:p>
          </table:table-cell>
          <table:table-cell table:style-name="t18.K5" table:number-rows-spanned="4" office:value-type="string">
            <text:p text:style-name="P21">±<text:span text:style-name="T22">15</text:span></text:p>
          </table:table-cell>
        </table:table-row>
        <table:table-row>
          <table:table-cell table:style-name="t18.A5" office:value-type="string">
            <text:p text:style-name="P15">0,7 Sv/h</text:p>
          </table:table-cell>
          <table:table-cell table:style-name="t18.B5" office:value-type="string">
            <text:p text:style-name="P22">$18-31</text:p>
          </table:table-cell>
          <table:table-cell table:style-name="t18.B5" office:value-type="string">
            <text:p text:style-name="P22">$18-41</text:p>
          </table:table-cell>
          <table:table-cell table:style-name="t18.B5" office:value-type="string">
            <text:p text:style-name="P22">$18-51</text:p>
          </table:table-cell>
          <table:table-cell table:style-name="t18.B5" office:value-type="string">
            <text:p text:style-name="P22">$18-61</text:p>
          </table:table-cell>
          <table:table-cell table:style-name="t18.B5" office:value-type="string">
            <text:p text:style-name="P22">$18-71</text:p>
          </table:table-cell>
          <table:table-cell table:style-name="t18.B5" office:value-type="string">
            <text:p text:style-name="P22">$18-81</text:p>
          </table:table-cell>
          <table:table-cell table:style-name="t18.B5" office:value-type="string">
            <text:p text:style-name="P23">$18-01</text:p>
          </table:table-cell>
          <table:table-cell table:style-name="t18.B5" office:value-type="string">
            <text:p text:style-name="P22">$18-11</text:p>
          </table:table-cell>
          <table:table-cell table:style-name="t18.B5" office:value-type="string">
            <text:p text:style-name="P22">$18-21</text:p>
          </table:table-cell>
          <table:covered-table-cell/>
        </table:table-row>
        <table:table-row>
          <table:table-cell table:style-name="t18.A5" office:value-type="string">
            <text:p text:style-name="P15">7 Sv/h</text:p>
          </table:table-cell>
          <table:table-cell table:style-name="t18.B5" office:value-type="string">
            <text:p text:style-name="P22">$18-32</text:p>
          </table:table-cell>
          <table:table-cell table:style-name="t18.B5" office:value-type="string">
            <text:p text:style-name="P22">$18-42</text:p>
          </table:table-cell>
          <table:table-cell table:style-name="t18.B5" office:value-type="string">
            <text:p text:style-name="P22">$18-52</text:p>
          </table:table-cell>
          <table:table-cell table:style-name="t18.B5" office:value-type="string">
            <text:p text:style-name="P22">$18-62</text:p>
          </table:table-cell>
          <table:table-cell table:style-name="t18.B5" office:value-type="string">
            <text:p text:style-name="P22">$18-72</text:p>
          </table:table-cell>
          <table:table-cell table:style-name="t18.B5" office:value-type="string">
            <text:p text:style-name="P22">$18-82</text:p>
          </table:table-cell>
          <table:table-cell table:style-name="t18.B5" office:value-type="string">
            <text:p text:style-name="P23">$18-02</text:p>
          </table:table-cell>
          <table:table-cell table:style-name="t18.B5" office:value-type="string">
            <text:p text:style-name="P22">$18-12</text:p>
          </table:table-cell>
          <table:table-cell table:style-name="t18.B5" office:value-type="string">
            <text:p text:style-name="P22">$18-22</text:p>
          </table:table-cell>
          <table:covered-table-cell/>
        </table:table-row>
        <table:table-row>
          <table:table-cell table:style-name="t18.A8" office:value-type="string">
            <text:p text:style-name="P15">70 Sv/h</text:p>
          </table:table-cell>
          <table:table-cell table:style-name="t18.B8" office:value-type="string">
            <text:p text:style-name="P22">$18-33</text:p>
          </table:table-cell>
          <table:table-cell table:style-name="t18.B8" office:value-type="string">
            <text:p text:style-name="P22">$18-43</text:p>
          </table:table-cell>
          <table:table-cell table:style-name="t18.B8" office:value-type="string">
            <text:p text:style-name="P22">$18-53</text:p>
          </table:table-cell>
          <table:table-cell table:style-name="t18.B8" office:value-type="string">
            <text:p text:style-name="P22">$18-63</text:p>
          </table:table-cell>
          <table:table-cell table:style-name="t18.B8" office:value-type="string">
            <text:p text:style-name="P22">$18-73</text:p>
          </table:table-cell>
          <table:table-cell table:style-name="t18.B8" office:value-type="string">
            <text:p text:style-name="P22">$18-83</text:p>
          </table:table-cell>
          <table:table-cell table:style-name="t18.B8" office:value-type="string">
            <text:p text:style-name="P23">$18-03</text:p>
          </table:table-cell>
          <table:table-cell table:style-name="t18.B8" office:value-type="string">
            <text:p text:style-name="P22">$18-13</text:p>
          </table:table-cell>
          <table:table-cell table:style-name="t18.B8" office:value-type="string">
            <text:p text:style-name="P22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ext:soft-page-break/>
        <table:table-row table:style-name="t19.1">
          <table:table-cell table:style-name="t19.A1" table:number-columns-spanned="10" office:value-type="string">
            <text:p text:style-name="P36"><text:span text:style-name="T28">BDPS-02 </text:span><text:span text:style-name="T28">(</text:span><text:span text:style-name="T42">a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65"><text:span text:style-name="T22">Flux density in test point</text:span> <text:span text:style-name="T122"></text:span><text:span text:style-name="T51">0</text:span><text:span text:style-name="T52">i</text:span>,</text:p>
            <text:p text:style-name="P66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19.B2" table:number-rows-spanned="3" office:value-type="string">
            <text:p text:style-name="P67">Radia-tion source <text:s/>number</text:p>
          </table:table-cell>
          <table:table-cell table:style-name="t19.B2" table:number-columns-spanned="5" office:value-type="string">
            <text:p text:style-name="P41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19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19.J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41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40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19.C3" table:number-columns-spanned="3" office:value-type="string">
            <text:p text:style-name="P41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19.C3" table:number-rows-spanned="2" office:value-type="string">
            <text:p text:style-name="P41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42"><text:span text:style-name="T75"></text:span><text:span text:style-name="T51">1</text:span></text:p>
          </table:table-cell>
          <table:table-cell table:style-name="t19.D4" office:value-type="string">
            <text:p text:style-name="P41"><text:span text:style-name="T76"></text:span><text:span text:style-name="T51">2</text:span></text:p>
          </table:table-cell>
          <table:table-cell table:style-name="t19.D4" office:value-type="string">
            <text:p text:style-name="P41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18">53.8</text:p>
          </table:table-cell>
          <table:table-cell table:style-name="t19.B5" office:value-type="float" office:value="1179">
            <text:p text:style-name="P24">1179</text:p>
          </table:table-cell>
          <table:table-cell table:style-name="t19.C5" office:value-type="string">
            <text:p text:style-name="P22">$19-50</text:p>
          </table:table-cell>
          <table:table-cell table:style-name="t19.C5" office:value-type="string">
            <text:p text:style-name="P22">$19-60</text:p>
          </table:table-cell>
          <table:table-cell table:style-name="t19.C5" office:value-type="string">
            <text:p text:style-name="P22">$19-70</text:p>
          </table:table-cell>
          <table:table-cell table:style-name="t19.C5" office:value-type="string">
            <text:p text:style-name="P22">$19-80</text:p>
          </table:table-cell>
          <table:table-cell table:style-name="t19.C5" office:value-type="string">
            <text:p text:style-name="P23">$19-00</text:p>
          </table:table-cell>
          <table:table-cell table:style-name="t19.C5" office:value-type="string">
            <text:p text:style-name="P22">$19-10</text:p>
          </table:table-cell>
          <table:table-cell table:style-name="t19.C5" office:value-type="string">
            <text:p text:style-name="P22">$19-20</text:p>
          </table:table-cell>
          <table:table-cell table:style-name="t19.J5" table:number-rows-spanned="5" office:value-type="string">
            <text:p text:style-name="P21">±<text:span text:style-name="T22">20</text:span></text:p>
          </table:table-cell>
        </table:table-row>
        <table:table-row>
          <table:table-cell table:style-name="t19.A5" office:value-type="float" office:value="727">
            <text:p text:style-name="P18">727</text:p>
          </table:table-cell>
          <table:table-cell table:style-name="t19.B5" office:value-type="float" office:value="1180">
            <text:p text:style-name="P24">1180</text:p>
          </table:table-cell>
          <table:table-cell table:style-name="t19.C5" office:value-type="string">
            <text:p text:style-name="P22">$19-51</text:p>
          </table:table-cell>
          <table:table-cell table:style-name="t19.C5" office:value-type="string">
            <text:p text:style-name="P22">$19-61</text:p>
          </table:table-cell>
          <table:table-cell table:style-name="t19.C5" office:value-type="string">
            <text:p text:style-name="P22">$19-71</text:p>
          </table:table-cell>
          <table:table-cell table:style-name="t19.C5" office:value-type="string">
            <text:p text:style-name="P22">$19-81</text:p>
          </table:table-cell>
          <table:table-cell table:style-name="t19.C5" office:value-type="string">
            <text:p text:style-name="P23">$19-01</text:p>
          </table:table-cell>
          <table:table-cell table:style-name="t19.C5" office:value-type="string">
            <text:p text:style-name="P22">$19-11</text:p>
          </table:table-cell>
          <table:table-cell table:style-name="t19.C5" office:value-type="string">
            <text:p text:style-name="P22">$19-21</text:p>
          </table:table-cell>
          <table:covered-table-cell/>
        </table:table-row>
        <table:table-row>
          <table:table-cell table:style-name="t19.A5" office:value-type="float" office:value="6300">
            <text:p text:style-name="P18">6300</text:p>
          </table:table-cell>
          <table:table-cell table:style-name="t19.B5" office:value-type="float" office:value="1181">
            <text:p text:style-name="P24">1181</text:p>
          </table:table-cell>
          <table:table-cell table:style-name="t19.C5" office:value-type="string">
            <text:p text:style-name="P22">$19-52</text:p>
          </table:table-cell>
          <table:table-cell table:style-name="t19.C5" office:value-type="string">
            <text:p text:style-name="P22">$19-62</text:p>
          </table:table-cell>
          <table:table-cell table:style-name="t19.C5" office:value-type="string">
            <text:p text:style-name="P22">$19-72</text:p>
          </table:table-cell>
          <table:table-cell table:style-name="t19.C5" office:value-type="string">
            <text:p text:style-name="P22">$19-82</text:p>
          </table:table-cell>
          <table:table-cell table:style-name="t19.C5" office:value-type="string">
            <text:p text:style-name="P23">$19-02</text:p>
          </table:table-cell>
          <table:table-cell table:style-name="t19.C5" office:value-type="string">
            <text:p text:style-name="P22">$19-12</text:p>
          </table:table-cell>
          <table:table-cell table:style-name="t19.C5" office:value-type="string">
            <text:p text:style-name="P22">$19-22</text:p>
          </table:table-cell>
          <table:covered-table-cell/>
        </table:table-row>
        <table:table-row>
          <table:table-cell table:style-name="t19.A5" office:value-type="float" office:value="62100">
            <text:p text:style-name="P18">62100</text:p>
          </table:table-cell>
          <table:table-cell table:style-name="t19.B5" office:value-type="float" office:value="1182">
            <text:p text:style-name="P24">1182</text:p>
          </table:table-cell>
          <table:table-cell table:style-name="t19.C5" office:value-type="string">
            <text:p text:style-name="P22">$19-53</text:p>
          </table:table-cell>
          <table:table-cell table:style-name="t19.C5" office:value-type="string">
            <text:p text:style-name="P22">$19-63</text:p>
          </table:table-cell>
          <table:table-cell table:style-name="t19.C5" office:value-type="string">
            <text:p text:style-name="P22">$19-73</text:p>
          </table:table-cell>
          <table:table-cell table:style-name="t19.C5" office:value-type="string">
            <text:p text:style-name="P22">$19-83</text:p>
          </table:table-cell>
          <table:table-cell table:style-name="t19.C5" office:value-type="string">
            <text:p text:style-name="P23">$19-03</text:p>
          </table:table-cell>
          <table:table-cell table:style-name="t19.C5" office:value-type="string">
            <text:p text:style-name="P22">$19-13</text:p>
          </table:table-cell>
          <table:table-cell table:style-name="t19.C5" office:value-type="string">
            <text:p text:style-name="P22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18">186000</text:p>
          </table:table-cell>
          <table:table-cell table:style-name="t19.B9" office:value-type="float" office:value="1183">
            <text:p text:style-name="P24">1183</text:p>
          </table:table-cell>
          <table:table-cell table:style-name="t19.C9" office:value-type="string">
            <text:p text:style-name="P22">$19-54</text:p>
          </table:table-cell>
          <table:table-cell table:style-name="t19.C9" office:value-type="string">
            <text:p text:style-name="P22">$19-64</text:p>
          </table:table-cell>
          <table:table-cell table:style-name="t19.C9" office:value-type="string">
            <text:p text:style-name="P22">$19-74</text:p>
          </table:table-cell>
          <table:table-cell table:style-name="t19.C9" office:value-type="string">
            <text:p text:style-name="P22">$19-84</text:p>
          </table:table-cell>
          <table:table-cell table:style-name="t19.C9" office:value-type="string">
            <text:p text:style-name="P23">$19-04</text:p>
          </table:table-cell>
          <table:table-cell table:style-name="t19.C9" office:value-type="string">
            <text:p text:style-name="P22">$19-14</text:p>
          </table:table-cell>
          <table:table-cell table:style-name="t19.C9" office:value-type="string">
            <text:p text:style-name="P22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36"><text:span text:style-name="T28">BDPS-02 </text:span><text:span text:style-name="T28">(</text:span><text:span text:style-name="T42">b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5"><text:span text:style-name="T22">Flux density in test point</text:span> <text:span text:style-name="T122"></text:span><text:span text:style-name="T51">0</text:span><text:span text:style-name="T52">i</text:span>,</text:p>
            <text:p text:style-name="P66"><text:s/><text:span text:style-name="T23">min</text:span><text:span text:style-name="T43">-1</text:span>·<text:span text:style-name="T23">cm</text:span><text:span text:style-name="T43">-2</text:span></text:p>
          </table:table-cell>
          <table:table-cell table:style-name="t20.B2" table:number-rows-spanned="3" office:value-type="string">
            <text:p text:style-name="P67">Radia-tion source <text:s/>number</text:p>
          </table:table-cell>
          <table:table-cell table:style-name="t20.B2" table:number-columns-spanned="5" office:value-type="string">
            <text:p text:style-name="P41"><text:span text:style-name="T22">Measured radiation flux density in test point</text:span>, <text:span text:style-name="T76"></text:span><text:span text:style-name="T62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0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0.J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41"><text:span text:style-name="T22">Back-ground</text:span>, <text:span text:style-name="T72"></text:span><text:span text:style-name="T59">0</text:span><text:span text:style-name="T60">i</text:span><text:span text:style-name="T70">,</text:span></text:p>
            <text:p text:style-name="P40"><text:span text:style-name="T23"><text:s/>min</text:span><text:span text:style-name="T46">-1</text:span><text:span text:style-name="T23">·cm</text:span><text:span text:style-name="T46">-2</text:span></text:p>
          </table:table-cell>
          <table:table-cell table:style-name="t20.C3" table:number-columns-spanned="3" office:value-type="string">
            <text:p text:style-name="P41"><text:span text:style-name="T22">Measured value</text:span> <text:span text:style-name="T76"></text:span><text:span text:style-name="T62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41"><text:span text:style-name="T22">Average value</text:span>, <text:span text:style-name="T76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42"><text:span text:style-name="T75"></text:span><text:span text:style-name="T51">1</text:span></text:p>
          </table:table-cell>
          <table:table-cell table:style-name="t20.D4" office:value-type="string">
            <text:p text:style-name="P41"><text:span text:style-name="T76"></text:span><text:span text:style-name="T51">2</text:span></text:p>
          </table:table-cell>
          <table:table-cell table:style-name="t20.D4" office:value-type="string">
            <text:p text:style-name="P41"><text:span text:style-name="T76">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18">97</text:p>
          </table:table-cell>
          <table:table-cell table:style-name="t20.B5" office:value-type="float" office:value="660">
            <text:p text:style-name="P24">0660</text:p>
          </table:table-cell>
          <table:table-cell table:style-name="t20.C5" office:value-type="string">
            <text:p text:style-name="P22">$20-50</text:p>
          </table:table-cell>
          <table:table-cell table:style-name="t20.C5" office:value-type="string">
            <text:p text:style-name="P22">$20-60</text:p>
          </table:table-cell>
          <table:table-cell table:style-name="t20.C5" office:value-type="string">
            <text:p text:style-name="P22">$20-70</text:p>
          </table:table-cell>
          <table:table-cell table:style-name="t20.C5" office:value-type="string">
            <text:p text:style-name="P22">$20-80</text:p>
          </table:table-cell>
          <table:table-cell table:style-name="t20.C5" office:value-type="string">
            <text:p text:style-name="P23">$20-00</text:p>
          </table:table-cell>
          <table:table-cell table:style-name="t20.C5" office:value-type="string">
            <text:p text:style-name="P22">$20-10</text:p>
          </table:table-cell>
          <table:table-cell table:style-name="t20.C5" office:value-type="string">
            <text:p text:style-name="P22">$20-20</text:p>
          </table:table-cell>
          <table:table-cell table:style-name="t20.J5" table:number-rows-spanned="5" office:value-type="string">
            <text:p text:style-name="P21">±<text:span text:style-name="T22">20</text:span></text:p>
          </table:table-cell>
        </table:table-row>
        <table:table-row>
          <table:table-cell table:style-name="t20.A5" office:value-type="float" office:value="232">
            <text:p text:style-name="P18">232</text:p>
          </table:table-cell>
          <table:table-cell table:style-name="t20.B5" office:value-type="float" office:value="0">
            <text:p text:style-name="P24">6905</text:p>
          </table:table-cell>
          <table:table-cell table:style-name="t20.C5" office:value-type="string">
            <text:p text:style-name="P22">$20-51</text:p>
          </table:table-cell>
          <table:table-cell table:style-name="t20.C5" office:value-type="string">
            <text:p text:style-name="P22">$20-61</text:p>
          </table:table-cell>
          <table:table-cell table:style-name="t20.C5" office:value-type="string">
            <text:p text:style-name="P22">$20-71</text:p>
          </table:table-cell>
          <table:table-cell table:style-name="t20.C5" office:value-type="string">
            <text:p text:style-name="P22">$20-81</text:p>
          </table:table-cell>
          <table:table-cell table:style-name="t20.C5" office:value-type="string">
            <text:p text:style-name="P23">$20-01</text:p>
          </table:table-cell>
          <table:table-cell table:style-name="t20.C5" office:value-type="string">
            <text:p text:style-name="P22">$20-11</text:p>
          </table:table-cell>
          <table:table-cell table:style-name="t20.C5" office:value-type="string">
            <text:p text:style-name="P22">$20-21</text:p>
          </table:table-cell>
          <table:covered-table-cell/>
        </table:table-row>
        <table:table-row>
          <table:table-cell table:style-name="t20.A5" office:value-type="float" office:value="5700">
            <text:p text:style-name="P18">5700</text:p>
          </table:table-cell>
          <table:table-cell table:style-name="t20.B5" office:value-type="float" office:value="0">
            <text:p text:style-name="P24">0661</text:p>
          </table:table-cell>
          <table:table-cell table:style-name="t20.C5" office:value-type="string">
            <text:p text:style-name="P22">$20-52</text:p>
          </table:table-cell>
          <table:table-cell table:style-name="t20.C5" office:value-type="string">
            <text:p text:style-name="P22">$20-62</text:p>
          </table:table-cell>
          <table:table-cell table:style-name="t20.C5" office:value-type="string">
            <text:p text:style-name="P22">$20-72</text:p>
          </table:table-cell>
          <table:table-cell table:style-name="t20.C5" office:value-type="string">
            <text:p text:style-name="P22">$20-82</text:p>
          </table:table-cell>
          <table:table-cell table:style-name="t20.C5" office:value-type="string">
            <text:p text:style-name="P23">$20-02</text:p>
          </table:table-cell>
          <table:table-cell table:style-name="t20.C5" office:value-type="string">
            <text:p text:style-name="P22">$20-12</text:p>
          </table:table-cell>
          <table:table-cell table:style-name="t20.C5" office:value-type="string">
            <text:p text:style-name="P22">$20-22</text:p>
          </table:table-cell>
          <table:covered-table-cell/>
        </table:table-row>
        <table:table-row>
          <table:table-cell table:style-name="t20.A5" office:value-type="float" office:value="52000">
            <text:p text:style-name="P18">52000</text:p>
          </table:table-cell>
          <table:table-cell table:style-name="t20.B5" office:value-type="float" office:value="0">
            <text:p text:style-name="P24">0662</text:p>
          </table:table-cell>
          <table:table-cell table:style-name="t20.C5" office:value-type="string">
            <text:p text:style-name="P22">$20-53</text:p>
          </table:table-cell>
          <table:table-cell table:style-name="t20.C5" office:value-type="string">
            <text:p text:style-name="P22">$20-63</text:p>
          </table:table-cell>
          <table:table-cell table:style-name="t20.C5" office:value-type="string">
            <text:p text:style-name="P22">$20-73</text:p>
          </table:table-cell>
          <table:table-cell table:style-name="t20.C5" office:value-type="string">
            <text:p text:style-name="P22">$20-83</text:p>
          </table:table-cell>
          <table:table-cell table:style-name="t20.C5" office:value-type="string">
            <text:p text:style-name="P23">$20-03</text:p>
          </table:table-cell>
          <table:table-cell table:style-name="t20.C5" office:value-type="string">
            <text:p text:style-name="P22">$20-13</text:p>
          </table:table-cell>
          <table:table-cell table:style-name="t20.C5" office:value-type="string">
            <text:p text:style-name="P22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18">377100</text:p>
          </table:table-cell>
          <table:table-cell table:style-name="t20.B9" office:value-type="float" office:value="0">
            <text:p text:style-name="P24">15014</text:p>
          </table:table-cell>
          <table:table-cell table:style-name="t20.C9" office:value-type="string">
            <text:p text:style-name="P22">$20-54</text:p>
          </table:table-cell>
          <table:table-cell table:style-name="t20.C9" office:value-type="string">
            <text:p text:style-name="P22">$20-64</text:p>
          </table:table-cell>
          <table:table-cell table:style-name="t20.C9" office:value-type="string">
            <text:p text:style-name="P22">$20-74</text:p>
          </table:table-cell>
          <table:table-cell table:style-name="t20.C9" office:value-type="string">
            <text:p text:style-name="P22">$20-84</text:p>
          </table:table-cell>
          <table:table-cell table:style-name="t20.C9" office:value-type="string">
            <text:p text:style-name="P23">$20-04</text:p>
          </table:table-cell>
          <table:table-cell table:style-name="t20.C9" office:value-type="string">
            <text:p text:style-name="P22">$20-14</text:p>
          </table:table-cell>
          <table:table-cell table:style-name="t20.C9" office:value-type="string">
            <text:p text:style-name="P22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able:table-row table:style-name="t21.1">
          <table:table-cell table:style-name="t21.A1" table:number-columns-spanned="11" office:value-type="string">
            <text:p text:style-name="P36"><text:span text:style-name="T28">BDPS-02 </text:span><text:span text:style-name="T28">(</text:span><text:span text:style-name="T42"></text:span><text:span text:style-name="T2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7"><text:span text:style-name="T22">Dose rate at check point</text:span> <text:span text:style-name="T66">Ḣ</text:span><text:span text:style-name="T53">oi</text:span><text:span text:style-name="T82">(10)</text:span></text:p>
          </table:table-cell>
          <table:table-cell table:style-name="t21.B2" table:number-rows-spanned="3" office:value-type="string">
            <text:p text:style-name="P67">Radia-tion source <text:s/>number</text:p>
          </table:table-cell>
          <table:table-cell table:style-name="t21.B2" table:number-rows-spanned="3" office:value-type="string">
            <text:p text:style-name="P48"><text:span text:style-name="T22">Distan-ce to source</text:span>, </text:p>
            <text:p text:style-name="P49">R, сm</text:p>
          </table:table-cell>
          <table:table-cell table:style-name="t21.B2" table:number-columns-spanned="5" office:value-type="string">
            <text:p text:style-name="P41"><text:span text:style-name="T22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8"><text:span text:style-name="T71">Relative gamma radiation dose rate measure-ment</text:span> <text:span text:style-name="T22">error</text:span></text:p>
            <text:p text:style-name="P55"><text:span text:style-name="T67">θ</text:span><text:span text:style-name="T55">пр</text:span><text:span text:style-name="T57">i</text:span><text:span text:style-name="T64">,</text:span> %</text:p>
          </table:table-cell>
          <table:table-cell table:style-name="t21.B2" table:number-rows-spanned="3" office:value-type="string">
            <text:p text:style-name="P53"><text:span text:style-name="T22">Confidence limit of the intrinsic <text:s/>relative error</text:span> <text:span text:style-name="T69">Δ</text:span><text:span text:style-name="T61">i</text:span><text:span text:style-name="T22">,</text:span> % <text:span text:style-name="T22">during calibration</text:span></text:p>
          </table:table-cell>
          <table:table-cell table:style-name="t21.K2" table:number-rows-spanned="3" office:value-type="string">
            <text:p text:style-name="P50"><text:span text:style-name="T22">Limits of intrinsic relative error</text:span>, </text:p>
            <text:p text:style-name="P50">% </text:p>
            <text:p text:style-name="P51">not above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41"><text:span text:style-name="T22">Back-ground</text:span>, <text:span text:style-name="T23">nSv</text:span><text:span text:style-name="T49">/</text:span><text:span text:style-name="T23">h</text:span></text:p>
          </table:table-cell>
          <table:table-cell table:style-name="t21.D3" table:number-columns-spanned="3" office:value-type="string">
            <text:p text:style-name="P41"><text:span text:style-name="T22">Measured value</text:span> <text:span text:style-name="T66">Ḣ</text:span><text:span text:style-name="T48">*</text:span><text:span text:style-name="T53">i</text:span><text:span text:style-name="T82">(10)</text:span></text:p>
          </table:table-cell>
          <table:covered-table-cell/>
          <table:covered-table-cell/>
          <table:table-cell table:style-name="t21.D3" table:number-rows-spanned="2" office:value-type="string">
            <text:p text:style-name="P41"><text:span text:style-name="T22">Average value</text:span>, <text:span text:style-name="T23">H</text:span><text:span text:style-name="T53">i</text:span><text:span text:style-name="T82">(10)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42"><text:span text:style-name="T49">H</text:span><text:span text:style-name="T51">1</text:span></text:p>
          </table:table-cell>
          <table:table-cell table:style-name="t21.D3" office:value-type="string">
            <text:p text:style-name="P41"><text:span text:style-name="T23">H</text:span><text:span text:style-name="T51">2</text:span></text:p>
          </table:table-cell>
          <table:table-cell table:style-name="t21.D3" office:value-type="string">
            <text:p text:style-name="P41"><text:span text:style-name="T23">H</text:span><text:span text:style-name="T5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5">0,7 Sv/h</text:p>
          </table:table-cell>
          <table:table-cell table:style-name="t21.B5" office:value-type="string">
            <text:p text:style-name="P22">$21-30</text:p>
          </table:table-cell>
          <table:table-cell table:style-name="t21.B5" office:value-type="string">
            <text:p text:style-name="P22">$21-40</text:p>
          </table:table-cell>
          <table:table-cell table:style-name="t21.B5" office:value-type="string">
            <text:p text:style-name="P22">$21-50</text:p>
          </table:table-cell>
          <table:table-cell table:style-name="t21.B5" office:value-type="string">
            <text:p text:style-name="P22">$21-60</text:p>
          </table:table-cell>
          <table:table-cell table:style-name="t21.B5" office:value-type="string">
            <text:p text:style-name="P22">$21-70</text:p>
          </table:table-cell>
          <table:table-cell table:style-name="t21.B5" office:value-type="string">
            <text:p text:style-name="P22">$21-80</text:p>
          </table:table-cell>
          <table:table-cell table:style-name="t21.B5" office:value-type="string">
            <text:p text:style-name="P23">$21-00</text:p>
          </table:table-cell>
          <table:table-cell table:style-name="t21.B5" office:value-type="string">
            <text:p text:style-name="P22">$21-10</text:p>
          </table:table-cell>
          <table:table-cell table:style-name="t21.B5" office:value-type="string">
            <text:p text:style-name="P22">$21-20</text:p>
          </table:table-cell>
          <table:table-cell table:style-name="t21.K5" table:number-rows-spanned="6" office:value-type="string">
            <text:p text:style-name="P21">±<text:span text:style-name="T64">20</text:span></text:p>
          </table:table-cell>
        </table:table-row>
        <table:table-row>
          <table:table-cell table:style-name="t21.A5" office:value-type="string">
            <text:p text:style-name="P15">7 Sv/h</text:p>
          </table:table-cell>
          <table:table-cell table:style-name="t21.B5" office:value-type="string">
            <text:p text:style-name="P22">$21-31</text:p>
          </table:table-cell>
          <table:table-cell table:style-name="t21.B5" office:value-type="string">
            <text:p text:style-name="P22">$21-41</text:p>
          </table:table-cell>
          <table:table-cell table:style-name="t21.B5" office:value-type="string">
            <text:p text:style-name="P22">$21-51</text:p>
          </table:table-cell>
          <table:table-cell table:style-name="t21.B5" office:value-type="string">
            <text:p text:style-name="P22">$21-61</text:p>
          </table:table-cell>
          <table:table-cell table:style-name="t21.B5" office:value-type="string">
            <text:p text:style-name="P22">$21-71</text:p>
          </table:table-cell>
          <table:table-cell table:style-name="t21.B5" office:value-type="string">
            <text:p text:style-name="P22">$21-81</text:p>
          </table:table-cell>
          <table:table-cell table:style-name="t21.B5" office:value-type="string">
            <text:p text:style-name="P23">$21-01</text:p>
          </table:table-cell>
          <table:table-cell table:style-name="t21.B5" office:value-type="string">
            <text:p text:style-name="P22">$21-11</text:p>
          </table:table-cell>
          <table:table-cell table:style-name="t21.B5" office:value-type="string">
            <text:p text:style-name="P22">$21-21</text:p>
          </table:table-cell>
          <table:covered-table-cell/>
        </table:table-row>
        <table:table-row>
          <table:table-cell table:style-name="t21.A5" office:value-type="string">
            <text:p text:style-name="P15">70 Sv/h</text:p>
          </table:table-cell>
          <table:table-cell table:style-name="t21.B5" office:value-type="string">
            <text:p text:style-name="P22">$21-32</text:p>
          </table:table-cell>
          <table:table-cell table:style-name="t21.B5" office:value-type="string">
            <text:p text:style-name="P22">$21-42</text:p>
          </table:table-cell>
          <table:table-cell table:style-name="t21.B5" office:value-type="string">
            <text:p text:style-name="P22">$21-52</text:p>
          </table:table-cell>
          <table:table-cell table:style-name="t21.B5" office:value-type="string">
            <text:p text:style-name="P22">$21-62</text:p>
          </table:table-cell>
          <table:table-cell table:style-name="t21.B5" office:value-type="string">
            <text:p text:style-name="P22">$21-72</text:p>
          </table:table-cell>
          <table:table-cell table:style-name="t21.B5" office:value-type="string">
            <text:p text:style-name="P22">$21-82</text:p>
          </table:table-cell>
          <table:table-cell table:style-name="t21.B5" office:value-type="string">
            <text:p text:style-name="P23">$21-02</text:p>
          </table:table-cell>
          <table:table-cell table:style-name="t21.B5" office:value-type="string">
            <text:p text:style-name="P22">$21-12</text:p>
          </table:table-cell>
          <table:table-cell table:style-name="t21.B5" office:value-type="string">
            <text:p text:style-name="P22">$21-22</text:p>
          </table:table-cell>
          <table:covered-table-cell/>
        </table:table-row>
        <table:table-row>
          <table:table-cell table:style-name="t21.A5" office:value-type="string">
            <text:p text:style-name="P15">0.7 mSv/h</text:p>
          </table:table-cell>
          <table:table-cell table:style-name="t21.B5" office:value-type="string">
            <text:p text:style-name="P22">$21-33</text:p>
          </table:table-cell>
          <table:table-cell table:style-name="t21.B5" office:value-type="string">
            <text:p text:style-name="P22">$21-43</text:p>
          </table:table-cell>
          <table:table-cell table:style-name="t21.B5" office:value-type="string">
            <text:p text:style-name="P22">$21-53</text:p>
          </table:table-cell>
          <table:table-cell table:style-name="t21.B5" office:value-type="string">
            <text:p text:style-name="P22">$21-63</text:p>
          </table:table-cell>
          <table:table-cell table:style-name="t21.B5" office:value-type="string">
            <text:p text:style-name="P22">$21-73</text:p>
          </table:table-cell>
          <table:table-cell table:style-name="t21.B5" office:value-type="string">
            <text:p text:style-name="P22">$21-83</text:p>
          </table:table-cell>
          <table:table-cell table:style-name="t21.B5" office:value-type="string">
            <text:p text:style-name="P23">$21-03</text:p>
          </table:table-cell>
          <table:table-cell table:style-name="t21.B5" office:value-type="string">
            <text:p text:style-name="P22">$21-13</text:p>
          </table:table-cell>
          <table:table-cell table:style-name="t21.B5" office:value-type="string">
            <text:p text:style-name="P22">$21-23</text:p>
          </table:table-cell>
          <table:covered-table-cell/>
        </table:table-row>
        <table:table-row>
          <table:table-cell table:style-name="t21.A5" office:value-type="string">
            <text:p text:style-name="P15">7,0 mSv/h</text:p>
          </table:table-cell>
          <table:table-cell table:style-name="t21.B5" office:value-type="string">
            <text:p text:style-name="P22">$21-34</text:p>
          </table:table-cell>
          <table:table-cell table:style-name="t21.B5" office:value-type="string">
            <text:p text:style-name="P22">$21-44</text:p>
          </table:table-cell>
          <table:table-cell table:style-name="t21.B5" office:value-type="string">
            <text:p text:style-name="P22">$21-54</text:p>
          </table:table-cell>
          <table:table-cell table:style-name="t21.B5" office:value-type="string">
            <text:p text:style-name="P22">$21-64</text:p>
          </table:table-cell>
          <table:table-cell table:style-name="t21.B5" office:value-type="string">
            <text:p text:style-name="P22">$21-74</text:p>
          </table:table-cell>
          <table:table-cell table:style-name="t21.B5" office:value-type="string">
            <text:p text:style-name="P22">$21-84</text:p>
          </table:table-cell>
          <table:table-cell table:style-name="t21.B5" office:value-type="string">
            <text:p text:style-name="P23">$21-04</text:p>
          </table:table-cell>
          <table:table-cell table:style-name="t21.B5" office:value-type="string">
            <text:p text:style-name="P22">$21-14</text:p>
          </table:table-cell>
          <table:table-cell table:style-name="t21.B5" office:value-type="string">
            <text:p text:style-name="P22">$21-24</text:p>
          </table:table-cell>
          <table:covered-table-cell/>
        </table:table-row>
        <table:table-row>
          <table:table-cell table:style-name="t21.A10" office:value-type="string">
            <text:p text:style-name="P15">20 mSv/h</text:p>
          </table:table-cell>
          <table:table-cell table:style-name="t21.B10" office:value-type="string">
            <text:p text:style-name="P22">$21-3<text:span text:style-name="T22">5</text:span></text:p>
          </table:table-cell>
          <table:table-cell table:style-name="t21.B10" office:value-type="string">
            <text:p text:style-name="P22">$21-4<text:span text:style-name="T22">5</text:span></text:p>
          </table:table-cell>
          <table:table-cell table:style-name="t21.B10" office:value-type="string">
            <text:p text:style-name="P22">$21-5<text:span text:style-name="T22">5</text:span></text:p>
          </table:table-cell>
          <table:table-cell table:style-name="t21.B10" office:value-type="string">
            <text:p text:style-name="P22">$21-6<text:span text:style-name="T22">5</text:span></text:p>
          </table:table-cell>
          <table:table-cell table:style-name="t21.B10" office:value-type="string">
            <text:p text:style-name="P22">$21-7<text:span text:style-name="T22">5</text:span></text:p>
          </table:table-cell>
          <table:table-cell table:style-name="t21.B10" office:value-type="string">
            <text:p text:style-name="P22">$21-8<text:span text:style-name="T22">5</text:span></text:p>
          </table:table-cell>
          <table:table-cell table:style-name="t21.B10" office:value-type="string">
            <text:p text:style-name="P23">$21-05</text:p>
          </table:table-cell>
          <table:table-cell table:style-name="t21.B10" office:value-type="string">
            <text:p text:style-name="P22">$21-1<text:span text:style-name="T22">5</text:span></text:p>
          </table:table-cell>
          <table:table-cell table:style-name="t21.B10" office:value-type="string">
            <text:p text:style-name="P22">$21-2<text:span text:style-name="T22">5</text:span></text:p>
          </table:table-cell>
          <table:covered-table-cell/>
        </table:table-row>
      </table:table>
      <text:p text:style-name="P4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34">Calibrated by:</text:p>
          </table:table-cell>
          <table:table-cell table:style-name="Таблица1.A1" office:value-type="string">
            <text:p text:style-name="P32">$calibrat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A1" office:value-type="string">
            <text:p text:style-name="P38"/>
          </table:table-cell>
          <table:table-cell table:style-name="Таблица1.C2" office:value-type="string">
            <text:p text:style-name="P33">(signature)</text:p>
          </table:table-cell>
        </table:table-row>
        <table:table-row>
          <table:table-cell table:style-name="Таблица1.A1" office:value-type="string">
            <text:p text:style-name="P34">Technical control: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9"><text:s text:c="36"/></text:p>
          </table:table-cell>
        </table:table-row>
        <table:table-row>
          <table:table-cell table:style-name="Таблица1.A1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33">(signature)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2" svg:font-family="Symbol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 style:font-family-generic="roman"/>
    <style:font-face style:name="Arial3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><draw:frame draw:style-name="Mfr1" draw:name="Графический объект1" text:anchor-type="paragraph" svg:y="-0.4008in" svg:width="7.4807in" svg:height="1.3571in" draw:z-index="0"><draw:image xlink:href="Pictures/10000000000002F30000007DF49988BF.png" xlink:type="simple" xlink:show="embed" xlink:actuate="onLoad"/></draw:frame></text:p>
      </style:header>
      <style:footer>
        <text:p text:style-name="Standard"/>
      </style:footer>
    </style:master-page>
    <style:master-page style:name="Преобразование_20_1" style:display-name="Преобразование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0-25T11:32:41.42</dc:date>
    <meta:print-date>2019-04-03T15:18:00</meta:print-date>
    <meta:editing-cycles>102</meta:editing-cycles>
    <meta:editing-duration>PT8H34M38S</meta:editing-duration>
    <meta:generator>OpenOffice/4.1.6$Win32 OpenOffice.org_project/416m1$Build-9790</meta:generator>
    <meta:document-statistic meta:table-count="76" meta:image-count="1" meta:object-count="0" meta:page-count="11" meta:paragraph-count="1690" meta:word-count="3315" meta:character-count="17997"/>
  </office:meta>
</office:document-meta>
</file>